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" svg:font-family="'Lucida Sans'" style:font-pitch="variable"/>
    <style:font-face style:name="Luxi Sans1" svg:font-family="'Luxi Sans'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6528in"/>
    </style:style>
    <style:style style:name="co3" style:family="table-column">
      <style:table-column-properties fo:break-before="auto" style:column-width="0.7291in"/>
    </style:style>
    <style:style style:name="co4" style:family="table-column">
      <style:table-column-properties fo:break-before="auto" style:column-width="0.6854in"/>
    </style:style>
    <style:style style:name="co5" style:family="table-column">
      <style:table-column-properties fo:break-before="auto" style:column-width="0.6209in"/>
    </style:style>
    <style:style style:name="co6" style:family="table-column">
      <style:table-column-properties fo:break-before="auto" style:column-width="0.7508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7835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5882in"/>
    </style:style>
    <style:style style:name="co12" style:family="table-column">
      <style:table-column-properties fo:break-before="auto" style:column-width="0.6937in"/>
    </style:style>
    <style:style style:name="co13" style:family="table-column">
      <style:table-column-properties fo:break-before="auto" style:column-width="0.67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/>
    </style:style>
    <style:style style:name="ce9" style:family="table-cell" style:parent-style-name="Default" style:data-style-name="N107">
      <style:table-cell-properties fo:background-color="#ffffcc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 style:data-style-name="N1">
      <style:table-cell-properties fo:background-color="#ffffcc"/>
    </style:style>
    <style:style style:name="ce12" style:family="table-cell" style:parent-style-name="Default">
      <style:table-cell-properties fo:background-color="#ffffcc"/>
      <style:text-properties fo:font-weight="bold"/>
    </style:style>
    <style:style style:name="ce13" style:family="table-cell" style:parent-style-name="Default" style:data-style-name="N107"/>
  </office:automatic-styles>
  <office:body>
    <office:spreadsheet>
      <table:table table:name="Tes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number-columns-repeated="2" table:default-cell-style-name="ce7"/>
        <table:table-column table:style-name="co5" table:default-cell-style-name="ce9"/>
        <table:table-column table:style-name="co6" table:default-cell-style-name="ce10"/>
        <table:table-column table:style-name="co7" table:default-cell-style-name="ce11"/>
        <table:table-row table:style-name="ro1">
          <table:table-cell table:style-name="ce1" office:value-type="string">
            <text:p>Description</text:p>
          </table:table-cell>
          <table:table-cell table:style-name="ce4" office:value-type="string" table:number-columns-spanned="7" table:number-rows-spanned="1">
            <text:p>Unicast, Source and Destination untagged</text:p>
          </table:table-cell>
          <table:covered-table-cell table:number-columns-repeated="6" table:style-name="Default"/>
        </table:table-row>
        <table:table-row table:style-name="ro1">
          <table:table-cell table:style-name="ce1" office:value-type="string">
            <text:p>Packet size</text:p>
          </table:table-cell>
          <table:table-cell table:style-name="Default" office:value-type="float" office:value="64">
            <text:p>64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>
            <text:p>Packets Sent</text:p>
          </table:table-cell>
          <table:table-cell table:style-name="Default" office:value-type="float" office:value="1000000">
            <text:p>1000000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>
            <text:p>Test ID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2" office:value-type="string">
            <text:p>Delay (ns)</text:p>
          </table:table-cell>
          <table:table-cell table:style-name="ce5" office:value-type="string">
            <text:p>In PPS</text:p>
          </table:table-cell>
          <table:table-cell table:style-name="ce2" office:value-type="string">
            <text:p>Received</text:p>
          </table:table-cell>
          <table:table-cell table:style-name="ce2" office:value-type="string">
            <text:p>HwIntr%</text:p>
          </table:table-cell>
          <table:table-cell table:style-name="ce2" office:value-type="string">
            <text:p>SwIntr%</text:p>
          </table:table-cell>
          <table:table-cell table:style-name="ce8" office:value-type="string">
            <text:p>Loss%</text:p>
          </table:table-cell>
          <table:table-cell table:style-name="ce8" office:value-type="string">
            <text:p>Abs Loss</text:p>
          </table:table-cell>
          <table:table-cell table:style-name="ce8" office:value-type="string">
            <text:p>Out PPS</text:p>
          </table:table-cell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41224">
            <text:p>41224</text:p>
          </table:table-cell>
          <table:table-cell office:value-type="float" office:value="1000000">
            <text:p>1000000</text:p>
          </table:table-cell>
          <table:table-cell office:value-type="float" office:value="49.1">
            <text:p>49.1</text:p>
          </table:table-cell>
          <table:table-cell office:value-type="float" office:value="46.9">
            <text:p>46.9</text:p>
          </table:table-cell>
          <table:table-cell table:formula="oooc:=([.$B$3]-[.C8])/[.$B$3]*100" office:value-type="float" office:value="0">
            <text:p>0.0000</text:p>
          </table:table-cell>
          <table:table-cell table:formula="oooc:=[.$B$3]-[.C8]" office:value-type="float" office:value="0">
            <text:p>0</text:p>
          </table:table-cell>
          <table:table-cell table:formula="oooc:=[.C8]/[.$B$3]*[.B8]" office:value-type="float" office:value="41224">
            <text:p>41224</text:p>
          </table:table-cell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43006">
            <text:p>43006</text:p>
          </table:table-cell>
          <table:table-cell office:value-type="float" office:value="1000000">
            <text:p>1000000</text:p>
          </table:table-cell>
          <table:table-cell office:value-type="float" office:value="48.4">
            <text:p>48.4</text:p>
          </table:table-cell>
          <table:table-cell office:value-type="float" office:value="47.2">
            <text:p>47.2</text:p>
          </table:table-cell>
          <table:table-cell table:formula="oooc:=([.$B$3]-[.C9])/[.$B$3]*100" office:value-type="float" office:value="0">
            <text:p>0.0000</text:p>
          </table:table-cell>
          <table:table-cell table:formula="oooc:=[.$B$3]-[.C9]" office:value-type="float" office:value="0">
            <text:p>0</text:p>
          </table:table-cell>
          <table:table-cell table:formula="oooc:=[.C9]/[.$B$3]*[.B9]" office:value-type="float" office:value="43006">
            <text:p>43006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45000">
            <text:p>45000</text:p>
          </table:table-cell>
          <table:table-cell office:value-type="float" office:value="1000000">
            <text:p>1000000</text:p>
          </table:table-cell>
          <table:table-cell office:value-type="float" office:value="50.1">
            <text:p>50.1</text:p>
          </table:table-cell>
          <table:table-cell office:value-type="float" office:value="47.2">
            <text:p>47.2</text:p>
          </table:table-cell>
          <table:table-cell table:formula="oooc:=([.$B$3]-[.C10])/[.$B$3]*100" office:value-type="float" office:value="0">
            <text:p>0.0000</text:p>
          </table:table-cell>
          <table:table-cell table:formula="oooc:=[.$B$3]-[.C10]" office:value-type="float" office:value="0">
            <text:p>0</text:p>
          </table:table-cell>
          <table:table-cell table:formula="oooc:=[.C10]/[.$B$3]*[.B10]" office:value-type="float" office:value="45000">
            <text:p>45000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47054">
            <text:p>47054</text:p>
          </table:table-cell>
          <table:table-cell office:value-type="float" office:value="1000000">
            <text:p>1000000</text:p>
          </table:table-cell>
          <table:table-cell office:value-type="float" office:value="47.2">
            <text:p>47.2</text:p>
          </table:table-cell>
          <table:table-cell office:value-type="float" office:value="51.1">
            <text:p>51.1</text:p>
          </table:table-cell>
          <table:table-cell table:formula="oooc:=([.$B$3]-[.C11])/[.$B$3]*100" office:value-type="float" office:value="0">
            <text:p>0.0000</text:p>
          </table:table-cell>
          <table:table-cell table:formula="oooc:=[.$B$3]-[.C11]" office:value-type="float" office:value="0">
            <text:p>0</text:p>
          </table:table-cell>
          <table:table-cell table:formula="oooc:=[.C11]/[.$B$3]*[.B11]" office:value-type="float" office:value="47054">
            <text:p>47054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49076">
            <text:p>49076</text:p>
          </table:table-cell>
          <table:table-cell office:value-type="float" office:value="1000000">
            <text:p>1000000</text:p>
          </table:table-cell>
          <table:table-cell office:value-type="float" office:value="45.4">
            <text:p>45.4</text:p>
          </table:table-cell>
          <table:table-cell office:value-type="float" office:value="53.5">
            <text:p>53.5</text:p>
          </table:table-cell>
          <table:table-cell table:formula="oooc:=([.$B$3]-[.C12])/[.$B$3]*100" office:value-type="float" office:value="0">
            <text:p>0.0000</text:p>
          </table:table-cell>
          <table:table-cell table:formula="oooc:=[.$B$3]-[.C12]" office:value-type="float" office:value="0">
            <text:p>0</text:p>
          </table:table-cell>
          <table:table-cell table:formula="oooc:=[.C12]/[.$B$3]*[.B12]" office:value-type="float" office:value="49076">
            <text:p>49076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51767">
            <text:p>51767</text:p>
          </table:table-cell>
          <table:table-cell office:value-type="float" office:value="1000000">
            <text:p>1000000</text:p>
          </table:table-cell>
          <table:table-cell office:value-type="float" office:value="44.2">
            <text:p>44.2</text:p>
          </table:table-cell>
          <table:table-cell office:value-type="float" office:value="55.6">
            <text:p>55.6</text:p>
          </table:table-cell>
          <table:table-cell table:formula="oooc:=([.$B$3]-[.C13])/[.$B$3]*100" office:value-type="float" office:value="0">
            <text:p>0.0000</text:p>
          </table:table-cell>
          <table:table-cell table:formula="oooc:=[.$B$3]-[.C13]" office:value-type="float" office:value="0">
            <text:p>0</text:p>
          </table:table-cell>
          <table:table-cell table:formula="oooc:=[.C13]/[.$B$3]*[.B13]" office:value-type="float" office:value="51767">
            <text:p>51767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54390">
            <text:p>54390</text:p>
          </table:table-cell>
          <table:table-cell office:value-type="float" office:value="1000000">
            <text:p>1000000</text:p>
          </table:table-cell>
          <table:table-cell office:value-type="float" office:value="41.9">
            <text:p>41.9</text:p>
          </table:table-cell>
          <table:table-cell office:value-type="float" office:value="57.8">
            <text:p>57.8</text:p>
          </table:table-cell>
          <table:table-cell table:formula="oooc:=([.$B$3]-[.C14])/[.$B$3]*100" office:value-type="float" office:value="0">
            <text:p>0.0000</text:p>
          </table:table-cell>
          <table:table-cell table:formula="oooc:=[.$B$3]-[.C14]" office:value-type="float" office:value="0">
            <text:p>0</text:p>
          </table:table-cell>
          <table:table-cell table:formula="oooc:=[.C14]/[.$B$3]*[.B14]" office:value-type="float" office:value="54390">
            <text:p>54390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57523">
            <text:p>57523</text:p>
          </table:table-cell>
          <table:table-cell office:value-type="float" office:value="1000000">
            <text:p>1000000</text:p>
          </table:table-cell>
          <table:table-cell office:value-type="float" office:value="40.7">
            <text:p>40.7</text:p>
          </table:table-cell>
          <table:table-cell office:value-type="float" office:value="59.1">
            <text:p>59.1</text:p>
          </table:table-cell>
          <table:table-cell table:formula="oooc:=([.$B$3]-[.C15])/[.$B$3]*100" office:value-type="float" office:value="0">
            <text:p>0.0000</text:p>
          </table:table-cell>
          <table:table-cell table:formula="oooc:=[.$B$3]-[.C15]" office:value-type="float" office:value="0">
            <text:p>0</text:p>
          </table:table-cell>
          <table:table-cell table:formula="oooc:=[.C15]/[.$B$3]*[.B15]" office:value-type="float" office:value="57523">
            <text:p>57523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60853">
            <text:p>60853</text:p>
          </table:table-cell>
          <table:table-cell office:value-type="float" office:value="1000000">
            <text:p>1000000</text:p>
          </table:table-cell>
          <table:table-cell office:value-type="float" office:value="38.4">
            <text:p>38.4</text:p>
          </table:table-cell>
          <table:table-cell office:value-type="float" office:value="61.2">
            <text:p>61.2</text:p>
          </table:table-cell>
          <table:table-cell table:formula="oooc:=([.$B$3]-[.C16])/[.$B$3]*100" office:value-type="float" office:value="0">
            <text:p>0.0000</text:p>
          </table:table-cell>
          <table:table-cell table:formula="oooc:=[.$B$3]-[.C16]" office:value-type="float" office:value="0">
            <text:p>0</text:p>
          </table:table-cell>
          <table:table-cell table:formula="oooc:=[.C16]/[.$B$3]*[.B16]" office:value-type="float" office:value="60853">
            <text:p>60853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64770">
            <text:p>64770</text:p>
          </table:table-cell>
          <table:table-cell office:value-type="float" office:value="999967">
            <text:p>999967</text:p>
          </table:table-cell>
          <table:table-cell office:value-type="float" office:value="36.3">
            <text:p>36.3</text:p>
          </table:table-cell>
          <table:table-cell office:value-type="float" office:value="63.5">
            <text:p>63.5</text:p>
          </table:table-cell>
          <table:table-cell table:formula="oooc:=([.$B$3]-[.C17])/[.$B$3]*100" office:value-type="float" office:value="0.0033">
            <text:p>0.0033</text:p>
          </table:table-cell>
          <table:table-cell table:formula="oooc:=[.$B$3]-[.C17]" office:value-type="float" office:value="33">
            <text:p>33</text:p>
          </table:table-cell>
          <table:table-cell table:formula="oooc:=[.C17]/[.$B$3]*[.B17]" office:value-type="float" office:value="64767.86259">
            <text:p>64768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69138">
            <text:p>69138</text:p>
          </table:table-cell>
          <table:table-cell office:value-type="float" office:value="999997">
            <text:p>999997</text:p>
          </table:table-cell>
          <table:table-cell office:value-type="float" office:value="34.6">
            <text:p>34.6</text:p>
          </table:table-cell>
          <table:table-cell office:value-type="float" office:value="65.2">
            <text:p>65.2</text:p>
          </table:table-cell>
          <table:table-cell table:formula="oooc:=([.$B$3]-[.C18])/[.$B$3]*100" office:value-type="float" office:value="0.0003">
            <text:p>0.0003</text:p>
          </table:table-cell>
          <table:table-cell table:formula="oooc:=[.$B$3]-[.C18]" office:value-type="float" office:value="3">
            <text:p>3</text:p>
          </table:table-cell>
          <table:table-cell table:formula="oooc:=[.C18]/[.$B$3]*[.B18]" office:value-type="float" office:value="69137.792586">
            <text:p>69138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74176">
            <text:p>74176</text:p>
          </table:table-cell>
          <table:table-cell office:value-type="float" office:value="1000000">
            <text:p>1000000</text:p>
          </table:table-cell>
          <table:table-cell office:value-type="float" office:value="31.5">
            <text:p>31.5</text:p>
          </table:table-cell>
          <table:table-cell office:value-type="float" office:value="68.5">
            <text:p>68.5</text:p>
          </table:table-cell>
          <table:table-cell table:formula="oooc:=([.$B$3]-[.C19])/[.$B$3]*100" office:value-type="float" office:value="0">
            <text:p>0.0000</text:p>
          </table:table-cell>
          <table:table-cell table:formula="oooc:=[.$B$3]-[.C19]" office:value-type="float" office:value="0">
            <text:p>0</text:p>
          </table:table-cell>
          <table:table-cell table:formula="oooc:=[.C19]/[.$B$3]*[.B19]" office:value-type="float" office:value="74176">
            <text:p>7417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9975">
            <text:p>79975</text:p>
          </table:table-cell>
          <table:table-cell office:value-type="float" office:value="1000000">
            <text:p>1000000</text:p>
          </table:table-cell>
          <table:table-cell office:value-type="float" office:value="28.3">
            <text:p>28.3</text:p>
          </table:table-cell>
          <table:table-cell office:value-type="float" office:value="71.5">
            <text:p>71.5</text:p>
          </table:table-cell>
          <table:table-cell table:formula="oooc:=([.$B$3]-[.C20])/[.$B$3]*100" office:value-type="float" office:value="0">
            <text:p>0.0000</text:p>
          </table:table-cell>
          <table:table-cell table:formula="oooc:=[.$B$3]-[.C20]" office:value-type="float" office:value="0">
            <text:p>0</text:p>
          </table:table-cell>
          <table:table-cell table:formula="oooc:=[.C20]/[.$B$3]*[.B20]" office:value-type="float" office:value="79975">
            <text:p>79975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6679">
            <text:p>86679</text:p>
          </table:table-cell>
          <table:table-cell office:value-type="float" office:value="999975">
            <text:p>999975</text:p>
          </table:table-cell>
          <table:table-cell office:value-type="float" office:value="25.3">
            <text:p>25.3</text:p>
          </table:table-cell>
          <table:table-cell office:value-type="float" office:value="74.5">
            <text:p>74.5</text:p>
          </table:table-cell>
          <table:table-cell table:formula="oooc:=([.$B$3]-[.C21])/[.$B$3]*100" office:value-type="float" office:value="0.0025">
            <text:p>0.0025</text:p>
          </table:table-cell>
          <table:table-cell table:formula="oooc:=[.$B$3]-[.C21]" office:value-type="float" office:value="25">
            <text:p>25</text:p>
          </table:table-cell>
          <table:table-cell table:formula="oooc:=[.C21]/[.$B$3]*[.B21]" office:value-type="float" office:value="86676.833025">
            <text:p>86677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5723">
            <text:p>95723</text:p>
          </table:table-cell>
          <table:table-cell office:value-type="float" office:value="999318">
            <text:p>999318</text:p>
          </table:table-cell>
          <table:table-cell office:value-type="float" office:value="20.3">
            <text:p>20.3</text:p>
          </table:table-cell>
          <table:table-cell office:value-type="float" office:value="79.7">
            <text:p>79.7</text:p>
          </table:table-cell>
          <table:table-cell table:formula="oooc:=([.$B$3]-[.C22])/[.$B$3]*100" office:value-type="float" office:value="0.0682">
            <text:p>0.0682</text:p>
          </table:table-cell>
          <table:table-cell table:formula="oooc:=[.$B$3]-[.C22]" office:value-type="float" office:value="682">
            <text:p>682</text:p>
          </table:table-cell>
          <table:table-cell table:formula="oooc:=[.C22]/[.$B$3]*[.B22]" office:value-type="float" office:value="95657.716914">
            <text:p>95658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06182">
            <text:p>106182</text:p>
          </table:table-cell>
          <table:table-cell office:value-type="float" office:value="999042">
            <text:p>999042</text:p>
          </table:table-cell>
          <table:table-cell office:value-type="float" office:value="13.8">
            <text:p>13.8</text:p>
          </table:table-cell>
          <table:table-cell office:value-type="float" office:value="86.2">
            <text:p>86.2</text:p>
          </table:table-cell>
          <table:table-cell table:formula="oooc:=([.$B$3]-[.C23])/[.$B$3]*100" office:value-type="float" office:value="0.0958">
            <text:p>0.0958</text:p>
          </table:table-cell>
          <table:table-cell table:formula="oooc:=[.$B$3]-[.C23]" office:value-type="float" office:value="958">
            <text:p>958</text:p>
          </table:table-cell>
          <table:table-cell table:formula="oooc:=[.C23]/[.$B$3]*[.B23]" office:value-type="float" office:value="106080.277644">
            <text:p>10608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8784">
            <text:p>118784</text:p>
          </table:table-cell>
          <table:table-cell office:value-type="float" office:value="955570">
            <text:p>955570</text:p>
          </table:table-cell>
          <table:table-cell office:value-type="float" office:value="0.6">
            <text:p>0.6</text:p>
          </table:table-cell>
          <table:table-cell office:value-type="float" office:value="99">
            <text:p>99.0</text:p>
          </table:table-cell>
          <table:table-cell table:formula="oooc:=([.$B$3]-[.C24])/[.$B$3]*100" office:value-type="float" office:value="4.443">
            <text:p>4.4430</text:p>
          </table:table-cell>
          <table:table-cell table:formula="oooc:=[.$B$3]-[.C24]" office:value-type="float" office:value="44430">
            <text:p>44430</text:p>
          </table:table-cell>
          <table:table-cell table:formula="oooc:=[.C24]/[.$B$3]*[.B24]" office:value-type="float" office:value="113506.42688">
            <text:p>113506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34144">
            <text:p>134144</text:p>
          </table:table-cell>
          <table:table-cell office:value-type="float" office:value="826955">
            <text:p>826955</text:p>
          </table:table-cell>
          <table:table-cell office:value-type="float" office:value="9.3">
            <text:p>9.3</text:p>
          </table:table-cell>
          <table:table-cell office:value-type="float" office:value="90.7">
            <text:p>90.7</text:p>
          </table:table-cell>
          <table:table-cell table:formula="oooc:=([.$B$3]-[.C25])/[.$B$3]*100" office:value-type="float" office:value="17.3045">
            <text:p>17.3045</text:p>
          </table:table-cell>
          <table:table-cell table:formula="oooc:=[.$B$3]-[.C25]" office:value-type="float" office:value="173045">
            <text:p>173045</text:p>
          </table:table-cell>
          <table:table-cell table:formula="oooc:=[.C25]/[.$B$3]*[.B25]" office:value-type="float" office:value="110931.05152">
            <text:p>110931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42068">
            <text:p>142068</text:p>
          </table:table-cell>
          <table:table-cell office:value-type="float" office:value="766293">
            <text:p>766293</text:p>
          </table:table-cell>
          <table:table-cell office:value-type="float" office:value="8.9">
            <text:p>8.9</text:p>
          </table:table-cell>
          <table:table-cell office:value-type="float" office:value="90.7">
            <text:p>90.7</text:p>
          </table:table-cell>
          <table:table-cell table:formula="oooc:=([.$B$3]-[.C26])/[.$B$3]*100" office:value-type="float" office:value="23.3707">
            <text:p>23.3707</text:p>
          </table:table-cell>
          <table:table-cell table:formula="oooc:=[.$B$3]-[.C26]" office:value-type="float" office:value="233707">
            <text:p>233707</text:p>
          </table:table-cell>
          <table:table-cell table:formula="oooc:=[.C26]/[.$B$3]*[.B26]" office:value-type="float" office:value="108865.713924">
            <text:p>108866</text:p>
          </table:table-cell>
        </table:table-row>
      </table:table>
      <table:table table:name="Test2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number-columns-repeated="2" table:default-cell-style-name="ce7"/>
        <table:table-column table:style-name="co5" table:default-cell-style-name="ce9"/>
        <table:table-column table:style-name="co6" table:default-cell-style-name="ce10"/>
        <table:table-column table:style-name="co7" table:default-cell-style-name="ce11"/>
        <table:table-row table:style-name="ro1">
          <table:table-cell table:style-name="ce1" office:value-type="string">
            <text:p>Description</text:p>
          </table:table-cell>
          <table:table-cell table:style-name="ce4" office:value-type="string" table:number-columns-spanned="7" table:number-rows-spanned="1">
            <text:p>Unicast, Source untagged, Destination tagged</text:p>
          </table:table-cell>
          <table:covered-table-cell table:number-columns-repeated="6" table:style-name="Default"/>
        </table:table-row>
        <table:table-row table:style-name="ro1">
          <table:table-cell table:style-name="ce1" office:value-type="string">
            <text:p>Packet size</text:p>
          </table:table-cell>
          <table:table-cell table:style-name="Default" office:value-type="float" office:value="64">
            <text:p>64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>
            <text:p>Packets Sent</text:p>
          </table:table-cell>
          <table:table-cell table:style-name="Default" office:value-type="float" office:value="1000000">
            <text:p>1000000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>
            <text:p>Test ID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2" office:value-type="string">
            <text:p>Delay (ns)</text:p>
          </table:table-cell>
          <table:table-cell table:style-name="ce5" office:value-type="string">
            <text:p>In PPS</text:p>
          </table:table-cell>
          <table:table-cell table:style-name="ce2" office:value-type="string">
            <text:p>Received</text:p>
          </table:table-cell>
          <table:table-cell table:style-name="ce2" office:value-type="string">
            <text:p>HwIntr%</text:p>
          </table:table-cell>
          <table:table-cell table:style-name="ce2" office:value-type="string">
            <text:p>SwIntr%</text:p>
          </table:table-cell>
          <table:table-cell table:style-name="ce8" office:value-type="string">
            <text:p>Loss%</text:p>
          </table:table-cell>
          <table:table-cell table:style-name="ce8" office:value-type="string">
            <text:p>Abs Loss</text:p>
          </table:table-cell>
          <table:table-cell table:style-name="ce8" office:value-type="string">
            <text:p>Out PPS</text:p>
          </table:table-cell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41225">
            <text:p>41225</text:p>
          </table:table-cell>
          <table:table-cell office:value-type="float" office:value="1000000">
            <text:p>1000000</text:p>
          </table:table-cell>
          <table:table-cell office:value-type="float" office:value="37.2">
            <text:p>37.2</text:p>
          </table:table-cell>
          <table:table-cell office:value-type="float" office:value="61.5">
            <text:p>61.5</text:p>
          </table:table-cell>
          <table:table-cell table:formula="oooc:=([.$B$3]-[.C8])/[.$B$3]*100" office:value-type="float" office:value="0">
            <text:p>0.0000</text:p>
          </table:table-cell>
          <table:table-cell table:formula="oooc:=[.$B$3]-[.C8]" office:value-type="float" office:value="0">
            <text:p>0</text:p>
          </table:table-cell>
          <table:table-cell table:formula="oooc:=[.C8]/[.$B$3]*[.B8]" office:value-type="float" office:value="41225">
            <text:p>41225</text:p>
          </table:table-cell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43009">
            <text:p>43009</text:p>
          </table:table-cell>
          <table:table-cell office:value-type="float" office:value="1000000">
            <text:p>1000000</text:p>
          </table:table-cell>
          <table:table-cell office:value-type="float" office:value="36.8">
            <text:p>36.8</text:p>
          </table:table-cell>
          <table:table-cell office:value-type="float" office:value="63.1">
            <text:p>63.1</text:p>
          </table:table-cell>
          <table:table-cell table:formula="oooc:=([.$B$3]-[.C9])/[.$B$3]*100" office:value-type="float" office:value="0">
            <text:p>0.0000</text:p>
          </table:table-cell>
          <table:table-cell table:formula="oooc:=[.$B$3]-[.C9]" office:value-type="float" office:value="0">
            <text:p>0</text:p>
          </table:table-cell>
          <table:table-cell table:formula="oooc:=[.C9]/[.$B$3]*[.B9]" office:value-type="float" office:value="43009">
            <text:p>43009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45001">
            <text:p>45001</text:p>
          </table:table-cell>
          <table:table-cell office:value-type="float" office:value="1000000">
            <text:p>1000000</text:p>
          </table:table-cell>
          <table:table-cell office:value-type="float" office:value="34.6">
            <text:p>34.6</text:p>
          </table:table-cell>
          <table:table-cell office:value-type="float" office:value="64.4">
            <text:p>64.4</text:p>
          </table:table-cell>
          <table:table-cell table:formula="oooc:=([.$B$3]-[.C10])/[.$B$3]*100" office:value-type="float" office:value="0">
            <text:p>0.0000</text:p>
          </table:table-cell>
          <table:table-cell table:formula="oooc:=[.$B$3]-[.C10]" office:value-type="float" office:value="0">
            <text:p>0</text:p>
          </table:table-cell>
          <table:table-cell table:formula="oooc:=[.C10]/[.$B$3]*[.B10]" office:value-type="float" office:value="45001">
            <text:p>45001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47055">
            <text:p>47055</text:p>
          </table:table-cell>
          <table:table-cell office:value-type="float" office:value="1000000">
            <text:p>1000000</text:p>
          </table:table-cell>
          <table:table-cell office:value-type="float" office:value="33">
            <text:p>33.0</text:p>
          </table:table-cell>
          <table:table-cell office:value-type="float" office:value="67">
            <text:p>67.0</text:p>
          </table:table-cell>
          <table:table-cell table:formula="oooc:=([.$B$3]-[.C11])/[.$B$3]*100" office:value-type="float" office:value="0">
            <text:p>0.0000</text:p>
          </table:table-cell>
          <table:table-cell table:formula="oooc:=[.$B$3]-[.C11]" office:value-type="float" office:value="0">
            <text:p>0</text:p>
          </table:table-cell>
          <table:table-cell table:formula="oooc:=[.C11]/[.$B$3]*[.B11]" office:value-type="float" office:value="47055">
            <text:p>47055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49076">
            <text:p>49076</text:p>
          </table:table-cell>
          <table:table-cell office:value-type="float" office:value="1000000">
            <text:p>1000000</text:p>
          </table:table-cell>
          <table:table-cell office:value-type="float" office:value="30.4">
            <text:p>30.4</text:p>
          </table:table-cell>
          <table:table-cell office:value-type="float" office:value="69.6">
            <text:p>69.6</text:p>
          </table:table-cell>
          <table:table-cell table:formula="oooc:=([.$B$3]-[.C12])/[.$B$3]*100" office:value-type="float" office:value="0">
            <text:p>0.0000</text:p>
          </table:table-cell>
          <table:table-cell table:formula="oooc:=[.$B$3]-[.C12]" office:value-type="float" office:value="0">
            <text:p>0</text:p>
          </table:table-cell>
          <table:table-cell table:formula="oooc:=[.C12]/[.$B$3]*[.B12]" office:value-type="float" office:value="49076">
            <text:p>49076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51771">
            <text:p>51771</text:p>
          </table:table-cell>
          <table:table-cell office:value-type="float" office:value="1000000">
            <text:p>1000000</text:p>
          </table:table-cell>
          <table:table-cell office:value-type="float" office:value="29.3">
            <text:p>29.3</text:p>
          </table:table-cell>
          <table:table-cell office:value-type="float" office:value="70.7">
            <text:p>70.7</text:p>
          </table:table-cell>
          <table:table-cell table:formula="oooc:=([.$B$3]-[.C13])/[.$B$3]*100" office:value-type="float" office:value="0">
            <text:p>0.0000</text:p>
          </table:table-cell>
          <table:table-cell table:formula="oooc:=[.$B$3]-[.C13]" office:value-type="float" office:value="0">
            <text:p>0</text:p>
          </table:table-cell>
          <table:table-cell table:formula="oooc:=[.C13]/[.$B$3]*[.B13]" office:value-type="float" office:value="51771">
            <text:p>51771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54388">
            <text:p>54388</text:p>
          </table:table-cell>
          <table:table-cell office:value-type="float" office:value="1000000">
            <text:p>1000000</text:p>
          </table:table-cell>
          <table:table-cell office:value-type="float" office:value="27.9">
            <text:p>27.9</text:p>
          </table:table-cell>
          <table:table-cell office:value-type="float" office:value="72.1">
            <text:p>72.1</text:p>
          </table:table-cell>
          <table:table-cell table:formula="oooc:=([.$B$3]-[.C14])/[.$B$3]*100" office:value-type="float" office:value="0">
            <text:p>0.0000</text:p>
          </table:table-cell>
          <table:table-cell table:formula="oooc:=[.$B$3]-[.C14]" office:value-type="float" office:value="0">
            <text:p>0</text:p>
          </table:table-cell>
          <table:table-cell table:formula="oooc:=[.C14]/[.$B$3]*[.B14]" office:value-type="float" office:value="54388">
            <text:p>54388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57522">
            <text:p>57522</text:p>
          </table:table-cell>
          <table:table-cell office:value-type="float" office:value="1000000">
            <text:p>1000000</text:p>
          </table:table-cell>
          <table:table-cell office:value-type="float" office:value="25.2">
            <text:p>25.2</text:p>
          </table:table-cell>
          <table:table-cell office:value-type="float" office:value="74.5">
            <text:p>74.5</text:p>
          </table:table-cell>
          <table:table-cell table:formula="oooc:=([.$B$3]-[.C15])/[.$B$3]*100" office:value-type="float" office:value="0">
            <text:p>0.0000</text:p>
          </table:table-cell>
          <table:table-cell table:formula="oooc:=[.$B$3]-[.C15]" office:value-type="float" office:value="0">
            <text:p>0</text:p>
          </table:table-cell>
          <table:table-cell table:formula="oooc:=[.C15]/[.$B$3]*[.B15]" office:value-type="float" office:value="57522">
            <text:p>57522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60845">
            <text:p>60845</text:p>
          </table:table-cell>
          <table:table-cell office:value-type="float" office:value="999957">
            <text:p>999957</text:p>
          </table:table-cell>
          <table:table-cell office:value-type="float" office:value="23.4">
            <text:p>23.4</text:p>
          </table:table-cell>
          <table:table-cell office:value-type="float" office:value="76.3">
            <text:p>76.3</text:p>
          </table:table-cell>
          <table:table-cell table:formula="oooc:=([.$B$3]-[.C16])/[.$B$3]*100" office:value-type="float" office:value="0.0043">
            <text:p>0.0043</text:p>
          </table:table-cell>
          <table:table-cell table:formula="oooc:=[.$B$3]-[.C16]" office:value-type="float" office:value="43">
            <text:p>43</text:p>
          </table:table-cell>
          <table:table-cell table:formula="oooc:=[.C16]/[.$B$3]*[.B16]" office:value-type="float" office:value="60842.383665">
            <text:p>60842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64770">
            <text:p>64770</text:p>
          </table:table-cell>
          <table:table-cell office:value-type="float" office:value="999801">
            <text:p>999801</text:p>
          </table:table-cell>
          <table:table-cell office:value-type="float" office:value="19.8">
            <text:p>19.8</text:p>
          </table:table-cell>
          <table:table-cell office:value-type="float" office:value="80.2">
            <text:p>80.2</text:p>
          </table:table-cell>
          <table:table-cell table:formula="oooc:=([.$B$3]-[.C17])/[.$B$3]*100" office:value-type="float" office:value="0.0199">
            <text:p>0.0199</text:p>
          </table:table-cell>
          <table:table-cell table:formula="oooc:=[.$B$3]-[.C17]" office:value-type="float" office:value="199">
            <text:p>199</text:p>
          </table:table-cell>
          <table:table-cell table:formula="oooc:=[.C17]/[.$B$3]*[.B17]" office:value-type="float" office:value="64757.11077">
            <text:p>64757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69147">
            <text:p>69147</text:p>
          </table:table-cell>
          <table:table-cell office:value-type="float" office:value="999592">
            <text:p>999592</text:p>
          </table:table-cell>
          <table:table-cell office:value-type="float" office:value="16.7">
            <text:p>16.7</text:p>
          </table:table-cell>
          <table:table-cell office:value-type="float" office:value="83">
            <text:p>83.0</text:p>
          </table:table-cell>
          <table:table-cell table:formula="oooc:=([.$B$3]-[.C18])/[.$B$3]*100" office:value-type="float" office:value="0.0408">
            <text:p>0.0408</text:p>
          </table:table-cell>
          <table:table-cell table:formula="oooc:=[.$B$3]-[.C18]" office:value-type="float" office:value="408">
            <text:p>408</text:p>
          </table:table-cell>
          <table:table-cell table:formula="oooc:=[.C18]/[.$B$3]*[.B18]" office:value-type="float" office:value="69118.788024">
            <text:p>69119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74188">
            <text:p>74188</text:p>
          </table:table-cell>
          <table:table-cell office:value-type="float" office:value="999363">
            <text:p>999363</text:p>
          </table:table-cell>
          <table:table-cell office:value-type="float" office:value="12.2">
            <text:p>12.2</text:p>
          </table:table-cell>
          <table:table-cell office:value-type="float" office:value="87.8">
            <text:p>87.8</text:p>
          </table:table-cell>
          <table:table-cell table:formula="oooc:=([.$B$3]-[.C19])/[.$B$3]*100" office:value-type="float" office:value="0.0637">
            <text:p>0.0637</text:p>
          </table:table-cell>
          <table:table-cell table:formula="oooc:=[.$B$3]-[.C19]" office:value-type="float" office:value="637">
            <text:p>637</text:p>
          </table:table-cell>
          <table:table-cell table:formula="oooc:=[.C19]/[.$B$3]*[.B19]" office:value-type="float" office:value="74140.742244">
            <text:p>74141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9958">
            <text:p>79958</text:p>
          </table:table-cell>
          <table:table-cell office:value-type="float" office:value="999270">
            <text:p>999270</text:p>
          </table:table-cell>
          <table:table-cell office:value-type="float" office:value="9.1">
            <text:p>9.1</text:p>
          </table:table-cell>
          <table:table-cell office:value-type="float" office:value="90.3">
            <text:p>90.3</text:p>
          </table:table-cell>
          <table:table-cell table:formula="oooc:=([.$B$3]-[.C20])/[.$B$3]*100" office:value-type="float" office:value="0.073">
            <text:p>0.0730</text:p>
          </table:table-cell>
          <table:table-cell table:formula="oooc:=[.$B$3]-[.C20]" office:value-type="float" office:value="730">
            <text:p>730</text:p>
          </table:table-cell>
          <table:table-cell table:formula="oooc:=[.C20]/[.$B$3]*[.B20]" office:value-type="float" office:value="79899.63066">
            <text:p>799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6673">
            <text:p>86673</text:p>
          </table:table-cell>
          <table:table-cell office:value-type="float" office:value="999273">
            <text:p>999273</text:p>
          </table:table-cell>
          <table:table-cell office:value-type="float" office:value="5.4">
            <text:p>5.4</text:p>
          </table:table-cell>
          <table:table-cell office:value-type="float" office:value="94.3">
            <text:p>94.3</text:p>
          </table:table-cell>
          <table:table-cell table:formula="oooc:=([.$B$3]-[.C21])/[.$B$3]*100" office:value-type="float" office:value="0.0727">
            <text:p>0.0727</text:p>
          </table:table-cell>
          <table:table-cell table:formula="oooc:=[.$B$3]-[.C21]" office:value-type="float" office:value="727">
            <text:p>727</text:p>
          </table:table-cell>
          <table:table-cell table:formula="oooc:=[.C21]/[.$B$3]*[.B21]" office:value-type="float" office:value="86609.988729">
            <text:p>8661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5651">
            <text:p>95651</text:p>
          </table:table-cell>
          <table:table-cell office:value-type="float" office:value="993160">
            <text:p>993160</text:p>
          </table:table-cell>
          <table:table-cell office:value-type="float" office:value="0.3">
            <text:p>0.3</text:p>
          </table:table-cell>
          <table:table-cell office:value-type="float" office:value="99.7">
            <text:p>99.7</text:p>
          </table:table-cell>
          <table:table-cell table:formula="oooc:=([.$B$3]-[.C22])/[.$B$3]*100" office:value-type="float" office:value="0.684">
            <text:p>0.6840</text:p>
          </table:table-cell>
          <table:table-cell table:formula="oooc:=[.$B$3]-[.C22]" office:value-type="float" office:value="6840">
            <text:p>6840</text:p>
          </table:table-cell>
          <table:table-cell table:formula="oooc:=[.C22]/[.$B$3]*[.B22]" office:value-type="float" office:value="94996.74716">
            <text:p>94997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06165">
            <text:p>106165</text:p>
          </table:table-cell>
          <table:table-cell office:value-type="float" office:value="896137">
            <text:p>896137</text:p>
          </table:table-cell>
          <table:table-cell office:value-type="float" office:value="1.6">
            <text:p>1.6</text:p>
          </table:table-cell>
          <table:table-cell office:value-type="float" office:value="97.9">
            <text:p>97.9</text:p>
          </table:table-cell>
          <table:table-cell table:formula="oooc:=([.$B$3]-[.C23])/[.$B$3]*100" office:value-type="float" office:value="10.3863">
            <text:p>10.3863</text:p>
          </table:table-cell>
          <table:table-cell table:formula="oooc:=[.$B$3]-[.C23]" office:value-type="float" office:value="103863">
            <text:p>103863</text:p>
          </table:table-cell>
          <table:table-cell table:formula="oooc:=[.C23]/[.$B$3]*[.B23]" office:value-type="float" office:value="95138.384605">
            <text:p>95138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8759">
            <text:p>118759</text:p>
          </table:table-cell>
          <table:table-cell office:value-type="float" office:value="801146">
            <text:p>801146</text:p>
          </table:table-cell>
          <table:table-cell office:value-type="float" office:value="1.6">
            <text:p>1.6</text:p>
          </table:table-cell>
          <table:table-cell office:value-type="float" office:value="97.9">
            <text:p>97.9</text:p>
          </table:table-cell>
          <table:table-cell table:formula="oooc:=([.$B$3]-[.C24])/[.$B$3]*100" office:value-type="float" office:value="19.8854">
            <text:p>19.8854</text:p>
          </table:table-cell>
          <table:table-cell table:formula="oooc:=[.$B$3]-[.C24]" office:value-type="float" office:value="198854">
            <text:p>198854</text:p>
          </table:table-cell>
          <table:table-cell table:formula="oooc:=[.C24]/[.$B$3]*[.B24]" office:value-type="float" office:value="95143.297814">
            <text:p>9514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34116">
            <text:p>134116</text:p>
          </table:table-cell>
          <table:table-cell office:value-type="float" office:value="701882">
            <text:p>701882</text:p>
          </table:table-cell>
          <table:table-cell office:value-type="float" office:value="1.3">
            <text:p>1.3</text:p>
          </table:table-cell>
          <table:table-cell office:value-type="float" office:value="98.5">
            <text:p>98.5</text:p>
          </table:table-cell>
          <table:table-cell table:formula="oooc:=([.$B$3]-[.C25])/[.$B$3]*100" office:value-type="float" office:value="29.8118">
            <text:p>29.8118</text:p>
          </table:table-cell>
          <table:table-cell table:formula="oooc:=[.$B$3]-[.C25]" office:value-type="float" office:value="298118">
            <text:p>298118</text:p>
          </table:table-cell>
          <table:table-cell table:formula="oooc:=[.C25]/[.$B$3]*[.B25]" office:value-type="float" office:value="94133.606312">
            <text:p>94134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42067">
            <text:p>142067</text:p>
          </table:table-cell>
          <table:table-cell office:value-type="float" office:value="658328">
            <text:p>658328</text:p>
          </table:table-cell>
          <table:table-cell office:value-type="float" office:value="1.1">
            <text:p>1.1</text:p>
          </table:table-cell>
          <table:table-cell office:value-type="float" office:value="98.4">
            <text:p>98.4</text:p>
          </table:table-cell>
          <table:table-cell table:formula="oooc:=([.$B$3]-[.C26])/[.$B$3]*100" office:value-type="float" office:value="34.1672">
            <text:p>34.1672</text:p>
          </table:table-cell>
          <table:table-cell table:formula="oooc:=[.$B$3]-[.C26]" office:value-type="float" office:value="341672">
            <text:p>341672</text:p>
          </table:table-cell>
          <table:table-cell table:formula="oooc:=[.C26]/[.$B$3]*[.B26]" office:value-type="float" office:value="93526.683976">
            <text:p>93527</text:p>
          </table:table-cell>
        </table:table-row>
      </table:table>
      <table:table table:name="Test3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number-columns-repeated="2" table:default-cell-style-name="ce7"/>
        <table:table-column table:style-name="co5" table:default-cell-style-name="ce9"/>
        <table:table-column table:style-name="co6" table:default-cell-style-name="ce10"/>
        <table:table-column table:style-name="co7" table:default-cell-style-name="ce11"/>
        <table:table-row table:style-name="ro1">
          <table:table-cell table:style-name="ce1" office:value-type="string">
            <text:p>Description</text:p>
          </table:table-cell>
          <table:table-cell table:style-name="ce4" office:value-type="string" table:number-columns-spanned="7" table:number-rows-spanned="1">
            <text:p>Broadcast, Source untagged, Destination tagged and untagged</text:p>
          </table:table-cell>
          <table:covered-table-cell table:number-columns-repeated="6" table:style-name="Default"/>
        </table:table-row>
        <table:table-row table:style-name="ro1">
          <table:table-cell table:style-name="ce1" office:value-type="string">
            <text:p>Packet size</text:p>
          </table:table-cell>
          <table:table-cell table:style-name="Default" office:value-type="float" office:value="64">
            <text:p>64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>
            <text:p>Packets Sent</text:p>
          </table:table-cell>
          <table:table-cell table:style-name="Default" office:value-type="float" office:value="1000000">
            <text:p>1000000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>
            <text:p>Test ID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2" office:value-type="string">
            <text:p>Delay (ns)</text:p>
          </table:table-cell>
          <table:table-cell table:style-name="ce5" office:value-type="string">
            <text:p>In PPS</text:p>
          </table:table-cell>
          <table:table-cell table:style-name="ce2" office:value-type="string">
            <text:p>Received</text:p>
          </table:table-cell>
          <table:table-cell table:style-name="ce2" office:value-type="string">
            <text:p>HwIntr%</text:p>
          </table:table-cell>
          <table:table-cell table:style-name="ce2" office:value-type="string">
            <text:p>SwIntr%</text:p>
          </table:table-cell>
          <table:table-cell table:style-name="ce8" office:value-type="string">
            <text:p>Loss%</text:p>
          </table:table-cell>
          <table:table-cell table:style-name="ce8" office:value-type="string">
            <text:p>Abs Loss</text:p>
          </table:table-cell>
          <table:table-cell table:style-name="ce8" office:value-type="string">
            <text:p>Out PPS</text:p>
          </table:table-cell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41226">
            <text:p>41226</text:p>
          </table:table-cell>
          <table:table-cell office:value-type="float" office:value="1000000">
            <text:p>1000000</text:p>
          </table:table-cell>
          <table:table-cell office:value-type="float" office:value="15.7">
            <text:p>15.7</text:p>
          </table:table-cell>
          <table:table-cell office:value-type="float" office:value="84.3">
            <text:p>84.3</text:p>
          </table:table-cell>
          <table:table-cell table:formula="oooc:=([.$B$3]-[.C8])/[.$B$3]*100" office:value-type="float" office:value="0">
            <text:p>0.0000</text:p>
          </table:table-cell>
          <table:table-cell table:formula="oooc:=[.$B$3]-[.C8]" office:value-type="float" office:value="0">
            <text:p>0</text:p>
          </table:table-cell>
          <table:table-cell table:formula="oooc:=[.C8]/[.$B$3]*[.B8]" office:value-type="float" office:value="41226">
            <text:p>41226</text:p>
          </table:table-cell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43009">
            <text:p>43009</text:p>
          </table:table-cell>
          <table:table-cell office:value-type="float" office:value="1000000">
            <text:p>1000000</text:p>
          </table:table-cell>
          <table:table-cell office:value-type="float" office:value="12.5">
            <text:p>12.5</text:p>
          </table:table-cell>
          <table:table-cell office:value-type="float" office:value="87.5">
            <text:p>87.5</text:p>
          </table:table-cell>
          <table:table-cell table:formula="oooc:=([.$B$3]-[.C9])/[.$B$3]*100" office:value-type="float" office:value="0">
            <text:p>0.0000</text:p>
          </table:table-cell>
          <table:table-cell table:formula="oooc:=[.$B$3]-[.C9]" office:value-type="float" office:value="0">
            <text:p>0</text:p>
          </table:table-cell>
          <table:table-cell table:formula="oooc:=[.C9]/[.$B$3]*[.B9]" office:value-type="float" office:value="43009">
            <text:p>43009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45002">
            <text:p>45002</text:p>
          </table:table-cell>
          <table:table-cell office:value-type="float" office:value="999995">
            <text:p>999995</text:p>
          </table:table-cell>
          <table:table-cell office:value-type="float" office:value="10.2">
            <text:p>10.2</text:p>
          </table:table-cell>
          <table:table-cell office:value-type="float" office:value="89.6">
            <text:p>89.6</text:p>
          </table:table-cell>
          <table:table-cell table:formula="oooc:=([.$B$3]-[.C10])/[.$B$3]*100" office:value-type="float" office:value="0.0005">
            <text:p>0.0005</text:p>
          </table:table-cell>
          <table:table-cell table:formula="oooc:=[.$B$3]-[.C10]" office:value-type="float" office:value="5">
            <text:p>5</text:p>
          </table:table-cell>
          <table:table-cell table:formula="oooc:=[.C10]/[.$B$3]*[.B10]" office:value-type="float" office:value="45001.77499">
            <text:p>45002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47055">
            <text:p>47055</text:p>
          </table:table-cell>
          <table:table-cell office:value-type="float" office:value="1000000">
            <text:p>1000000</text:p>
          </table:table-cell>
          <table:table-cell office:value-type="float" office:value="9">
            <text:p>9.0</text:p>
          </table:table-cell>
          <table:table-cell office:value-type="float" office:value="91">
            <text:p>91.0</text:p>
          </table:table-cell>
          <table:table-cell table:formula="oooc:=([.$B$3]-[.C11])/[.$B$3]*100" office:value-type="float" office:value="0">
            <text:p>0.0000</text:p>
          </table:table-cell>
          <table:table-cell table:formula="oooc:=[.$B$3]-[.C11]" office:value-type="float" office:value="0">
            <text:p>0</text:p>
          </table:table-cell>
          <table:table-cell table:formula="oooc:=[.C11]/[.$B$3]*[.B11]" office:value-type="float" office:value="47055">
            <text:p>47055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49061">
            <text:p>49061</text:p>
          </table:table-cell>
          <table:table-cell office:value-type="float" office:value="999987">
            <text:p>999987</text:p>
          </table:table-cell>
          <table:table-cell office:value-type="float" office:value="7">
            <text:p>7.0</text:p>
          </table:table-cell>
          <table:table-cell office:value-type="float" office:value="92.7">
            <text:p>92.7</text:p>
          </table:table-cell>
          <table:table-cell table:formula="oooc:=([.$B$3]-[.C12])/[.$B$3]*100" office:value-type="float" office:value="0.0013">
            <text:p>0.0013</text:p>
          </table:table-cell>
          <table:table-cell table:formula="oooc:=[.$B$3]-[.C12]" office:value-type="float" office:value="13">
            <text:p>13</text:p>
          </table:table-cell>
          <table:table-cell table:formula="oooc:=[.C12]/[.$B$3]*[.B12]" office:value-type="float" office:value="49060.362207">
            <text:p>49060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51781">
            <text:p>51781</text:p>
          </table:table-cell>
          <table:table-cell office:value-type="float" office:value="999594">
            <text:p>999594</text:p>
          </table:table-cell>
          <table:table-cell office:value-type="float" office:value="2.5">
            <text:p>2.5</text:p>
          </table:table-cell>
          <table:table-cell office:value-type="float" office:value="97.5">
            <text:p>97.5</text:p>
          </table:table-cell>
          <table:table-cell table:formula="oooc:=([.$B$3]-[.C13])/[.$B$3]*100" office:value-type="float" office:value="0.0406">
            <text:p>0.0406</text:p>
          </table:table-cell>
          <table:table-cell table:formula="oooc:=[.$B$3]-[.C13]" office:value-type="float" office:value="406">
            <text:p>406</text:p>
          </table:table-cell>
          <table:table-cell table:formula="oooc:=[.C13]/[.$B$3]*[.B13]" office:value-type="float" office:value="51759.976914">
            <text:p>51760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54393">
            <text:p>54393</text:p>
          </table:table-cell>
          <table:table-cell office:value-type="float" office:value="994947">
            <text:p>994947</text:p>
          </table:table-cell>
          <table:table-cell office:value-type="float" office:value="0.3">
            <text:p>0.3</text:p>
          </table:table-cell>
          <table:table-cell office:value-type="float" office:value="99.7">
            <text:p>99.7</text:p>
          </table:table-cell>
          <table:table-cell table:formula="oooc:=([.$B$3]-[.C14])/[.$B$3]*100" office:value-type="float" office:value="0.5053">
            <text:p>0.5053</text:p>
          </table:table-cell>
          <table:table-cell table:formula="oooc:=[.$B$3]-[.C14]" office:value-type="float" office:value="5053">
            <text:p>5053</text:p>
          </table:table-cell>
          <table:table-cell table:formula="oooc:=[.C14]/[.$B$3]*[.B14]" office:value-type="float" office:value="54118.152171">
            <text:p>54118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57514">
            <text:p>57514</text:p>
          </table:table-cell>
          <table:table-cell office:value-type="float" office:value="973148">
            <text:p>973148</text:p>
          </table:table-cell>
          <table:table-cell office:value-type="float" office:value="0.2">
            <text:p>0.2</text:p>
          </table:table-cell>
          <table:table-cell office:value-type="float" office:value="99.6">
            <text:p>99.6</text:p>
          </table:table-cell>
          <table:table-cell table:formula="oooc:=([.$B$3]-[.C15])/[.$B$3]*100" office:value-type="float" office:value="2.6852">
            <text:p>2.6852</text:p>
          </table:table-cell>
          <table:table-cell table:formula="oooc:=[.$B$3]-[.C15]" office:value-type="float" office:value="26852">
            <text:p>26852</text:p>
          </table:table-cell>
          <table:table-cell table:formula="oooc:=[.C15]/[.$B$3]*[.B15]" office:value-type="float" office:value="55969.634072">
            <text:p>55970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60851">
            <text:p>60851</text:p>
          </table:table-cell>
          <table:table-cell office:value-type="float" office:value="908248">
            <text:p>908248</text:p>
          </table:table-cell>
          <table:table-cell office:value-type="float" office:value="3.3">
            <text:p>3.3</text:p>
          </table:table-cell>
          <table:table-cell office:value-type="float" office:value="96.6">
            <text:p>96.6</text:p>
          </table:table-cell>
          <table:table-cell table:formula="oooc:=([.$B$3]-[.C16])/[.$B$3]*100" office:value-type="float" office:value="9.1752">
            <text:p>9.1752</text:p>
          </table:table-cell>
          <table:table-cell table:formula="oooc:=[.$B$3]-[.C16]" office:value-type="float" office:value="91752">
            <text:p>91752</text:p>
          </table:table-cell>
          <table:table-cell table:formula="oooc:=[.C16]/[.$B$3]*[.B16]" office:value-type="float" office:value="55267.799048">
            <text:p>55268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64770">
            <text:p>64770</text:p>
          </table:table-cell>
          <table:table-cell office:value-type="float" office:value="836896">
            <text:p>836896</text:p>
          </table:table-cell>
          <table:table-cell office:value-type="float" office:value="4.6">
            <text:p>4.6</text:p>
          </table:table-cell>
          <table:table-cell office:value-type="float" office:value="95.1">
            <text:p>95.1</text:p>
          </table:table-cell>
          <table:table-cell table:formula="oooc:=([.$B$3]-[.C17])/[.$B$3]*100" office:value-type="float" office:value="16.3104">
            <text:p>16.3104</text:p>
          </table:table-cell>
          <table:table-cell table:formula="oooc:=[.$B$3]-[.C17]" office:value-type="float" office:value="163104">
            <text:p>163104</text:p>
          </table:table-cell>
          <table:table-cell table:formula="oooc:=[.C17]/[.$B$3]*[.B17]" office:value-type="float" office:value="54205.75392">
            <text:p>54206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69148">
            <text:p>69148</text:p>
          </table:table-cell>
          <table:table-cell office:value-type="float" office:value="781228">
            <text:p>781228</text:p>
          </table:table-cell>
          <table:table-cell office:value-type="float" office:value="3.9">
            <text:p>3.9</text:p>
          </table:table-cell>
          <table:table-cell office:value-type="float" office:value="95.8">
            <text:p>95.8</text:p>
          </table:table-cell>
          <table:table-cell table:formula="oooc:=([.$B$3]-[.C18])/[.$B$3]*100" office:value-type="float" office:value="21.8772">
            <text:p>21.8772</text:p>
          </table:table-cell>
          <table:table-cell table:formula="oooc:=[.$B$3]-[.C18]" office:value-type="float" office:value="218772">
            <text:p>218772</text:p>
          </table:table-cell>
          <table:table-cell table:formula="oooc:=[.C18]/[.$B$3]*[.B18]" office:value-type="float" office:value="54020.353744">
            <text:p>54020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74179">
            <text:p>74179</text:p>
          </table:table-cell>
          <table:table-cell office:value-type="float" office:value="726160">
            <text:p>726160</text:p>
          </table:table-cell>
          <table:table-cell office:value-type="float" office:value="3.6">
            <text:p>3.6</text:p>
          </table:table-cell>
          <table:table-cell office:value-type="float" office:value="96">
            <text:p>96.0</text:p>
          </table:table-cell>
          <table:table-cell table:formula="oooc:=([.$B$3]-[.C19])/[.$B$3]*100" office:value-type="float" office:value="27.384">
            <text:p>27.3840</text:p>
          </table:table-cell>
          <table:table-cell table:formula="oooc:=[.$B$3]-[.C19]" office:value-type="float" office:value="273840">
            <text:p>273840</text:p>
          </table:table-cell>
          <table:table-cell table:formula="oooc:=[.C19]/[.$B$3]*[.B19]" office:value-type="float" office:value="53865.82264">
            <text:p>5386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9958">
            <text:p>79958</text:p>
          </table:table-cell>
          <table:table-cell office:value-type="float" office:value="674529">
            <text:p>674529</text:p>
          </table:table-cell>
          <table:table-cell office:value-type="float" office:value="3.4">
            <text:p>3.4</text:p>
          </table:table-cell>
          <table:table-cell office:value-type="float" office:value="96.4">
            <text:p>96.4</text:p>
          </table:table-cell>
          <table:table-cell table:formula="oooc:=([.$B$3]-[.C20])/[.$B$3]*100" office:value-type="float" office:value="32.5471">
            <text:p>32.5471</text:p>
          </table:table-cell>
          <table:table-cell table:formula="oooc:=[.$B$3]-[.C20]" office:value-type="float" office:value="325471">
            <text:p>325471</text:p>
          </table:table-cell>
          <table:table-cell table:formula="oooc:=[.C20]/[.$B$3]*[.B20]" office:value-type="float" office:value="53933.989782">
            <text:p>53934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6672">
            <text:p>86672</text:p>
          </table:table-cell>
          <table:table-cell office:value-type="float" office:value="624782">
            <text:p>624782</text:p>
          </table:table-cell>
          <table:table-cell office:value-type="float" office:value="3.8">
            <text:p>3.8</text:p>
          </table:table-cell>
          <table:table-cell office:value-type="float" office:value="95.5">
            <text:p>95.5</text:p>
          </table:table-cell>
          <table:table-cell table:formula="oooc:=([.$B$3]-[.C21])/[.$B$3]*100" office:value-type="float" office:value="37.5218">
            <text:p>37.5218</text:p>
          </table:table-cell>
          <table:table-cell table:formula="oooc:=[.$B$3]-[.C21]" office:value-type="float" office:value="375218">
            <text:p>375218</text:p>
          </table:table-cell>
          <table:table-cell table:formula="oooc:=[.C21]/[.$B$3]*[.B21]" office:value-type="float" office:value="54151.105504">
            <text:p>54151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5667">
            <text:p>95667</text:p>
          </table:table-cell>
          <table:table-cell office:value-type="float" office:value="565889">
            <text:p>565889</text:p>
          </table:table-cell>
          <table:table-cell office:value-type="float" office:value="3.3">
            <text:p>3.3</text:p>
          </table:table-cell>
          <table:table-cell office:value-type="float" office:value="96.2">
            <text:p>96.2</text:p>
          </table:table-cell>
          <table:table-cell table:formula="oooc:=([.$B$3]-[.C22])/[.$B$3]*100" office:value-type="float" office:value="43.4111">
            <text:p>43.4111</text:p>
          </table:table-cell>
          <table:table-cell table:formula="oooc:=[.$B$3]-[.C22]" office:value-type="float" office:value="434111">
            <text:p>434111</text:p>
          </table:table-cell>
          <table:table-cell table:formula="oooc:=[.C22]/[.$B$3]*[.B22]" office:value-type="float" office:value="54136.902963">
            <text:p>54137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06193">
            <text:p>106193</text:p>
          </table:table-cell>
          <table:table-cell office:value-type="float" office:value="509206">
            <text:p>509206</text:p>
          </table:table-cell>
          <table:table-cell office:value-type="float" office:value="3.7">
            <text:p>3.7</text:p>
          </table:table-cell>
          <table:table-cell office:value-type="float" office:value="95.6">
            <text:p>95.6</text:p>
          </table:table-cell>
          <table:table-cell table:formula="oooc:=([.$B$3]-[.C23])/[.$B$3]*100" office:value-type="float" office:value="49.0794">
            <text:p>49.0794</text:p>
          </table:table-cell>
          <table:table-cell table:formula="oooc:=[.$B$3]-[.C23]" office:value-type="float" office:value="490794">
            <text:p>490794</text:p>
          </table:table-cell>
          <table:table-cell table:formula="oooc:=[.C23]/[.$B$3]*[.B23]" office:value-type="float" office:value="54074.112758">
            <text:p>54074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8793">
            <text:p>118793</text:p>
          </table:table-cell>
          <table:table-cell office:value-type="float" office:value="455121">
            <text:p>455121</text:p>
          </table:table-cell>
          <table:table-cell office:value-type="float" office:value="3.6">
            <text:p>3.6</text:p>
          </table:table-cell>
          <table:table-cell office:value-type="float" office:value="96.2">
            <text:p>96.2</text:p>
          </table:table-cell>
          <table:table-cell table:formula="oooc:=([.$B$3]-[.C24])/[.$B$3]*100" office:value-type="float" office:value="54.4879">
            <text:p>54.4879</text:p>
          </table:table-cell>
          <table:table-cell table:formula="oooc:=[.$B$3]-[.C24]" office:value-type="float" office:value="544879">
            <text:p>544879</text:p>
          </table:table-cell>
          <table:table-cell table:formula="oooc:=[.C24]/[.$B$3]*[.B24]" office:value-type="float" office:value="54065.188953">
            <text:p>54065</text:p>
          </table:table-cell>
        </table:table-row>
      </table:table>
      <table:table table:name="Test4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number-columns-repeated="2" table:default-cell-style-name="ce7"/>
        <table:table-column table:style-name="co5" table:default-cell-style-name="ce9"/>
        <table:table-column table:style-name="co6" table:default-cell-style-name="ce10"/>
        <table:table-column table:style-name="co7" table:default-cell-style-name="ce11"/>
        <table:table-row table:style-name="ro1">
          <table:table-cell table:style-name="ce1" office:value-type="string">
            <text:p>Description</text:p>
          </table:table-cell>
          <table:table-cell table:style-name="ce4" office:value-type="string" table:number-columns-spanned="7" table:number-rows-spanned="1">
            <text:p>Broadcast, All untagged</text:p>
          </table:table-cell>
          <table:covered-table-cell table:number-columns-repeated="6" table:style-name="Default"/>
        </table:table-row>
        <table:table-row table:style-name="ro1">
          <table:table-cell table:style-name="ce1" office:value-type="string">
            <text:p>Packet size</text:p>
          </table:table-cell>
          <table:table-cell table:style-name="Default" office:value-type="float" office:value="64">
            <text:p>64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>
            <text:p>Packets Sent</text:p>
          </table:table-cell>
          <table:table-cell table:style-name="Default" office:value-type="float" office:value="1000000">
            <text:p>1000000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>
            <text:p>Test ID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2" office:value-type="string">
            <text:p>Delay (ns)</text:p>
          </table:table-cell>
          <table:table-cell table:style-name="ce5" office:value-type="string">
            <text:p>In PPS</text:p>
          </table:table-cell>
          <table:table-cell table:style-name="ce2" office:value-type="string">
            <text:p>Received</text:p>
          </table:table-cell>
          <table:table-cell table:style-name="ce2" office:value-type="string">
            <text:p>HwIntr%</text:p>
          </table:table-cell>
          <table:table-cell table:style-name="ce2" office:value-type="string">
            <text:p>SwIntr%</text:p>
          </table:table-cell>
          <table:table-cell table:style-name="ce12" office:value-type="string">
            <text:p>Loss%</text:p>
          </table:table-cell>
          <table:table-cell table:style-name="ce8" office:value-type="string">
            <text:p>Abs Loss</text:p>
          </table:table-cell>
          <table:table-cell table:style-name="ce12" office:value-type="string">
            <text:p>Out PPS</text:p>
          </table:table-cell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41224">
            <text:p>41224</text:p>
          </table:table-cell>
          <table:table-cell office:value-type="float" office:value="1000000">
            <text:p>1000000</text:p>
          </table:table-cell>
          <table:table-cell office:value-type="float" office:value="25.1">
            <text:p>25.1</text:p>
          </table:table-cell>
          <table:table-cell office:value-type="float" office:value="74.9">
            <text:p>74.9</text:p>
          </table:table-cell>
          <table:table-cell table:formula="oooc:=([.$B$3]-[.C8])/[.$B$3]*100" office:value-type="float" office:value="0">
            <text:p>0.0000</text:p>
          </table:table-cell>
          <table:table-cell table:formula="oooc:=[.$B$3]-[.C8]" office:value-type="float" office:value="0">
            <text:p>0</text:p>
          </table:table-cell>
          <table:table-cell table:formula="oooc:=[.C8]/[.$B$3]*[.B8]" office:value-type="float" office:value="41224">
            <text:p>41224</text:p>
          </table:table-cell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43018">
            <text:p>43018</text:p>
          </table:table-cell>
          <table:table-cell office:value-type="float" office:value="1000000">
            <text:p>1000000</text:p>
          </table:table-cell>
          <table:table-cell office:value-type="float" office:value="24">
            <text:p>24.0</text:p>
          </table:table-cell>
          <table:table-cell office:value-type="float" office:value="76">
            <text:p>76.0</text:p>
          </table:table-cell>
          <table:table-cell table:formula="oooc:=([.$B$3]-[.C9])/[.$B$3]*100" office:value-type="float" office:value="0">
            <text:p>0.0000</text:p>
          </table:table-cell>
          <table:table-cell table:formula="oooc:=[.$B$3]-[.C9]" office:value-type="float" office:value="0">
            <text:p>0</text:p>
          </table:table-cell>
          <table:table-cell table:formula="oooc:=[.C9]/[.$B$3]*[.B9]" office:value-type="float" office:value="43018">
            <text:p>4301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44999">
            <text:p>44999</text:p>
          </table:table-cell>
          <table:table-cell office:value-type="float" office:value="1000000">
            <text:p>1000000</text:p>
          </table:table-cell>
          <table:table-cell office:value-type="float" office:value="22">
            <text:p>22.0</text:p>
          </table:table-cell>
          <table:table-cell office:value-type="float" office:value="78">
            <text:p>78.0</text:p>
          </table:table-cell>
          <table:table-cell table:formula="oooc:=([.$B$3]-[.C10])/[.$B$3]*100" office:value-type="float" office:value="0">
            <text:p>0.0000</text:p>
          </table:table-cell>
          <table:table-cell table:formula="oooc:=[.$B$3]-[.C10]" office:value-type="float" office:value="0">
            <text:p>0</text:p>
          </table:table-cell>
          <table:table-cell table:formula="oooc:=[.C10]/[.$B$3]*[.B10]" office:value-type="float" office:value="44999">
            <text:p>44999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47061">
            <text:p>47061</text:p>
          </table:table-cell>
          <table:table-cell office:value-type="float" office:value="1000000">
            <text:p>1000000</text:p>
          </table:table-cell>
          <table:table-cell office:value-type="float" office:value="19.5">
            <text:p>19.5</text:p>
          </table:table-cell>
          <table:table-cell office:value-type="float" office:value="80.5">
            <text:p>80.5</text:p>
          </table:table-cell>
          <table:table-cell table:formula="oooc:=([.$B$3]-[.C11])/[.$B$3]*100" office:value-type="float" office:value="0">
            <text:p>0.0000</text:p>
          </table:table-cell>
          <table:table-cell table:formula="oooc:=[.$B$3]-[.C11]" office:value-type="float" office:value="0">
            <text:p>0</text:p>
          </table:table-cell>
          <table:table-cell table:formula="oooc:=[.C11]/[.$B$3]*[.B11]" office:value-type="float" office:value="47061">
            <text:p>47061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49074">
            <text:p>49074</text:p>
          </table:table-cell>
          <table:table-cell office:value-type="float" office:value="999974">
            <text:p>999974</text:p>
          </table:table-cell>
          <table:table-cell office:value-type="float" office:value="17">
            <text:p>17.0</text:p>
          </table:table-cell>
          <table:table-cell office:value-type="float" office:value="83">
            <text:p>83.0</text:p>
          </table:table-cell>
          <table:table-cell table:formula="oooc:=([.$B$3]-[.C12])/[.$B$3]*100" office:value-type="float" office:value="0.0026">
            <text:p>0.0026</text:p>
          </table:table-cell>
          <table:table-cell table:formula="oooc:=[.$B$3]-[.C12]" office:value-type="float" office:value="26">
            <text:p>26</text:p>
          </table:table-cell>
          <table:table-cell table:formula="oooc:=[.C12]/[.$B$3]*[.B12]" office:value-type="float" office:value="49072.724076">
            <text:p>49073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51763">
            <text:p>51763</text:p>
          </table:table-cell>
          <table:table-cell office:value-type="float" office:value="999978">
            <text:p>999978</text:p>
          </table:table-cell>
          <table:table-cell office:value-type="float" office:value="15.1">
            <text:p>15.1</text:p>
          </table:table-cell>
          <table:table-cell office:value-type="float" office:value="84.9">
            <text:p>84.9</text:p>
          </table:table-cell>
          <table:table-cell table:formula="oooc:=([.$B$3]-[.C13])/[.$B$3]*100" office:value-type="float" office:value="0.0022">
            <text:p>0.0022</text:p>
          </table:table-cell>
          <table:table-cell table:formula="oooc:=[.$B$3]-[.C13]" office:value-type="float" office:value="22">
            <text:p>22</text:p>
          </table:table-cell>
          <table:table-cell table:formula="oooc:=[.C13]/[.$B$3]*[.B13]" office:value-type="float" office:value="51761.861214">
            <text:p>51762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54399">
            <text:p>54399</text:p>
          </table:table-cell>
          <table:table-cell office:value-type="float" office:value="999888">
            <text:p>999888</text:p>
          </table:table-cell>
          <table:table-cell office:value-type="float" office:value="12.1">
            <text:p>12.1</text:p>
          </table:table-cell>
          <table:table-cell office:value-type="float" office:value="87.9">
            <text:p>87.9</text:p>
          </table:table-cell>
          <table:table-cell table:formula="oooc:=([.$B$3]-[.C14])/[.$B$3]*100" office:value-type="float" office:value="0.0112">
            <text:p>0.0112</text:p>
          </table:table-cell>
          <table:table-cell table:formula="oooc:=[.$B$3]-[.C14]" office:value-type="float" office:value="112">
            <text:p>112</text:p>
          </table:table-cell>
          <table:table-cell table:formula="oooc:=[.C14]/[.$B$3]*[.B14]" office:value-type="float" office:value="54392.907312">
            <text:p>54393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57513">
            <text:p>57513</text:p>
          </table:table-cell>
          <table:table-cell office:value-type="float" office:value="999704">
            <text:p>999704</text:p>
          </table:table-cell>
          <table:table-cell office:value-type="float" office:value="9.8">
            <text:p>9.8</text:p>
          </table:table-cell>
          <table:table-cell office:value-type="float" office:value="90.2">
            <text:p>90.2</text:p>
          </table:table-cell>
          <table:table-cell table:formula="oooc:=([.$B$3]-[.C15])/[.$B$3]*100" office:value-type="float" office:value="0.0296">
            <text:p>0.0296</text:p>
          </table:table-cell>
          <table:table-cell table:formula="oooc:=[.$B$3]-[.C15]" office:value-type="float" office:value="296">
            <text:p>296</text:p>
          </table:table-cell>
          <table:table-cell table:formula="oooc:=[.C15]/[.$B$3]*[.B15]" office:value-type="float" office:value="57495.976152">
            <text:p>57496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60836">
            <text:p>60836</text:p>
          </table:table-cell>
          <table:table-cell office:value-type="float" office:value="999575">
            <text:p>999575</text:p>
          </table:table-cell>
          <table:table-cell office:value-type="float" office:value="7">
            <text:p>7.0</text:p>
          </table:table-cell>
          <table:table-cell office:value-type="float" office:value="93">
            <text:p>93.0</text:p>
          </table:table-cell>
          <table:table-cell table:formula="oooc:=([.$B$3]-[.C16])/[.$B$3]*100" office:value-type="float" office:value="0.0425">
            <text:p>0.0425</text:p>
          </table:table-cell>
          <table:table-cell table:formula="oooc:=[.$B$3]-[.C16]" office:value-type="float" office:value="425">
            <text:p>425</text:p>
          </table:table-cell>
          <table:table-cell table:formula="oooc:=[.C16]/[.$B$3]*[.B16]" office:value-type="float" office:value="60810.1447">
            <text:p>60810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64761">
            <text:p>64761</text:p>
          </table:table-cell>
          <table:table-cell office:value-type="float" office:value="999284">
            <text:p>999284</text:p>
          </table:table-cell>
          <table:table-cell office:value-type="float" office:value="3.5">
            <text:p>3.5</text:p>
          </table:table-cell>
          <table:table-cell office:value-type="float" office:value="96.5">
            <text:p>96.5</text:p>
          </table:table-cell>
          <table:table-cell table:formula="oooc:=([.$B$3]-[.C17])/[.$B$3]*100" office:value-type="float" office:value="0.0716">
            <text:p>0.0716</text:p>
          </table:table-cell>
          <table:table-cell table:formula="oooc:=[.$B$3]-[.C17]" office:value-type="float" office:value="716">
            <text:p>716</text:p>
          </table:table-cell>
          <table:table-cell table:formula="oooc:=[.C17]/[.$B$3]*[.B17]" office:value-type="float" office:value="64714.631124">
            <text:p>64715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69157">
            <text:p>69157</text:p>
          </table:table-cell>
          <table:table-cell office:value-type="float" office:value="991979">
            <text:p>991979</text:p>
          </table:table-cell>
          <table:table-cell office:value-type="float" office:value="0.9">
            <text:p>0.9</text:p>
          </table:table-cell>
          <table:table-cell office:value-type="float" office:value="99.1">
            <text:p>99.1</text:p>
          </table:table-cell>
          <table:table-cell table:formula="oooc:=([.$B$3]-[.C18])/[.$B$3]*100" office:value-type="float" office:value="0.8021">
            <text:p>0.8021</text:p>
          </table:table-cell>
          <table:table-cell table:formula="oooc:=[.$B$3]-[.C18]" office:value-type="float" office:value="8021">
            <text:p>8021</text:p>
          </table:table-cell>
          <table:table-cell table:formula="oooc:=[.C18]/[.$B$3]*[.B18]" office:value-type="float" office:value="68602.291703">
            <text:p>68602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74185">
            <text:p>74185</text:p>
          </table:table-cell>
          <table:table-cell office:value-type="float" office:value="951415">
            <text:p>951415</text:p>
          </table:table-cell>
          <table:table-cell office:value-type="float" office:value="0.7">
            <text:p>0.7</text:p>
          </table:table-cell>
          <table:table-cell office:value-type="float" office:value="99.3">
            <text:p>99.3</text:p>
          </table:table-cell>
          <table:table-cell table:formula="oooc:=([.$B$3]-[.C19])/[.$B$3]*100" office:value-type="float" office:value="4.8585">
            <text:p>4.8585</text:p>
          </table:table-cell>
          <table:table-cell table:formula="oooc:=[.$B$3]-[.C19]" office:value-type="float" office:value="48585">
            <text:p>48585</text:p>
          </table:table-cell>
          <table:table-cell table:formula="oooc:=[.C19]/[.$B$3]*[.B19]" office:value-type="float" office:value="70580.721775">
            <text:p>70581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9972">
            <text:p>79972</text:p>
          </table:table-cell>
          <table:table-cell office:value-type="float" office:value="861396">
            <text:p>861396</text:p>
          </table:table-cell>
          <table:table-cell office:value-type="float" office:value="3.4">
            <text:p>3.4</text:p>
          </table:table-cell>
          <table:table-cell office:value-type="float" office:value="96.2">
            <text:p>96.2</text:p>
          </table:table-cell>
          <table:table-cell table:formula="oooc:=([.$B$3]-[.C20])/[.$B$3]*100" office:value-type="float" office:value="13.8604">
            <text:p>13.8604</text:p>
          </table:table-cell>
          <table:table-cell table:formula="oooc:=[.$B$3]-[.C20]" office:value-type="float" office:value="138604">
            <text:p>138604</text:p>
          </table:table-cell>
          <table:table-cell table:formula="oooc:=[.C20]/[.$B$3]*[.B20]" office:value-type="float" office:value="68887.560912">
            <text:p>68888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6674">
            <text:p>86674</text:p>
          </table:table-cell>
          <table:table-cell office:value-type="float" office:value="796226">
            <text:p>796226</text:p>
          </table:table-cell>
          <table:table-cell office:value-type="float" office:value="3.6">
            <text:p>3.6</text:p>
          </table:table-cell>
          <table:table-cell office:value-type="float" office:value="95.7">
            <text:p>95.7</text:p>
          </table:table-cell>
          <table:table-cell table:formula="oooc:=([.$B$3]-[.C21])/[.$B$3]*100" office:value-type="float" office:value="20.3774">
            <text:p>20.3774</text:p>
          </table:table-cell>
          <table:table-cell table:formula="oooc:=[.$B$3]-[.C21]" office:value-type="float" office:value="203774">
            <text:p>203774</text:p>
          </table:table-cell>
          <table:table-cell table:formula="oooc:=[.C21]/[.$B$3]*[.B21]" office:value-type="float" office:value="69012.092324">
            <text:p>69012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5634">
            <text:p>95634</text:p>
          </table:table-cell>
          <table:table-cell office:value-type="float" office:value="715991">
            <text:p>715991</text:p>
          </table:table-cell>
          <table:table-cell office:value-type="float" office:value="3.2">
            <text:p>3.2</text:p>
          </table:table-cell>
          <table:table-cell office:value-type="float" office:value="96.3">
            <text:p>96.3</text:p>
          </table:table-cell>
          <table:table-cell table:formula="oooc:=([.$B$3]-[.C22])/[.$B$3]*100" office:value-type="float" office:value="28.4009">
            <text:p>28.4009</text:p>
          </table:table-cell>
          <table:table-cell table:formula="oooc:=[.$B$3]-[.C22]" office:value-type="float" office:value="284009">
            <text:p>284009</text:p>
          </table:table-cell>
          <table:table-cell table:formula="oooc:=[.C22]/[.$B$3]*[.B22]" office:value-type="float" office:value="68473.083294">
            <text:p>68473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06194">
            <text:p>106194</text:p>
          </table:table-cell>
          <table:table-cell office:value-type="float" office:value="647198">
            <text:p>647198</text:p>
          </table:table-cell>
          <table:table-cell table:number-columns-repeated="2"/>
          <table:table-cell table:formula="oooc:=([.$B$3]-[.C23])/[.$B$3]*100" office:value-type="float" office:value="35.2802">
            <text:p>35.2802</text:p>
          </table:table-cell>
          <table:table-cell table:formula="oooc:=[.$B$3]-[.C23]" office:value-type="float" office:value="352802">
            <text:p>352802</text:p>
          </table:table-cell>
          <table:table-cell table:formula="oooc:=[.C23]/[.$B$3]*[.B23]" office:value-type="float" office:value="68728.544412">
            <text:p>68729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8802">
            <text:p>118802</text:p>
          </table:table-cell>
          <table:table-cell office:value-type="float" office:value="570189">
            <text:p>570189</text:p>
          </table:table-cell>
          <table:table-cell table:number-columns-repeated="2"/>
          <table:table-cell table:formula="oooc:=([.$B$3]-[.C24])/[.$B$3]*100" office:value-type="float" office:value="42.9811">
            <text:p>42.9811</text:p>
          </table:table-cell>
          <table:table-cell table:formula="oooc:=[.$B$3]-[.C24]" office:value-type="float" office:value="429811">
            <text:p>429811</text:p>
          </table:table-cell>
          <table:table-cell table:formula="oooc:=[.C24]/[.$B$3]*[.B24]" office:value-type="float" office:value="67739.593578">
            <text:p>67740</text:p>
          </table:table-cell>
        </table:table-row>
        <table:table-row table:style-name="ro1"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1">
          <table:table-cell table:style-name="Default" table:number-columns-repeated="5"/>
          <table:table-cell table:style-name="ce13"/>
          <table:table-cell table:style-name="Default" table:number-columns-repeated="2"/>
        </table:table-row>
      </table:table>
      <table:table table:name="grafice_pps" table:style-name="ta1" table:print="false">
        <office:forms form:automatic-focus="false" form:apply-design-mode="false"/>
        <table:table-column table:style-name="co8" table:default-cell-style-name="ce6"/>
        <table:table-column table:style-name="co8" table:default-cell-style-name="ce11"/>
        <table:table-column table:style-name="co8" table:number-columns-repeated="2" table:default-cell-style-name="Default"/>
        <table:table-column table:style-name="co8" table:default-cell-style-name="ce6"/>
        <table:table-column table:style-name="co8" table:default-cell-style-name="ce11"/>
        <table:table-column table:style-name="co8" table:default-cell-style-name="Default"/>
        <table:table-row table:style-name="ro1">
          <table:table-cell table:style-name="ce5" office:value-type="string">
            <text:p>PPS la intrare</text:p>
          </table:table-cell>
          <table:table-cell table:style-name="ce8" office:value-type="string">
            <text:p>Unicast</text:p>
          </table:table-cell>
          <table:table-cell table:style-name="ce1" office:value-type="string">
            <text:p>Broadcast</text:p>
          </table:table-cell>
          <table:table-cell/>
          <table:table-cell table:style-name="ce5" table:formula="oooc:=[$Test4.$B$7]" office:value-type="string" office:string-value="In PPS">
            <text:p>In PPS</text:p>
          </table:table-cell>
          <table:table-cell table:style-name="ce12" table:formula="oooc:=[$Test4.$H$7]" office:value-type="string" office:string-value="Out PPS">
            <text:p>Out PPS</text:p>
          </table:table-cell>
          <table:table-cell/>
        </table:table-row>
        <table:table-row table:style-name="ro1">
          <table:table-cell table:formula="oooc:=[$Test2.$B$8]" office:value-type="float" office:value="41225">
            <text:p>41225</text:p>
          </table:table-cell>
          <table:table-cell table:formula="oooc:=[$Test2.$H$8]" office:value-type="float" office:value="41225">
            <text:p>41225</text:p>
          </table:table-cell>
          <table:table-cell table:formula="oooc:=[.G2]*[.A2]" office:value-type="float" office:value="41225">
            <text:p>41225</text:p>
          </table:table-cell>
          <table:table-cell/>
          <table:table-cell table:formula="oooc:=[$Test4.$B$8]" office:value-type="float" office:value="41224">
            <text:p>41224</text:p>
          </table:table-cell>
          <table:table-cell table:formula="oooc:=[$Test4.$H$8]" office:value-type="float" office:value="41224">
            <text:p>41224</text:p>
          </table:table-cell>
          <table:table-cell table:formula="oooc:=[.F2]/[.E2]" office:value-type="float" office:value="1">
            <text:p>1</text:p>
          </table:table-cell>
        </table:table-row>
        <table:table-row table:style-name="ro1">
          <table:table-cell table:formula="oooc:=[$Test2.$B$9]" office:value-type="float" office:value="43009">
            <text:p>43009</text:p>
          </table:table-cell>
          <table:table-cell table:formula="oooc:=[$Test2.$H$9]" office:value-type="float" office:value="43009">
            <text:p>43009</text:p>
          </table:table-cell>
          <table:table-cell table:formula="oooc:=[.G3]*[.A3]" office:value-type="float" office:value="43009">
            <text:p>43009</text:p>
          </table:table-cell>
          <table:table-cell/>
          <table:table-cell table:formula="oooc:=[$Test4.$B$9]" office:value-type="float" office:value="43018">
            <text:p>43018</text:p>
          </table:table-cell>
          <table:table-cell table:formula="oooc:=[$Test4.$H$9]" office:value-type="float" office:value="43018">
            <text:p>43018</text:p>
          </table:table-cell>
          <table:table-cell table:formula="oooc:=[.F3]/[.E3]" office:value-type="float" office:value="1">
            <text:p>1</text:p>
          </table:table-cell>
        </table:table-row>
        <table:table-row table:style-name="ro1">
          <table:table-cell table:formula="oooc:=[$Test2.$B$10]" office:value-type="float" office:value="45001">
            <text:p>45001</text:p>
          </table:table-cell>
          <table:table-cell table:formula="oooc:=[$Test2.$H$10]" office:value-type="float" office:value="45001">
            <text:p>45001</text:p>
          </table:table-cell>
          <table:table-cell table:formula="oooc:=[.G4]*[.A4]" office:value-type="float" office:value="45001">
            <text:p>45001</text:p>
          </table:table-cell>
          <table:table-cell/>
          <table:table-cell table:formula="oooc:=[$Test4.$B$10]" office:value-type="float" office:value="44999">
            <text:p>44999</text:p>
          </table:table-cell>
          <table:table-cell table:formula="oooc:=[$Test4.$H$10]" office:value-type="float" office:value="44999">
            <text:p>44999</text:p>
          </table:table-cell>
          <table:table-cell table:formula="oooc:=[.F4]/[.E4]" office:value-type="float" office:value="1">
            <text:p>1</text:p>
          </table:table-cell>
        </table:table-row>
        <table:table-row table:style-name="ro1">
          <table:table-cell table:formula="oooc:=[$Test2.$B$11]" office:value-type="float" office:value="47055">
            <text:p>47055</text:p>
          </table:table-cell>
          <table:table-cell table:formula="oooc:=[$Test2.$H$11]" office:value-type="float" office:value="47055">
            <text:p>47055</text:p>
          </table:table-cell>
          <table:table-cell table:formula="oooc:=[.G5]*[.A5]" office:value-type="float" office:value="47055">
            <text:p>47055</text:p>
          </table:table-cell>
          <table:table-cell/>
          <table:table-cell table:formula="oooc:=[$Test4.$B$11]" office:value-type="float" office:value="47061">
            <text:p>47061</text:p>
          </table:table-cell>
          <table:table-cell table:formula="oooc:=[$Test4.$H$11]" office:value-type="float" office:value="47061">
            <text:p>47061</text:p>
          </table:table-cell>
          <table:table-cell table:formula="oooc:=[.F5]/[.E5]" office:value-type="float" office:value="1">
            <text:p>1</text:p>
          </table:table-cell>
        </table:table-row>
        <table:table-row table:style-name="ro1">
          <table:table-cell table:formula="oooc:=[$Test2.$B$12]" office:value-type="float" office:value="49076">
            <text:p>49076</text:p>
          </table:table-cell>
          <table:table-cell table:formula="oooc:=[$Test2.$H$12]" office:value-type="float" office:value="49076">
            <text:p>49076</text:p>
          </table:table-cell>
          <table:table-cell table:formula="oooc:=[.G6]*[.A6]" office:value-type="float" office:value="49074.724024">
            <text:p>49074.72</text:p>
          </table:table-cell>
          <table:table-cell/>
          <table:table-cell table:formula="oooc:=[$Test4.$B$12]" office:value-type="float" office:value="49074">
            <text:p>49074</text:p>
          </table:table-cell>
          <table:table-cell table:formula="oooc:=[$Test4.$H$12]" office:value-type="float" office:value="49072.724076">
            <text:p>49073</text:p>
          </table:table-cell>
          <table:table-cell table:formula="oooc:=[.F6]/[.E6]" office:value-type="float" office:value="0.999974">
            <text:p>1</text:p>
          </table:table-cell>
        </table:table-row>
        <table:table-row table:style-name="ro1">
          <table:table-cell table:formula="oooc:=[$Test2.$B$13]" office:value-type="float" office:value="51771">
            <text:p>51771</text:p>
          </table:table-cell>
          <table:table-cell table:formula="oooc:=[$Test2.$H$13]" office:value-type="float" office:value="51771">
            <text:p>51771</text:p>
          </table:table-cell>
          <table:table-cell table:formula="oooc:=[.G7]*[.A7]" office:value-type="float" office:value="51769.861038">
            <text:p>51769.86</text:p>
          </table:table-cell>
          <table:table-cell/>
          <table:table-cell table:formula="oooc:=[$Test4.$B$13]" office:value-type="float" office:value="51763">
            <text:p>51763</text:p>
          </table:table-cell>
          <table:table-cell table:formula="oooc:=[$Test4.$H$13]" office:value-type="float" office:value="51761.861214">
            <text:p>51762</text:p>
          </table:table-cell>
          <table:table-cell table:formula="oooc:=[.F7]/[.E7]" office:value-type="float" office:value="0.999978">
            <text:p>1</text:p>
          </table:table-cell>
        </table:table-row>
        <table:table-row table:style-name="ro1">
          <table:table-cell table:formula="oooc:=[$Test2.$B$14]" office:value-type="float" office:value="54388">
            <text:p>54388</text:p>
          </table:table-cell>
          <table:table-cell table:formula="oooc:=[$Test2.$H$14]" office:value-type="float" office:value="54388">
            <text:p>54388</text:p>
          </table:table-cell>
          <table:table-cell table:formula="oooc:=[.G8]*[.A8]" office:value-type="float" office:value="54381.908544">
            <text:p>54381.91</text:p>
          </table:table-cell>
          <table:table-cell/>
          <table:table-cell table:formula="oooc:=[$Test4.$B$14]" office:value-type="float" office:value="54399">
            <text:p>54399</text:p>
          </table:table-cell>
          <table:table-cell table:formula="oooc:=[$Test4.$H$14]" office:value-type="float" office:value="54392.907312">
            <text:p>54393</text:p>
          </table:table-cell>
          <table:table-cell table:formula="oooc:=[.F8]/[.E8]" office:value-type="float" office:value="0.999888">
            <text:p>1</text:p>
          </table:table-cell>
        </table:table-row>
        <table:table-row table:style-name="ro1">
          <table:table-cell table:formula="oooc:=[$Test2.$B$15]" office:value-type="float" office:value="57522">
            <text:p>57522</text:p>
          </table:table-cell>
          <table:table-cell table:formula="oooc:=[$Test2.$H$15]" office:value-type="float" office:value="57522">
            <text:p>57522</text:p>
          </table:table-cell>
          <table:table-cell table:formula="oooc:=[.G9]*[.A9]" office:value-type="float" office:value="57504.973488">
            <text:p>57504.97</text:p>
          </table:table-cell>
          <table:table-cell/>
          <table:table-cell table:formula="oooc:=[$Test4.$B$15]" office:value-type="float" office:value="57513">
            <text:p>57513</text:p>
          </table:table-cell>
          <table:table-cell table:formula="oooc:=[$Test4.$H$15]" office:value-type="float" office:value="57495.976152">
            <text:p>57496</text:p>
          </table:table-cell>
          <table:table-cell table:formula="oooc:=[.F9]/[.E9]" office:value-type="float" office:value="0.999704">
            <text:p>1</text:p>
          </table:table-cell>
        </table:table-row>
        <table:table-row table:style-name="ro1">
          <table:table-cell table:formula="oooc:=[$Test2.$B$16]" office:value-type="float" office:value="60845">
            <text:p>60845</text:p>
          </table:table-cell>
          <table:table-cell table:formula="oooc:=[$Test2.$H$16]" office:value-type="float" office:value="60842.383665">
            <text:p>60842</text:p>
          </table:table-cell>
          <table:table-cell table:formula="oooc:=[.G10]*[.A10]" office:value-type="float" office:value="60819.140875">
            <text:p>60819.14</text:p>
          </table:table-cell>
          <table:table-cell/>
          <table:table-cell table:formula="oooc:=[$Test4.$B$16]" office:value-type="float" office:value="60836">
            <text:p>60836</text:p>
          </table:table-cell>
          <table:table-cell table:formula="oooc:=[$Test4.$H$16]" office:value-type="float" office:value="60810.1447">
            <text:p>60810</text:p>
          </table:table-cell>
          <table:table-cell table:formula="oooc:=[.F10]/[.E10]" office:value-type="float" office:value="0.999575">
            <text:p>1</text:p>
          </table:table-cell>
        </table:table-row>
        <table:table-row table:style-name="ro1">
          <table:table-cell table:formula="oooc:=[$Test2.$B$17]" office:value-type="float" office:value="64770">
            <text:p>64770</text:p>
          </table:table-cell>
          <table:table-cell table:formula="oooc:=[$Test2.$H$17]" office:value-type="float" office:value="64757.11077">
            <text:p>64757</text:p>
          </table:table-cell>
          <table:table-cell table:formula="oooc:=[.G11]*[.A11]" office:value-type="float" office:value="64723.62468">
            <text:p>64723.62</text:p>
          </table:table-cell>
          <table:table-cell/>
          <table:table-cell table:formula="oooc:=[$Test4.$B$17]" office:value-type="float" office:value="64761">
            <text:p>64761</text:p>
          </table:table-cell>
          <table:table-cell table:formula="oooc:=[$Test4.$H$17]" office:value-type="float" office:value="64714.631124">
            <text:p>64715</text:p>
          </table:table-cell>
          <table:table-cell table:formula="oooc:=[.F11]/[.E11]" office:value-type="float" office:value="0.999284">
            <text:p>1</text:p>
          </table:table-cell>
        </table:table-row>
        <table:table-row table:style-name="ro1">
          <table:table-cell table:formula="oooc:=[$Test2.$B$18]" office:value-type="float" office:value="69147">
            <text:p>69147</text:p>
          </table:table-cell>
          <table:table-cell table:formula="oooc:=[$Test2.$H$18]" office:value-type="float" office:value="69118.788024">
            <text:p>69119</text:p>
          </table:table-cell>
          <table:table-cell table:formula="oooc:=[.G12]*[.A12]" office:value-type="float" office:value="68592.371913">
            <text:p>68592.37</text:p>
          </table:table-cell>
          <table:table-cell/>
          <table:table-cell table:formula="oooc:=[$Test4.$B$18]" office:value-type="float" office:value="69157">
            <text:p>69157</text:p>
          </table:table-cell>
          <table:table-cell table:formula="oooc:=[$Test4.$H$18]" office:value-type="float" office:value="68602.291703">
            <text:p>68602</text:p>
          </table:table-cell>
          <table:table-cell table:formula="oooc:=[.F12]/[.E12]" office:value-type="float" office:value="0.991979">
            <text:p>0.99</text:p>
          </table:table-cell>
        </table:table-row>
        <table:table-row table:style-name="ro1">
          <table:table-cell table:formula="oooc:=[$Test2.$B$19]" office:value-type="float" office:value="74188">
            <text:p>74188</text:p>
          </table:table-cell>
          <table:table-cell table:formula="oooc:=[$Test2.$H$19]" office:value-type="float" office:value="74140.742244">
            <text:p>74141</text:p>
          </table:table-cell>
          <table:table-cell table:formula="oooc:=[.G13]*[.A13]" office:value-type="float" office:value="70583.57602">
            <text:p>70583.58</text:p>
          </table:table-cell>
          <table:table-cell/>
          <table:table-cell table:formula="oooc:=[$Test4.$B$19]" office:value-type="float" office:value="74185">
            <text:p>74185</text:p>
          </table:table-cell>
          <table:table-cell table:formula="oooc:=[$Test4.$H$19]" office:value-type="float" office:value="70580.721775">
            <text:p>70581</text:p>
          </table:table-cell>
          <table:table-cell table:formula="oooc:=[.F13]/[.E13]" office:value-type="float" office:value="0.951415">
            <text:p>0.95</text:p>
          </table:table-cell>
        </table:table-row>
        <table:table-row table:style-name="ro1">
          <table:table-cell table:formula="oooc:=[$Test2.$B$20]" office:value-type="float" office:value="79958">
            <text:p>79958</text:p>
          </table:table-cell>
          <table:table-cell table:formula="oooc:=[$Test2.$H$20]" office:value-type="float" office:value="79899.63066">
            <text:p>79900</text:p>
          </table:table-cell>
          <table:table-cell table:formula="oooc:=[.G14]*[.A14]" office:value-type="float" office:value="68875.501368">
            <text:p>68875.5</text:p>
          </table:table-cell>
          <table:table-cell/>
          <table:table-cell table:formula="oooc:=[$Test4.$B$20]" office:value-type="float" office:value="79972">
            <text:p>79972</text:p>
          </table:table-cell>
          <table:table-cell table:formula="oooc:=[$Test4.$H$20]" office:value-type="float" office:value="68887.560912">
            <text:p>68888</text:p>
          </table:table-cell>
          <table:table-cell table:formula="oooc:=[.F14]/[.E14]" office:value-type="float" office:value="0.861396">
            <text:p>0.86</text:p>
          </table:table-cell>
        </table:table-row>
        <table:table-row table:style-name="ro1">
          <table:table-cell table:formula="oooc:=[$Test2.$B$21]" office:value-type="float" office:value="86673">
            <text:p>86673</text:p>
          </table:table-cell>
          <table:table-cell table:formula="oooc:=[$Test2.$H$21]" office:value-type="float" office:value="86609.988729">
            <text:p>86610</text:p>
          </table:table-cell>
          <table:table-cell table:formula="oooc:=[.G15]*[.A15]" office:value-type="float" office:value="69011.296098">
            <text:p>69011.3</text:p>
          </table:table-cell>
          <table:table-cell/>
          <table:table-cell table:formula="oooc:=[$Test4.$B$21]" office:value-type="float" office:value="86674">
            <text:p>86674</text:p>
          </table:table-cell>
          <table:table-cell table:formula="oooc:=[$Test4.$H$21]" office:value-type="float" office:value="69012.092324">
            <text:p>69012</text:p>
          </table:table-cell>
          <table:table-cell table:formula="oooc:=[.F15]/[.E15]" office:value-type="float" office:value="0.796226">
            <text:p>0.8</text:p>
          </table:table-cell>
        </table:table-row>
        <table:table-row table:style-name="ro1">
          <table:table-cell table:formula="oooc:=[$Test2.$B$22]" office:value-type="float" office:value="95651">
            <text:p>95651</text:p>
          </table:table-cell>
          <table:table-cell table:formula="oooc:=[$Test2.$H$22]" office:value-type="float" office:value="94996.74716">
            <text:p>94997</text:p>
          </table:table-cell>
          <table:table-cell table:formula="oooc:=[.G16]*[.A16]" office:value-type="float" office:value="68485.255141">
            <text:p>68485.26</text:p>
          </table:table-cell>
          <table:table-cell/>
          <table:table-cell table:formula="oooc:=[$Test4.$B$22]" office:value-type="float" office:value="95634">
            <text:p>95634</text:p>
          </table:table-cell>
          <table:table-cell table:formula="oooc:=[$Test4.$H$22]" office:value-type="float" office:value="68473.083294">
            <text:p>68473</text:p>
          </table:table-cell>
          <table:table-cell table:formula="oooc:=[.F16]/[.E16]" office:value-type="float" office:value="0.715991">
            <text:p>0.72</text:p>
          </table:table-cell>
        </table:table-row>
        <table:table-row table:style-name="ro1">
          <table:table-cell table:formula="oooc:=[$Test2.$B$23]" office:value-type="float" office:value="106165">
            <text:p>106165</text:p>
          </table:table-cell>
          <table:table-cell table:formula="oooc:=[$Test2.$H$23]" office:value-type="float" office:value="95138.384605">
            <text:p>95138</text:p>
          </table:table-cell>
          <table:table-cell table:formula="oooc:=[.G17]*[.A17]" office:value-type="float" office:value="68709.77567">
            <text:p>68709.78</text:p>
          </table:table-cell>
          <table:table-cell/>
          <table:table-cell table:formula="oooc:=[$Test4.$B$23]" office:value-type="float" office:value="106194">
            <text:p>106194</text:p>
          </table:table-cell>
          <table:table-cell table:formula="oooc:=[$Test4.$H$23]" office:value-type="float" office:value="68728.544412">
            <text:p>68729</text:p>
          </table:table-cell>
          <table:table-cell table:formula="oooc:=[.F17]/[.E17]" office:value-type="float" office:value="0.647198">
            <text:p>0.65</text:p>
          </table:table-cell>
        </table:table-row>
        <table:table-row table:style-name="ro1">
          <table:table-cell table:formula="oooc:=[$Test2.$B$24]" office:value-type="float" office:value="118759">
            <text:p>118759</text:p>
          </table:table-cell>
          <table:table-cell table:formula="oooc:=[$Test2.$H$24]" office:value-type="float" office:value="95143.297814">
            <text:p>95143</text:p>
          </table:table-cell>
          <table:table-cell table:formula="oooc:=[.G18]*[.A18]" office:value-type="float" office:value="67715.075451">
            <text:p>67715.08</text:p>
          </table:table-cell>
          <table:table-cell/>
          <table:table-cell table:formula="oooc:=[$Test4.$B$24]" office:value-type="float" office:value="118802">
            <text:p>118802</text:p>
          </table:table-cell>
          <table:table-cell table:formula="oooc:=[$Test4.$H$24]" office:value-type="float" office:value="67739.593578">
            <text:p>67740</text:p>
          </table:table-cell>
          <table:table-cell table:formula="oooc:=[.F18]/[.E18]" office:value-type="float" office:value="0.570189">
            <text:p>0.57</text:p>
          </table:table-cell>
        </table:table-row>
        <table:table-row table:style-name="ro1">
          <table:table-cell table:formula="oooc:=[$Test2.$B$25]" office:value-type="float" office:value="134116">
            <text:p>134116</text:p>
          </table:table-cell>
          <table:table-cell table:formula="oooc:=[$Test2.$H$25]" office:value-type="float" office:value="94133.606312">
            <text:p>94134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ooc:=[$Test2.$B$26]" office:value-type="float" office:value="142067">
            <text:p>142067</text:p>
          </table:table-cell>
          <table:table-cell table:formula="oooc:=[$Test2.$H$26]" office:value-type="float" office:value="93526.683976">
            <text:p>93527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>
            <draw:frame table:end-cell-address="grafice_pps.F45" table:end-x="0.2827in" table:end-y="0.0421in" draw:z-index="0" svg:width="4.4126in" svg:height="4.037in" svg:x="0.3146in" svg:y="0.0941in">
              <draw:object draw:notify-on-update-of-ranges="grafice_pps.A1:grafice_pps.C2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</table:table-row>
      </table:table>
      <table:table table:name="grafice_intr" table:style-name="ta1" table:print="false">
        <office:forms form:automatic-focus="false" form:apply-design-mode="false"/>
        <table:table-column table:style-name="co8" table:default-cell-style-name="ce6"/>
        <table:table-column table:style-name="co8" table:number-columns-repeated="2" table:default-cell-style-name="ce7"/>
        <table:table-column table:style-name="co8" table:default-cell-style-name="Default"/>
        <table:table-column table:style-name="co8" table:default-cell-style-name="ce6"/>
        <table:table-column table:style-name="co8" table:number-columns-repeated="2" table:default-cell-style-name="ce7"/>
        <table:table-column table:style-name="co8" table:default-cell-style-name="Default"/>
        <table:table-row table:style-name="ro1">
          <table:table-cell table:style-name="ce5" office:value-type="string">
            <text:p>PPS la intrare</text:p>
          </table:table-cell>
          <table:table-cell table:style-name="ce2" office:value-type="string">
            <text:p>Hard IRQs</text:p>
          </table:table-cell>
          <table:table-cell table:style-name="ce2" office:value-type="string">
            <text:p>Soft IRQs</text:p>
          </table:table-cell>
          <table:table-cell/>
          <table:table-cell table:style-name="ce5" office:value-type="string">
            <text:p>PPS la intrare</text:p>
          </table:table-cell>
          <table:table-cell table:style-name="ce2" office:value-type="string">
            <text:p>Hard IRQs</text:p>
          </table:table-cell>
          <table:table-cell table:style-name="ce2" office:value-type="string">
            <text:p>Soft IRQs</text:p>
          </table:table-cell>
          <table:table-cell/>
        </table:table-row>
        <table:table-row table:style-name="ro1">
          <table:table-cell table:formula="oooc:=[$Test2.$B$8]" office:value-type="float" office:value="41225">
            <text:p>41225</text:p>
          </table:table-cell>
          <table:table-cell table:formula="oooc:=[$Test2.$D$8]" office:value-type="float" office:value="37.2">
            <text:p>37.2</text:p>
          </table:table-cell>
          <table:table-cell table:formula="oooc:=[$Test2.$E$8]" office:value-type="float" office:value="61.5">
            <text:p>61.5</text:p>
          </table:table-cell>
          <table:table-cell/>
          <table:table-cell office:value-type="float" office:value="41224">
            <text:p>41224</text:p>
          </table:table-cell>
          <table:table-cell office:value-type="float" office:value="25.1">
            <text:p>25.1</text:p>
          </table:table-cell>
          <table:table-cell office:value-type="float" office:value="74.9">
            <text:p>74.9</text:p>
          </table:table-cell>
          <table:table-cell/>
        </table:table-row>
        <table:table-row table:style-name="ro1">
          <table:table-cell table:formula="oooc:=[$Test2.$B$9]" office:value-type="float" office:value="43009">
            <text:p>43009</text:p>
          </table:table-cell>
          <table:table-cell table:formula="oooc:=[$Test2.$D$9]" office:value-type="float" office:value="36.8">
            <text:p>36.8</text:p>
          </table:table-cell>
          <table:table-cell table:formula="oooc:=[$Test2.$E$9]" office:value-type="float" office:value="63.1">
            <text:p>63.1</text:p>
          </table:table-cell>
          <table:table-cell/>
          <table:table-cell office:value-type="float" office:value="43018">
            <text:p>43018</text:p>
          </table:table-cell>
          <table:table-cell office:value-type="float" office:value="24">
            <text:p>24.0</text:p>
          </table:table-cell>
          <table:table-cell office:value-type="float" office:value="76">
            <text:p>76.0</text:p>
          </table:table-cell>
          <table:table-cell/>
        </table:table-row>
        <table:table-row table:style-name="ro1">
          <table:table-cell table:formula="oooc:=[$Test2.$B$10]" office:value-type="float" office:value="45001">
            <text:p>45001</text:p>
          </table:table-cell>
          <table:table-cell table:formula="oooc:=[$Test2.$D$10]" office:value-type="float" office:value="34.6">
            <text:p>34.6</text:p>
          </table:table-cell>
          <table:table-cell table:formula="oooc:=[$Test2.$E$10]" office:value-type="float" office:value="64.4">
            <text:p>64.4</text:p>
          </table:table-cell>
          <table:table-cell/>
          <table:table-cell office:value-type="float" office:value="44999">
            <text:p>44999</text:p>
          </table:table-cell>
          <table:table-cell office:value-type="float" office:value="22">
            <text:p>22.0</text:p>
          </table:table-cell>
          <table:table-cell office:value-type="float" office:value="78">
            <text:p>78.0</text:p>
          </table:table-cell>
          <table:table-cell/>
        </table:table-row>
        <table:table-row table:style-name="ro1">
          <table:table-cell table:formula="oooc:=[$Test2.$B$11]" office:value-type="float" office:value="47055">
            <text:p>47055</text:p>
          </table:table-cell>
          <table:table-cell table:formula="oooc:=[$Test2.$D$11]" office:value-type="float" office:value="33">
            <text:p>33.0</text:p>
          </table:table-cell>
          <table:table-cell table:formula="oooc:=[$Test2.$E$11]" office:value-type="float" office:value="67">
            <text:p>67.0</text:p>
          </table:table-cell>
          <table:table-cell/>
          <table:table-cell office:value-type="float" office:value="47061">
            <text:p>47061</text:p>
          </table:table-cell>
          <table:table-cell office:value-type="float" office:value="19.5">
            <text:p>19.5</text:p>
          </table:table-cell>
          <table:table-cell office:value-type="float" office:value="80.5">
            <text:p>80.5</text:p>
          </table:table-cell>
          <table:table-cell/>
        </table:table-row>
        <table:table-row table:style-name="ro1">
          <table:table-cell table:formula="oooc:=[$Test2.$B$12]" office:value-type="float" office:value="49076">
            <text:p>49076</text:p>
          </table:table-cell>
          <table:table-cell table:formula="oooc:=[$Test2.$D$12]" office:value-type="float" office:value="30.4">
            <text:p>30.4</text:p>
          </table:table-cell>
          <table:table-cell table:formula="oooc:=[$Test2.$E$12]" office:value-type="float" office:value="69.6">
            <text:p>69.6</text:p>
          </table:table-cell>
          <table:table-cell/>
          <table:table-cell office:value-type="float" office:value="49074">
            <text:p>49074</text:p>
          </table:table-cell>
          <table:table-cell office:value-type="float" office:value="17">
            <text:p>17.0</text:p>
          </table:table-cell>
          <table:table-cell office:value-type="float" office:value="83">
            <text:p>83.0</text:p>
          </table:table-cell>
          <table:table-cell/>
        </table:table-row>
        <table:table-row table:style-name="ro1">
          <table:table-cell table:formula="oooc:=[$Test2.$B$13]" office:value-type="float" office:value="51771">
            <text:p>51771</text:p>
          </table:table-cell>
          <table:table-cell table:formula="oooc:=[$Test2.$D$13]" office:value-type="float" office:value="29.3">
            <text:p>29.3</text:p>
          </table:table-cell>
          <table:table-cell table:formula="oooc:=[$Test2.$E$13]" office:value-type="float" office:value="70.7">
            <text:p>70.7</text:p>
          </table:table-cell>
          <table:table-cell/>
          <table:table-cell office:value-type="float" office:value="51763">
            <text:p>51763</text:p>
          </table:table-cell>
          <table:table-cell office:value-type="float" office:value="15.1">
            <text:p>15.1</text:p>
          </table:table-cell>
          <table:table-cell office:value-type="float" office:value="84.9">
            <text:p>84.9</text:p>
          </table:table-cell>
          <table:table-cell/>
        </table:table-row>
        <table:table-row table:style-name="ro1">
          <table:table-cell table:formula="oooc:=[$Test2.$B$14]" office:value-type="float" office:value="54388">
            <text:p>54388</text:p>
          </table:table-cell>
          <table:table-cell table:formula="oooc:=[$Test2.$D$14]" office:value-type="float" office:value="27.9">
            <text:p>27.9</text:p>
          </table:table-cell>
          <table:table-cell table:formula="oooc:=[$Test2.$E$14]" office:value-type="float" office:value="72.1">
            <text:p>72.1</text:p>
          </table:table-cell>
          <table:table-cell/>
          <table:table-cell office:value-type="float" office:value="54399">
            <text:p>54399</text:p>
          </table:table-cell>
          <table:table-cell office:value-type="float" office:value="12.1">
            <text:p>12.1</text:p>
          </table:table-cell>
          <table:table-cell office:value-type="float" office:value="87.9">
            <text:p>87.9</text:p>
          </table:table-cell>
          <table:table-cell/>
        </table:table-row>
        <table:table-row table:style-name="ro1">
          <table:table-cell table:formula="oooc:=[$Test2.$B$15]" office:value-type="float" office:value="57522">
            <text:p>57522</text:p>
          </table:table-cell>
          <table:table-cell table:formula="oooc:=[$Test2.$D$15]" office:value-type="float" office:value="25.2">
            <text:p>25.2</text:p>
          </table:table-cell>
          <table:table-cell table:formula="oooc:=[$Test2.$E$15]" office:value-type="float" office:value="74.5">
            <text:p>74.5</text:p>
          </table:table-cell>
          <table:table-cell/>
          <table:table-cell office:value-type="float" office:value="57513">
            <text:p>57513</text:p>
          </table:table-cell>
          <table:table-cell office:value-type="float" office:value="9.8">
            <text:p>9.8</text:p>
          </table:table-cell>
          <table:table-cell office:value-type="float" office:value="90.2">
            <text:p>90.2</text:p>
          </table:table-cell>
          <table:table-cell/>
        </table:table-row>
        <table:table-row table:style-name="ro1">
          <table:table-cell table:formula="oooc:=[$Test2.$B$16]" office:value-type="float" office:value="60845">
            <text:p>60845</text:p>
          </table:table-cell>
          <table:table-cell table:formula="oooc:=[$Test2.$D$16]" office:value-type="float" office:value="23.4">
            <text:p>23.4</text:p>
          </table:table-cell>
          <table:table-cell table:formula="oooc:=[$Test2.$E$16]" office:value-type="float" office:value="76.3">
            <text:p>76.3</text:p>
          </table:table-cell>
          <table:table-cell/>
          <table:table-cell office:value-type="float" office:value="60836">
            <text:p>60836</text:p>
          </table:table-cell>
          <table:table-cell office:value-type="float" office:value="7">
            <text:p>7.0</text:p>
          </table:table-cell>
          <table:table-cell office:value-type="float" office:value="93">
            <text:p>93.0</text:p>
          </table:table-cell>
          <table:table-cell/>
        </table:table-row>
        <table:table-row table:style-name="ro1">
          <table:table-cell table:formula="oooc:=[$Test2.$B$17]" office:value-type="float" office:value="64770">
            <text:p>64770</text:p>
          </table:table-cell>
          <table:table-cell table:formula="oooc:=[$Test2.$D$17]" office:value-type="float" office:value="19.8">
            <text:p>19.8</text:p>
          </table:table-cell>
          <table:table-cell table:formula="oooc:=[$Test2.$E$17]" office:value-type="float" office:value="80.2">
            <text:p>80.2</text:p>
          </table:table-cell>
          <table:table-cell/>
          <table:table-cell office:value-type="float" office:value="64761">
            <text:p>64761</text:p>
          </table:table-cell>
          <table:table-cell office:value-type="float" office:value="3.5">
            <text:p>3.5</text:p>
          </table:table-cell>
          <table:table-cell office:value-type="float" office:value="96.5">
            <text:p>96.5</text:p>
          </table:table-cell>
          <table:table-cell/>
        </table:table-row>
        <table:table-row table:style-name="ro1">
          <table:table-cell table:formula="oooc:=[$Test2.$B$18]" office:value-type="float" office:value="69147">
            <text:p>69147</text:p>
          </table:table-cell>
          <table:table-cell table:formula="oooc:=[$Test2.$D$18]" office:value-type="float" office:value="16.7">
            <text:p>16.7</text:p>
          </table:table-cell>
          <table:table-cell table:formula="oooc:=[$Test2.$E$18]" office:value-type="float" office:value="83">
            <text:p>83.0</text:p>
          </table:table-cell>
          <table:table-cell/>
          <table:table-cell office:value-type="float" office:value="69157">
            <text:p>69157</text:p>
          </table:table-cell>
          <table:table-cell office:value-type="float" office:value="0.9">
            <text:p>0.9</text:p>
          </table:table-cell>
          <table:table-cell office:value-type="float" office:value="99.1">
            <text:p>99.1</text:p>
          </table:table-cell>
          <table:table-cell/>
        </table:table-row>
        <table:table-row table:style-name="ro1">
          <table:table-cell table:formula="oooc:=[$Test2.$B$19]" office:value-type="float" office:value="74188">
            <text:p>74188</text:p>
          </table:table-cell>
          <table:table-cell table:formula="oooc:=[$Test2.$D$19]" office:value-type="float" office:value="12.2">
            <text:p>12.2</text:p>
          </table:table-cell>
          <table:table-cell table:formula="oooc:=[$Test2.$E$19]" office:value-type="float" office:value="87.8">
            <text:p>87.8</text:p>
          </table:table-cell>
          <table:table-cell/>
          <table:table-cell office:value-type="float" office:value="74185">
            <text:p>74185</text:p>
          </table:table-cell>
          <table:table-cell office:value-type="float" office:value="0.7">
            <text:p>0.7</text:p>
          </table:table-cell>
          <table:table-cell office:value-type="float" office:value="99.3">
            <text:p>99.3</text:p>
          </table:table-cell>
          <table:table-cell/>
        </table:table-row>
        <table:table-row table:style-name="ro1">
          <table:table-cell table:formula="oooc:=[$Test2.$B$20]" office:value-type="float" office:value="79958">
            <text:p>79958</text:p>
          </table:table-cell>
          <table:table-cell table:formula="oooc:=[$Test2.$D$20]" office:value-type="float" office:value="9.1">
            <text:p>9.1</text:p>
          </table:table-cell>
          <table:table-cell table:formula="oooc:=[$Test2.$E$20]" office:value-type="float" office:value="90.3">
            <text:p>90.3</text:p>
          </table:table-cell>
          <table:table-cell/>
          <table:table-cell office:value-type="float" office:value="79972">
            <text:p>79972</text:p>
          </table:table-cell>
          <table:table-cell office:value-type="float" office:value="3.4">
            <text:p>3.4</text:p>
          </table:table-cell>
          <table:table-cell office:value-type="float" office:value="96.2">
            <text:p>96.2</text:p>
          </table:table-cell>
          <table:table-cell/>
        </table:table-row>
        <table:table-row table:style-name="ro1">
          <table:table-cell table:formula="oooc:=[$Test2.$B$21]" office:value-type="float" office:value="86673">
            <text:p>86673</text:p>
          </table:table-cell>
          <table:table-cell table:formula="oooc:=[$Test2.$D$21]" office:value-type="float" office:value="5.4">
            <text:p>5.4</text:p>
          </table:table-cell>
          <table:table-cell table:formula="oooc:=[$Test2.$E$21]" office:value-type="float" office:value="94.3">
            <text:p>94.3</text:p>
          </table:table-cell>
          <table:table-cell/>
          <table:table-cell office:value-type="float" office:value="86674">
            <text:p>86674</text:p>
          </table:table-cell>
          <table:table-cell office:value-type="float" office:value="3.6">
            <text:p>3.6</text:p>
          </table:table-cell>
          <table:table-cell office:value-type="float" office:value="95.7">
            <text:p>95.7</text:p>
          </table:table-cell>
          <table:table-cell/>
        </table:table-row>
        <table:table-row table:style-name="ro1">
          <table:table-cell table:formula="oooc:=[$Test2.$B$22]" office:value-type="float" office:value="95651">
            <text:p>95651</text:p>
          </table:table-cell>
          <table:table-cell table:formula="oooc:=[$Test2.$D$22]" office:value-type="float" office:value="0.3">
            <text:p>0.3</text:p>
          </table:table-cell>
          <table:table-cell table:formula="oooc:=[$Test2.$E$22]" office:value-type="float" office:value="99.7">
            <text:p>99.7</text:p>
          </table:table-cell>
          <table:table-cell/>
          <table:table-cell office:value-type="float" office:value="95634">
            <text:p>95634</text:p>
          </table:table-cell>
          <table:table-cell office:value-type="float" office:value="3.2">
            <text:p>3.2</text:p>
          </table:table-cell>
          <table:table-cell office:value-type="float" office:value="96.3">
            <text:p>96.3</text:p>
          </table:table-cell>
          <table:table-cell/>
        </table:table-row>
        <table:table-row table:style-name="ro1">
          <table:table-cell table:formula="oooc:=[$Test2.$B$23]" office:value-type="float" office:value="106165">
            <text:p>106165</text:p>
          </table:table-cell>
          <table:table-cell table:formula="oooc:=[$Test2.$D$23]" office:value-type="float" office:value="1.6">
            <text:p>1.6</text:p>
          </table:table-cell>
          <table:table-cell table:formula="oooc:=[$Test2.$E$23]" office:value-type="float" office:value="97.9">
            <text:p>97.9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ooc:=[$Test2.$B$24]" office:value-type="float" office:value="118759">
            <text:p>118759</text:p>
          </table:table-cell>
          <table:table-cell table:formula="oooc:=[$Test2.$D$24]" office:value-type="float" office:value="1.6">
            <text:p>1.6</text:p>
          </table:table-cell>
          <table:table-cell table:formula="oooc:=[$Test2.$E$24]" office:value-type="float" office:value="97.9">
            <text:p>97.9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ooc:=[$Test2.$B$25]" office:value-type="float" office:value="134116">
            <text:p>134116</text:p>
          </table:table-cell>
          <table:table-cell table:formula="oooc:=[$Test2.$D$25]" office:value-type="float" office:value="1.3">
            <text:p>1.3</text:p>
          </table:table-cell>
          <table:table-cell table:formula="oooc:=[$Test2.$E$25]" office:value-type="float" office:value="98.5">
            <text:p>98.5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formula="oooc:=[$Test2.$B$26]" office:value-type="float" office:value="142067">
            <text:p>142067</text:p>
          </table:table-cell>
          <table:table-cell table:formula="oooc:=[$Test2.$D$26]" office:value-type="float" office:value="1.1">
            <text:p>1.1</text:p>
          </table:table-cell>
          <table:table-cell table:formula="oooc:=[$Test2.$E$26]" office:value-type="float" office:value="98.4">
            <text:p>98.4</text:p>
          </table:table-cell>
          <table:table-cell/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>
            <draw:frame table:end-cell-address="grafice_intr.F43" table:end-x="0.8787in" table:end-y="0.1677in" draw:z-index="0" svg:width="4.4571in" svg:height="3.7083in" svg:x="0.8661in" svg:y="0.0154in">
              <draw:object draw:notify-on-update-of-ranges="grafice_intr.A1:grafice_intr.C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 table:number-columns-repeated="3"/>
          <table:table-cell>
            <draw:frame table:end-cell-address="grafice_intr.L43" table:end-x="0.8567in" table:end-y="0.1469in" draw:z-index="1" svg:width="4.4067in" svg:height="3.7028in" svg:x="0.0059in" svg:y="0in">
              <draw:object draw:notify-on-update-of-ranges="grafice_intr.E1:grafice_intr.G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Sheet7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number-columns-repeated="2" table:default-cell-style-name="ce7"/>
        <table:table-column table:style-name="co9" table:default-cell-style-name="ce9"/>
        <table:table-column table:style-name="co6" table:default-cell-style-name="ce10"/>
        <table:table-column table:style-name="co7" table:default-cell-style-name="ce11"/>
        <table:table-row table:style-name="ro1">
          <table:table-cell table:style-name="ce1" office:value-type="string">
            <text:p>Descriere</text:p>
          </table:table-cell>
          <table:table-cell table:style-name="ce4" office:value-type="string" table:number-columns-spanned="7" table:number-rows-spanned="1">
            <text:p>Unicast, portul sursă în mod acces, portul destinaţie în trunchi</text:p>
          </table:table-cell>
          <table:covered-table-cell table:number-columns-repeated="6" table:style-name="Default"/>
        </table:table-row>
        <table:table-row table:style-name="ro1">
          <table:table-cell table:style-name="ce1" office:value-type="string">
            <text:p>Lung. cadru</text:p>
          </table:table-cell>
          <table:table-cell table:style-name="Default" table:formula="oooc:=[$Test2.$B$2]" office:value-type="float" office:value="64">
            <text:p>64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>
            <text:p>Cadre trimise</text:p>
          </table:table-cell>
          <table:table-cell table:style-name="Default" table:formula="oooc:=[$Test2.$B$3]" office:value-type="float" office:value="1000000">
            <text:p>1000000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>
            <text:p>ID Test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2" office:value-type="string">
            <text:p>t_d (ns)</text:p>
          </table:table-cell>
          <table:table-cell table:style-name="ce5" office:value-type="string">
            <text:p>PPS in</text:p>
          </table:table-cell>
          <table:table-cell table:style-name="ce2" office:value-type="string">
            <text:p>N_out</text:p>
          </table:table-cell>
          <table:table-cell table:style-name="ce2" office:value-type="string">
            <text:p>Hw IRQ%</text:p>
          </table:table-cell>
          <table:table-cell table:style-name="ce2" office:value-type="string">
            <text:p>Sw IRQ%</text:p>
          </table:table-cell>
          <table:table-cell table:style-name="ce8" office:value-type="string">
            <text:p>Pierderi%</text:p>
          </table:table-cell>
          <table:table-cell table:style-name="ce8" office:value-type="string">
            <text:p>Pierderi</text:p>
          </table:table-cell>
          <table:table-cell table:style-name="ce8" office:value-type="string">
            <text:p>PPS out</text:p>
          </table:table-cell>
        </table:table-row>
        <table:table-row table:style-name="ro1">
          <table:table-cell table:formula="oooc:=[$Test2.$A$8]" office:value-type="float" office:value="22000">
            <text:p>22000</text:p>
          </table:table-cell>
          <table:table-cell table:formula="oooc:=[$Test2.$B$8]" office:value-type="float" office:value="41225">
            <text:p>41225</text:p>
          </table:table-cell>
          <table:table-cell table:formula="oooc:=[$Test2.$C$8]" office:value-type="float" office:value="1000000">
            <text:p>1000000</text:p>
          </table:table-cell>
          <table:table-cell table:formula="oooc:=[$Test2.$D$8]" office:value-type="float" office:value="37.2">
            <text:p>37.2</text:p>
          </table:table-cell>
          <table:table-cell table:formula="oooc:=[$Test2.$E$8]" office:value-type="float" office:value="61.5">
            <text:p>61.5</text:p>
          </table:table-cell>
          <table:table-cell table:formula="oooc:=[$Test2.$F$8]" office:value-type="float" office:value="0">
            <text:p>0.0000</text:p>
          </table:table-cell>
          <table:table-cell table:formula="oooc:=[$Test2.$G$8]" office:value-type="float" office:value="0">
            <text:p>0</text:p>
          </table:table-cell>
          <table:table-cell table:formula="oooc:=[$Test2.$H$8]" office:value-type="float" office:value="41225">
            <text:p>41225</text:p>
          </table:table-cell>
        </table:table-row>
        <table:table-row table:style-name="ro1">
          <table:table-cell table:formula="oooc:=[$Test2.$A$9]" office:value-type="float" office:value="21000">
            <text:p>21000</text:p>
          </table:table-cell>
          <table:table-cell table:formula="oooc:=[$Test2.$B$9]" office:value-type="float" office:value="43009">
            <text:p>43009</text:p>
          </table:table-cell>
          <table:table-cell table:formula="oooc:=[$Test2.$C$9]" office:value-type="float" office:value="1000000">
            <text:p>1000000</text:p>
          </table:table-cell>
          <table:table-cell table:formula="oooc:=[$Test2.$D$9]" office:value-type="float" office:value="36.8">
            <text:p>36.8</text:p>
          </table:table-cell>
          <table:table-cell table:formula="oooc:=[$Test2.$E$9]" office:value-type="float" office:value="63.1">
            <text:p>63.1</text:p>
          </table:table-cell>
          <table:table-cell table:formula="oooc:=[$Test2.$F$9]" office:value-type="float" office:value="0">
            <text:p>0.0000</text:p>
          </table:table-cell>
          <table:table-cell table:formula="oooc:=[$Test2.$G$9]" office:value-type="float" office:value="0">
            <text:p>0</text:p>
          </table:table-cell>
          <table:table-cell table:formula="oooc:=[$Test2.$H$9]" office:value-type="float" office:value="43009">
            <text:p>43009</text:p>
          </table:table-cell>
        </table:table-row>
        <table:table-row table:style-name="ro1">
          <table:table-cell table:formula="oooc:=[$Test2.$A$10]" office:value-type="float" office:value="20000">
            <text:p>20000</text:p>
          </table:table-cell>
          <table:table-cell table:formula="oooc:=[$Test2.$B$10]" office:value-type="float" office:value="45001">
            <text:p>45001</text:p>
          </table:table-cell>
          <table:table-cell table:formula="oooc:=[$Test2.$C$10]" office:value-type="float" office:value="1000000">
            <text:p>1000000</text:p>
          </table:table-cell>
          <table:table-cell table:formula="oooc:=[$Test2.$D$10]" office:value-type="float" office:value="34.6">
            <text:p>34.6</text:p>
          </table:table-cell>
          <table:table-cell table:formula="oooc:=[$Test2.$E$10]" office:value-type="float" office:value="64.4">
            <text:p>64.4</text:p>
          </table:table-cell>
          <table:table-cell table:formula="oooc:=[$Test2.$F$10]" office:value-type="float" office:value="0">
            <text:p>0.0000</text:p>
          </table:table-cell>
          <table:table-cell table:formula="oooc:=[$Test2.$G$10]" office:value-type="float" office:value="0">
            <text:p>0</text:p>
          </table:table-cell>
          <table:table-cell table:formula="oooc:=[$Test2.$H$10]" office:value-type="float" office:value="45001">
            <text:p>45001</text:p>
          </table:table-cell>
        </table:table-row>
        <table:table-row table:style-name="ro1">
          <table:table-cell table:formula="oooc:=[$Test2.$A$11]" office:value-type="float" office:value="19000">
            <text:p>19000</text:p>
          </table:table-cell>
          <table:table-cell table:formula="oooc:=[$Test2.$B$11]" office:value-type="float" office:value="47055">
            <text:p>47055</text:p>
          </table:table-cell>
          <table:table-cell table:formula="oooc:=[$Test2.$C$11]" office:value-type="float" office:value="1000000">
            <text:p>1000000</text:p>
          </table:table-cell>
          <table:table-cell table:formula="oooc:=[$Test2.$D$11]" office:value-type="float" office:value="33">
            <text:p>33.0</text:p>
          </table:table-cell>
          <table:table-cell table:formula="oooc:=[$Test2.$E$11]" office:value-type="float" office:value="67">
            <text:p>67.0</text:p>
          </table:table-cell>
          <table:table-cell table:formula="oooc:=[$Test2.$F$11]" office:value-type="float" office:value="0">
            <text:p>0.0000</text:p>
          </table:table-cell>
          <table:table-cell table:formula="oooc:=[$Test2.$G$11]" office:value-type="float" office:value="0">
            <text:p>0</text:p>
          </table:table-cell>
          <table:table-cell table:formula="oooc:=[$Test2.$H$11]" office:value-type="float" office:value="47055">
            <text:p>47055</text:p>
          </table:table-cell>
        </table:table-row>
        <table:table-row table:style-name="ro1">
          <table:table-cell table:formula="oooc:=[$Test2.$A$12]" office:value-type="float" office:value="18000">
            <text:p>18000</text:p>
          </table:table-cell>
          <table:table-cell table:formula="oooc:=[$Test2.$B$12]" office:value-type="float" office:value="49076">
            <text:p>49076</text:p>
          </table:table-cell>
          <table:table-cell table:formula="oooc:=[$Test2.$C$12]" office:value-type="float" office:value="1000000">
            <text:p>1000000</text:p>
          </table:table-cell>
          <table:table-cell table:formula="oooc:=[$Test2.$D$12]" office:value-type="float" office:value="30.4">
            <text:p>30.4</text:p>
          </table:table-cell>
          <table:table-cell table:formula="oooc:=[$Test2.$E$12]" office:value-type="float" office:value="69.6">
            <text:p>69.6</text:p>
          </table:table-cell>
          <table:table-cell table:formula="oooc:=[$Test2.$F$12]" office:value-type="float" office:value="0">
            <text:p>0.0000</text:p>
          </table:table-cell>
          <table:table-cell table:formula="oooc:=[$Test2.$G$12]" office:value-type="float" office:value="0">
            <text:p>0</text:p>
          </table:table-cell>
          <table:table-cell table:formula="oooc:=[$Test2.$H$12]" office:value-type="float" office:value="49076">
            <text:p>49076</text:p>
          </table:table-cell>
        </table:table-row>
        <table:table-row table:style-name="ro1">
          <table:table-cell table:formula="oooc:=[$Test2.$A$13]" office:value-type="float" office:value="17000">
            <text:p>17000</text:p>
          </table:table-cell>
          <table:table-cell table:formula="oooc:=[$Test2.$B$13]" office:value-type="float" office:value="51771">
            <text:p>51771</text:p>
          </table:table-cell>
          <table:table-cell table:formula="oooc:=[$Test2.$C$13]" office:value-type="float" office:value="1000000">
            <text:p>1000000</text:p>
          </table:table-cell>
          <table:table-cell table:formula="oooc:=[$Test2.$D$13]" office:value-type="float" office:value="29.3">
            <text:p>29.3</text:p>
          </table:table-cell>
          <table:table-cell table:formula="oooc:=[$Test2.$E$13]" office:value-type="float" office:value="70.7">
            <text:p>70.7</text:p>
          </table:table-cell>
          <table:table-cell table:formula="oooc:=[$Test2.$F$13]" office:value-type="float" office:value="0">
            <text:p>0.0000</text:p>
          </table:table-cell>
          <table:table-cell table:formula="oooc:=[$Test2.$G$13]" office:value-type="float" office:value="0">
            <text:p>0</text:p>
          </table:table-cell>
          <table:table-cell table:formula="oooc:=[$Test2.$H$13]" office:value-type="float" office:value="51771">
            <text:p>51771</text:p>
          </table:table-cell>
        </table:table-row>
        <table:table-row table:style-name="ro1">
          <table:table-cell table:formula="oooc:=[$Test2.$A$14]" office:value-type="float" office:value="16000">
            <text:p>16000</text:p>
          </table:table-cell>
          <table:table-cell table:formula="oooc:=[$Test2.$B$14]" office:value-type="float" office:value="54388">
            <text:p>54388</text:p>
          </table:table-cell>
          <table:table-cell table:formula="oooc:=[$Test2.$C$14]" office:value-type="float" office:value="1000000">
            <text:p>1000000</text:p>
          </table:table-cell>
          <table:table-cell table:formula="oooc:=[$Test2.$D$14]" office:value-type="float" office:value="27.9">
            <text:p>27.9</text:p>
          </table:table-cell>
          <table:table-cell table:formula="oooc:=[$Test2.$E$14]" office:value-type="float" office:value="72.1">
            <text:p>72.1</text:p>
          </table:table-cell>
          <table:table-cell table:formula="oooc:=[$Test2.$F$14]" office:value-type="float" office:value="0">
            <text:p>0.0000</text:p>
          </table:table-cell>
          <table:table-cell table:formula="oooc:=[$Test2.$G$14]" office:value-type="float" office:value="0">
            <text:p>0</text:p>
          </table:table-cell>
          <table:table-cell table:formula="oooc:=[$Test2.$H$14]" office:value-type="float" office:value="54388">
            <text:p>54388</text:p>
          </table:table-cell>
        </table:table-row>
        <table:table-row table:style-name="ro1">
          <table:table-cell table:formula="oooc:=[$Test2.$A$15]" office:value-type="float" office:value="15000">
            <text:p>15000</text:p>
          </table:table-cell>
          <table:table-cell table:formula="oooc:=[$Test2.$B$15]" office:value-type="float" office:value="57522">
            <text:p>57522</text:p>
          </table:table-cell>
          <table:table-cell table:formula="oooc:=[$Test2.$C$15]" office:value-type="float" office:value="1000000">
            <text:p>1000000</text:p>
          </table:table-cell>
          <table:table-cell table:formula="oooc:=[$Test2.$D$15]" office:value-type="float" office:value="25.2">
            <text:p>25.2</text:p>
          </table:table-cell>
          <table:table-cell table:formula="oooc:=[$Test2.$E$15]" office:value-type="float" office:value="74.5">
            <text:p>74.5</text:p>
          </table:table-cell>
          <table:table-cell table:formula="oooc:=[$Test2.$F$15]" office:value-type="float" office:value="0">
            <text:p>0.0000</text:p>
          </table:table-cell>
          <table:table-cell table:formula="oooc:=[$Test2.$G$15]" office:value-type="float" office:value="0">
            <text:p>0</text:p>
          </table:table-cell>
          <table:table-cell table:formula="oooc:=[$Test2.$H$15]" office:value-type="float" office:value="57522">
            <text:p>57522</text:p>
          </table:table-cell>
        </table:table-row>
        <table:table-row table:style-name="ro1">
          <table:table-cell table:formula="oooc:=[$Test2.$A$16]" office:value-type="float" office:value="14000">
            <text:p>14000</text:p>
          </table:table-cell>
          <table:table-cell table:formula="oooc:=[$Test2.$B$16]" office:value-type="float" office:value="60845">
            <text:p>60845</text:p>
          </table:table-cell>
          <table:table-cell table:formula="oooc:=[$Test2.$C$16]" office:value-type="float" office:value="999957">
            <text:p>999957</text:p>
          </table:table-cell>
          <table:table-cell table:formula="oooc:=[$Test2.$D$16]" office:value-type="float" office:value="23.4">
            <text:p>23.4</text:p>
          </table:table-cell>
          <table:table-cell table:formula="oooc:=[$Test2.$E$16]" office:value-type="float" office:value="76.3">
            <text:p>76.3</text:p>
          </table:table-cell>
          <table:table-cell table:formula="oooc:=[$Test2.$F$16]" office:value-type="float" office:value="0.0043">
            <text:p>0.0043</text:p>
          </table:table-cell>
          <table:table-cell table:formula="oooc:=[$Test2.$G$16]" office:value-type="float" office:value="43">
            <text:p>43</text:p>
          </table:table-cell>
          <table:table-cell table:formula="oooc:=[$Test2.$H$16]" office:value-type="float" office:value="60842.383665">
            <text:p>60842</text:p>
          </table:table-cell>
        </table:table-row>
        <table:table-row table:style-name="ro1">
          <table:table-cell table:formula="oooc:=[$Test2.$A$17]" office:value-type="float" office:value="13000">
            <text:p>13000</text:p>
          </table:table-cell>
          <table:table-cell table:formula="oooc:=[$Test2.$B$17]" office:value-type="float" office:value="64770">
            <text:p>64770</text:p>
          </table:table-cell>
          <table:table-cell table:formula="oooc:=[$Test2.$C$17]" office:value-type="float" office:value="999801">
            <text:p>999801</text:p>
          </table:table-cell>
          <table:table-cell table:formula="oooc:=[$Test2.$D$17]" office:value-type="float" office:value="19.8">
            <text:p>19.8</text:p>
          </table:table-cell>
          <table:table-cell table:formula="oooc:=[$Test2.$E$17]" office:value-type="float" office:value="80.2">
            <text:p>80.2</text:p>
          </table:table-cell>
          <table:table-cell table:formula="oooc:=[$Test2.$F$17]" office:value-type="float" office:value="0.0199">
            <text:p>0.0199</text:p>
          </table:table-cell>
          <table:table-cell table:formula="oooc:=[$Test2.$G$17]" office:value-type="float" office:value="199">
            <text:p>199</text:p>
          </table:table-cell>
          <table:table-cell table:formula="oooc:=[$Test2.$H$17]" office:value-type="float" office:value="64757.11077">
            <text:p>64757</text:p>
          </table:table-cell>
        </table:table-row>
        <table:table-row table:style-name="ro1">
          <table:table-cell table:formula="oooc:=[$Test2.$A$18]" office:value-type="float" office:value="12000">
            <text:p>12000</text:p>
          </table:table-cell>
          <table:table-cell table:formula="oooc:=[$Test2.$B$18]" office:value-type="float" office:value="69147">
            <text:p>69147</text:p>
          </table:table-cell>
          <table:table-cell table:formula="oooc:=[$Test2.$C$18]" office:value-type="float" office:value="999592">
            <text:p>999592</text:p>
          </table:table-cell>
          <table:table-cell table:formula="oooc:=[$Test2.$D$18]" office:value-type="float" office:value="16.7">
            <text:p>16.7</text:p>
          </table:table-cell>
          <table:table-cell table:formula="oooc:=[$Test2.$E$18]" office:value-type="float" office:value="83">
            <text:p>83.0</text:p>
          </table:table-cell>
          <table:table-cell table:formula="oooc:=[$Test2.$F$18]" office:value-type="float" office:value="0.0408">
            <text:p>0.0408</text:p>
          </table:table-cell>
          <table:table-cell table:formula="oooc:=[$Test2.$G$18]" office:value-type="float" office:value="408">
            <text:p>408</text:p>
          </table:table-cell>
          <table:table-cell table:formula="oooc:=[$Test2.$H$18]" office:value-type="float" office:value="69118.788024">
            <text:p>69119</text:p>
          </table:table-cell>
        </table:table-row>
        <table:table-row table:style-name="ro1">
          <table:table-cell table:formula="oooc:=[$Test2.$A$19]" office:value-type="float" office:value="11000">
            <text:p>11000</text:p>
          </table:table-cell>
          <table:table-cell table:formula="oooc:=[$Test2.$B$19]" office:value-type="float" office:value="74188">
            <text:p>74188</text:p>
          </table:table-cell>
          <table:table-cell table:formula="oooc:=[$Test2.$C$19]" office:value-type="float" office:value="999363">
            <text:p>999363</text:p>
          </table:table-cell>
          <table:table-cell table:formula="oooc:=[$Test2.$D$19]" office:value-type="float" office:value="12.2">
            <text:p>12.2</text:p>
          </table:table-cell>
          <table:table-cell table:formula="oooc:=[$Test2.$E$19]" office:value-type="float" office:value="87.8">
            <text:p>87.8</text:p>
          </table:table-cell>
          <table:table-cell table:formula="oooc:=[$Test2.$F$19]" office:value-type="float" office:value="0.0637">
            <text:p>0.0637</text:p>
          </table:table-cell>
          <table:table-cell table:formula="oooc:=[$Test2.$G$19]" office:value-type="float" office:value="637">
            <text:p>637</text:p>
          </table:table-cell>
          <table:table-cell table:formula="oooc:=[$Test2.$H$19]" office:value-type="float" office:value="74140.742244">
            <text:p>74141</text:p>
          </table:table-cell>
        </table:table-row>
        <table:table-row table:style-name="ro1">
          <table:table-cell table:formula="oooc:=[$Test2.$A$20]" office:value-type="float" office:value="10000">
            <text:p>10000</text:p>
          </table:table-cell>
          <table:table-cell table:formula="oooc:=[$Test2.$B$20]" office:value-type="float" office:value="79958">
            <text:p>79958</text:p>
          </table:table-cell>
          <table:table-cell table:formula="oooc:=[$Test2.$C$20]" office:value-type="float" office:value="999270">
            <text:p>999270</text:p>
          </table:table-cell>
          <table:table-cell table:formula="oooc:=[$Test2.$D$20]" office:value-type="float" office:value="9.1">
            <text:p>9.1</text:p>
          </table:table-cell>
          <table:table-cell table:formula="oooc:=[$Test2.$E$20]" office:value-type="float" office:value="90.3">
            <text:p>90.3</text:p>
          </table:table-cell>
          <table:table-cell table:formula="oooc:=[$Test2.$F$20]" office:value-type="float" office:value="0.073">
            <text:p>0.0730</text:p>
          </table:table-cell>
          <table:table-cell table:formula="oooc:=[$Test2.$G$20]" office:value-type="float" office:value="730">
            <text:p>730</text:p>
          </table:table-cell>
          <table:table-cell table:formula="oooc:=[$Test2.$H$20]" office:value-type="float" office:value="79899.63066">
            <text:p>79900</text:p>
          </table:table-cell>
        </table:table-row>
        <table:table-row table:style-name="ro1">
          <table:table-cell table:formula="oooc:=[$Test2.$A$21]" office:value-type="float" office:value="9000">
            <text:p>9000</text:p>
          </table:table-cell>
          <table:table-cell table:formula="oooc:=[$Test2.$B$21]" office:value-type="float" office:value="86673">
            <text:p>86673</text:p>
          </table:table-cell>
          <table:table-cell table:formula="oooc:=[$Test2.$C$21]" office:value-type="float" office:value="999273">
            <text:p>999273</text:p>
          </table:table-cell>
          <table:table-cell table:formula="oooc:=[$Test2.$D$21]" office:value-type="float" office:value="5.4">
            <text:p>5.4</text:p>
          </table:table-cell>
          <table:table-cell table:formula="oooc:=[$Test2.$E$21]" office:value-type="float" office:value="94.3">
            <text:p>94.3</text:p>
          </table:table-cell>
          <table:table-cell table:formula="oooc:=[$Test2.$F$21]" office:value-type="float" office:value="0.0727">
            <text:p>0.0727</text:p>
          </table:table-cell>
          <table:table-cell table:formula="oooc:=[$Test2.$G$21]" office:value-type="float" office:value="727">
            <text:p>727</text:p>
          </table:table-cell>
          <table:table-cell table:formula="oooc:=[$Test2.$H$21]" office:value-type="float" office:value="86609.988729">
            <text:p>86610</text:p>
          </table:table-cell>
        </table:table-row>
        <table:table-row table:style-name="ro1">
          <table:table-cell table:formula="oooc:=[$Test2.$A$22]" office:value-type="float" office:value="8000">
            <text:p>8000</text:p>
          </table:table-cell>
          <table:table-cell table:formula="oooc:=[$Test2.$B$22]" office:value-type="float" office:value="95651">
            <text:p>95651</text:p>
          </table:table-cell>
          <table:table-cell table:formula="oooc:=[$Test2.$C$22]" office:value-type="float" office:value="993160">
            <text:p>993160</text:p>
          </table:table-cell>
          <table:table-cell table:formula="oooc:=[$Test2.$D$22]" office:value-type="float" office:value="0.3">
            <text:p>0.3</text:p>
          </table:table-cell>
          <table:table-cell table:formula="oooc:=[$Test2.$E$22]" office:value-type="float" office:value="99.7">
            <text:p>99.7</text:p>
          </table:table-cell>
          <table:table-cell table:formula="oooc:=[$Test2.$F$22]" office:value-type="float" office:value="0.684">
            <text:p>0.6840</text:p>
          </table:table-cell>
          <table:table-cell table:formula="oooc:=[$Test2.$G$22]" office:value-type="float" office:value="6840">
            <text:p>6840</text:p>
          </table:table-cell>
          <table:table-cell table:formula="oooc:=[$Test2.$H$22]" office:value-type="float" office:value="94996.74716">
            <text:p>94997</text:p>
          </table:table-cell>
        </table:table-row>
        <table:table-row table:style-name="ro1">
          <table:table-cell table:formula="oooc:=[$Test2.$A$23]" office:value-type="float" office:value="7000">
            <text:p>7000</text:p>
          </table:table-cell>
          <table:table-cell table:formula="oooc:=[$Test2.$B$23]" office:value-type="float" office:value="106165">
            <text:p>106165</text:p>
          </table:table-cell>
          <table:table-cell table:formula="oooc:=[$Test2.$C$23]" office:value-type="float" office:value="896137">
            <text:p>896137</text:p>
          </table:table-cell>
          <table:table-cell table:formula="oooc:=[$Test2.$D$23]" office:value-type="float" office:value="1.6">
            <text:p>1.6</text:p>
          </table:table-cell>
          <table:table-cell table:formula="oooc:=[$Test2.$E$23]" office:value-type="float" office:value="97.9">
            <text:p>97.9</text:p>
          </table:table-cell>
          <table:table-cell table:formula="oooc:=[$Test2.$F$23]" office:value-type="float" office:value="10.3863">
            <text:p>10.3863</text:p>
          </table:table-cell>
          <table:table-cell table:formula="oooc:=[$Test2.$G$23]" office:value-type="float" office:value="103863">
            <text:p>103863</text:p>
          </table:table-cell>
          <table:table-cell table:formula="oooc:=[$Test2.$H$23]" office:value-type="float" office:value="95138.384605">
            <text:p>95138</text:p>
          </table:table-cell>
        </table:table-row>
        <table:table-row table:style-name="ro1">
          <table:table-cell table:formula="oooc:=[$Test2.$A$24]" office:value-type="float" office:value="6000">
            <text:p>6000</text:p>
          </table:table-cell>
          <table:table-cell table:formula="oooc:=[$Test2.$B$24]" office:value-type="float" office:value="118759">
            <text:p>118759</text:p>
          </table:table-cell>
          <table:table-cell table:formula="oooc:=[$Test2.$C$24]" office:value-type="float" office:value="801146">
            <text:p>801146</text:p>
          </table:table-cell>
          <table:table-cell table:formula="oooc:=[$Test2.$D$24]" office:value-type="float" office:value="1.6">
            <text:p>1.6</text:p>
          </table:table-cell>
          <table:table-cell table:formula="oooc:=[$Test2.$E$24]" office:value-type="float" office:value="97.9">
            <text:p>97.9</text:p>
          </table:table-cell>
          <table:table-cell table:formula="oooc:=[$Test2.$F$24]" office:value-type="float" office:value="19.8854">
            <text:p>19.8854</text:p>
          </table:table-cell>
          <table:table-cell table:formula="oooc:=[$Test2.$G$24]" office:value-type="float" office:value="198854">
            <text:p>198854</text:p>
          </table:table-cell>
          <table:table-cell table:formula="oooc:=[$Test2.$H$24]" office:value-type="float" office:value="95143.297814">
            <text:p>95143</text:p>
          </table:table-cell>
        </table:table-row>
        <table:table-row table:style-name="ro1">
          <table:table-cell table:formula="oooc:=[$Test2.$A$25]" office:value-type="float" office:value="5000">
            <text:p>5000</text:p>
          </table:table-cell>
          <table:table-cell table:formula="oooc:=[$Test2.$B$25]" office:value-type="float" office:value="134116">
            <text:p>134116</text:p>
          </table:table-cell>
          <table:table-cell table:formula="oooc:=[$Test2.$C$25]" office:value-type="float" office:value="701882">
            <text:p>701882</text:p>
          </table:table-cell>
          <table:table-cell table:formula="oooc:=[$Test2.$D$25]" office:value-type="float" office:value="1.3">
            <text:p>1.3</text:p>
          </table:table-cell>
          <table:table-cell table:formula="oooc:=[$Test2.$E$25]" office:value-type="float" office:value="98.5">
            <text:p>98.5</text:p>
          </table:table-cell>
          <table:table-cell table:formula="oooc:=[$Test2.$F$25]" office:value-type="float" office:value="29.8118">
            <text:p>29.8118</text:p>
          </table:table-cell>
          <table:table-cell table:formula="oooc:=[$Test2.$G$25]" office:value-type="float" office:value="298118">
            <text:p>298118</text:p>
          </table:table-cell>
          <table:table-cell table:formula="oooc:=[$Test2.$H$25]" office:value-type="float" office:value="94133.606312">
            <text:p>94134</text:p>
          </table:table-cell>
        </table:table-row>
        <table:table-row table:style-name="ro1">
          <table:table-cell table:formula="oooc:=[$Test2.$A$26]" office:value-type="float" office:value="4000">
            <text:p>4000</text:p>
          </table:table-cell>
          <table:table-cell table:formula="oooc:=[$Test2.$B$26]" office:value-type="float" office:value="142067">
            <text:p>142067</text:p>
          </table:table-cell>
          <table:table-cell table:formula="oooc:=[$Test2.$C$26]" office:value-type="float" office:value="658328">
            <text:p>658328</text:p>
          </table:table-cell>
          <table:table-cell table:formula="oooc:=[$Test2.$D$26]" office:value-type="float" office:value="1.1">
            <text:p>1.1</text:p>
          </table:table-cell>
          <table:table-cell table:formula="oooc:=[$Test2.$E$26]" office:value-type="float" office:value="98.4">
            <text:p>98.4</text:p>
          </table:table-cell>
          <table:table-cell table:formula="oooc:=[$Test2.$F$26]" office:value-type="float" office:value="34.1672">
            <text:p>34.1672</text:p>
          </table:table-cell>
          <table:table-cell table:formula="oooc:=[$Test2.$G$26]" office:value-type="float" office:value="341672">
            <text:p>341672</text:p>
          </table:table-cell>
          <table:table-cell table:formula="oooc:=[$Test2.$H$26]" office:value-type="float" office:value="93526.683976">
            <text:p>93527</text:p>
          </table:table-cell>
        </table:table-row>
      </table:table>
      <table:table table:name="Sheet8" table:style-name="ta1" table:print="false">
        <office:forms form:automatic-focus="false" form:apply-design-mode="false"/>
        <table:table-column table:style-name="co10" table:default-cell-style-name="ce3"/>
        <table:table-column table:style-name="co11" table:default-cell-style-name="ce6"/>
        <table:table-column table:style-name="co12" table:default-cell-style-name="ce3"/>
        <table:table-column table:style-name="co6" table:number-columns-repeated="2" table:default-cell-style-name="ce7"/>
        <table:table-column table:style-name="co9" table:default-cell-style-name="ce9"/>
        <table:table-column table:style-name="co2" table:default-cell-style-name="ce10"/>
        <table:table-column table:style-name="co13" table:default-cell-style-name="ce11"/>
        <table:table-row table:style-name="ro1">
          <table:table-cell table:style-name="ce1" office:value-type="string">
            <text:p>Descriere</text:p>
          </table:table-cell>
          <table:table-cell table:style-name="ce4" office:value-type="string" table:number-columns-spanned="7" table:number-rows-spanned="1">
            <text:p>Broadcast, portul sursă în mod acces, porturile destinaţie în mod acces şi trunchi</text:p>
          </table:table-cell>
          <table:covered-table-cell table:number-columns-repeated="6" table:style-name="Default"/>
        </table:table-row>
        <table:table-row table:style-name="ro1">
          <table:table-cell table:style-name="ce1" office:value-type="string">
            <text:p>Lung. cadru</text:p>
          </table:table-cell>
          <table:table-cell table:style-name="Default" table:formula="oooc:=[$Test2.$B$2]" office:value-type="float" office:value="64">
            <text:p>64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>
            <text:p>Cadre trimise</text:p>
          </table:table-cell>
          <table:table-cell table:style-name="Default" table:formula="oooc:=[$Test2.$B$3]" office:value-type="float" office:value="1000000">
            <text:p>1000000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>
            <text:p>ID Test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2" office:value-type="string">
            <text:p>t_d (ns)</text:p>
          </table:table-cell>
          <table:table-cell table:style-name="ce5" office:value-type="string">
            <text:p>PPS in</text:p>
          </table:table-cell>
          <table:table-cell table:style-name="ce2" office:value-type="string">
            <text:p>N_out</text:p>
          </table:table-cell>
          <table:table-cell table:style-name="ce2" office:value-type="string">
            <text:p>Hw IRQ%</text:p>
          </table:table-cell>
          <table:table-cell table:style-name="ce2" office:value-type="string">
            <text:p>Sw IRQ%</text:p>
          </table:table-cell>
          <table:table-cell table:style-name="ce8" office:value-type="string">
            <text:p>Pierderi%</text:p>
          </table:table-cell>
          <table:table-cell table:style-name="ce8" office:value-type="string">
            <text:p>Pierderi</text:p>
          </table:table-cell>
          <table:table-cell table:style-name="ce8" office:value-type="string">
            <text:p>PPS out</text:p>
          </table:table-cell>
        </table:table-row>
        <table:table-row table:style-name="ro1">
          <table:table-cell table:formula="oooc:=[$Test4.$A$8]" office:value-type="float" office:value="22000">
            <text:p>22000</text:p>
          </table:table-cell>
          <table:table-cell table:formula="oooc:=[$Test4.$B$8]" office:value-type="float" office:value="41224">
            <text:p>41224</text:p>
          </table:table-cell>
          <table:table-cell table:formula="oooc:=[$Test4.$C$8]" office:value-type="float" office:value="1000000">
            <text:p>1000000</text:p>
          </table:table-cell>
          <table:table-cell table:formula="oooc:=[$Test4.$D$8]" office:value-type="float" office:value="25.1">
            <text:p>25.1</text:p>
          </table:table-cell>
          <table:table-cell table:formula="oooc:=[$Test4.$E$8]" office:value-type="float" office:value="74.9">
            <text:p>74.9</text:p>
          </table:table-cell>
          <table:table-cell table:formula="oooc:=[$Test4.$F$8]" office:value-type="float" office:value="0">
            <text:p>0.0000</text:p>
          </table:table-cell>
          <table:table-cell table:formula="oooc:=[$Test4.$G$8]" office:value-type="float" office:value="0">
            <text:p>0</text:p>
          </table:table-cell>
          <table:table-cell table:formula="oooc:=[$Test4.$H$8]" office:value-type="float" office:value="41224">
            <text:p>41224</text:p>
          </table:table-cell>
        </table:table-row>
        <table:table-row table:style-name="ro1">
          <table:table-cell table:formula="oooc:=[$Test4.$A$9]" office:value-type="float" office:value="21000">
            <text:p>21000</text:p>
          </table:table-cell>
          <table:table-cell table:formula="oooc:=[$Test4.$B$9]" office:value-type="float" office:value="43018">
            <text:p>43018</text:p>
          </table:table-cell>
          <table:table-cell table:formula="oooc:=[$Test4.$C$9]" office:value-type="float" office:value="1000000">
            <text:p>1000000</text:p>
          </table:table-cell>
          <table:table-cell table:formula="oooc:=[$Test4.$D$9]" office:value-type="float" office:value="24">
            <text:p>24.0</text:p>
          </table:table-cell>
          <table:table-cell table:formula="oooc:=[$Test4.$E$9]" office:value-type="float" office:value="76">
            <text:p>76.0</text:p>
          </table:table-cell>
          <table:table-cell table:formula="oooc:=[$Test4.$F$9]" office:value-type="float" office:value="0">
            <text:p>0.0000</text:p>
          </table:table-cell>
          <table:table-cell table:formula="oooc:=[$Test4.$G$9]" office:value-type="float" office:value="0">
            <text:p>0</text:p>
          </table:table-cell>
          <table:table-cell table:formula="oooc:=[$Test4.$H$9]" office:value-type="float" office:value="43018">
            <text:p>43018</text:p>
          </table:table-cell>
        </table:table-row>
        <table:table-row table:style-name="ro1">
          <table:table-cell table:formula="oooc:=[$Test4.$A$10]" office:value-type="float" office:value="20000">
            <text:p>20000</text:p>
          </table:table-cell>
          <table:table-cell table:formula="oooc:=[$Test4.$B$10]" office:value-type="float" office:value="44999">
            <text:p>44999</text:p>
          </table:table-cell>
          <table:table-cell table:formula="oooc:=[$Test4.$C$10]" office:value-type="float" office:value="1000000">
            <text:p>1000000</text:p>
          </table:table-cell>
          <table:table-cell table:formula="oooc:=[$Test4.$D$10]" office:value-type="float" office:value="22">
            <text:p>22.0</text:p>
          </table:table-cell>
          <table:table-cell table:formula="oooc:=[$Test4.$E$10]" office:value-type="float" office:value="78">
            <text:p>78.0</text:p>
          </table:table-cell>
          <table:table-cell table:formula="oooc:=[$Test4.$F$10]" office:value-type="float" office:value="0">
            <text:p>0.0000</text:p>
          </table:table-cell>
          <table:table-cell table:formula="oooc:=[$Test4.$G$10]" office:value-type="float" office:value="0">
            <text:p>0</text:p>
          </table:table-cell>
          <table:table-cell table:formula="oooc:=[$Test4.$H$10]" office:value-type="float" office:value="44999">
            <text:p>44999</text:p>
          </table:table-cell>
        </table:table-row>
        <table:table-row table:style-name="ro1">
          <table:table-cell table:formula="oooc:=[$Test4.$A$11]" office:value-type="float" office:value="19000">
            <text:p>19000</text:p>
          </table:table-cell>
          <table:table-cell table:formula="oooc:=[$Test4.$B$11]" office:value-type="float" office:value="47061">
            <text:p>47061</text:p>
          </table:table-cell>
          <table:table-cell table:formula="oooc:=[$Test4.$C$11]" office:value-type="float" office:value="1000000">
            <text:p>1000000</text:p>
          </table:table-cell>
          <table:table-cell table:formula="oooc:=[$Test4.$D$11]" office:value-type="float" office:value="19.5">
            <text:p>19.5</text:p>
          </table:table-cell>
          <table:table-cell table:formula="oooc:=[$Test4.$E$11]" office:value-type="float" office:value="80.5">
            <text:p>80.5</text:p>
          </table:table-cell>
          <table:table-cell table:formula="oooc:=[$Test4.$F$11]" office:value-type="float" office:value="0">
            <text:p>0.0000</text:p>
          </table:table-cell>
          <table:table-cell table:formula="oooc:=[$Test4.$G$11]" office:value-type="float" office:value="0">
            <text:p>0</text:p>
          </table:table-cell>
          <table:table-cell table:formula="oooc:=[$Test4.$H$11]" office:value-type="float" office:value="47061">
            <text:p>47061</text:p>
          </table:table-cell>
        </table:table-row>
        <table:table-row table:style-name="ro1">
          <table:table-cell table:formula="oooc:=[$Test4.$A$12]" office:value-type="float" office:value="18000">
            <text:p>18000</text:p>
          </table:table-cell>
          <table:table-cell table:formula="oooc:=[$Test4.$B$12]" office:value-type="float" office:value="49074">
            <text:p>49074</text:p>
          </table:table-cell>
          <table:table-cell table:formula="oooc:=[$Test4.$C$12]" office:value-type="float" office:value="999974">
            <text:p>999974</text:p>
          </table:table-cell>
          <table:table-cell table:formula="oooc:=[$Test4.$D$12]" office:value-type="float" office:value="17">
            <text:p>17.0</text:p>
          </table:table-cell>
          <table:table-cell table:formula="oooc:=[$Test4.$E$12]" office:value-type="float" office:value="83">
            <text:p>83.0</text:p>
          </table:table-cell>
          <table:table-cell table:formula="oooc:=[$Test4.$F$12]" office:value-type="float" office:value="0.0026">
            <text:p>0.0026</text:p>
          </table:table-cell>
          <table:table-cell table:formula="oooc:=[$Test4.$G$12]" office:value-type="float" office:value="26">
            <text:p>26</text:p>
          </table:table-cell>
          <table:table-cell table:formula="oooc:=[$Test4.$H$12]" office:value-type="float" office:value="49072.724076">
            <text:p>49073</text:p>
          </table:table-cell>
        </table:table-row>
        <table:table-row table:style-name="ro1">
          <table:table-cell table:formula="oooc:=[$Test4.$A$13]" office:value-type="float" office:value="17000">
            <text:p>17000</text:p>
          </table:table-cell>
          <table:table-cell table:formula="oooc:=[$Test4.$B$13]" office:value-type="float" office:value="51763">
            <text:p>51763</text:p>
          </table:table-cell>
          <table:table-cell table:formula="oooc:=[$Test4.$C$13]" office:value-type="float" office:value="999978">
            <text:p>999978</text:p>
          </table:table-cell>
          <table:table-cell table:formula="oooc:=[$Test4.$D$13]" office:value-type="float" office:value="15.1">
            <text:p>15.1</text:p>
          </table:table-cell>
          <table:table-cell table:formula="oooc:=[$Test4.$E$13]" office:value-type="float" office:value="84.9">
            <text:p>84.9</text:p>
          </table:table-cell>
          <table:table-cell table:formula="oooc:=[$Test4.$F$13]" office:value-type="float" office:value="0.0022">
            <text:p>0.0022</text:p>
          </table:table-cell>
          <table:table-cell table:formula="oooc:=[$Test4.$G$13]" office:value-type="float" office:value="22">
            <text:p>22</text:p>
          </table:table-cell>
          <table:table-cell table:formula="oooc:=[$Test4.$H$13]" office:value-type="float" office:value="51761.861214">
            <text:p>51762</text:p>
          </table:table-cell>
        </table:table-row>
        <table:table-row table:style-name="ro1">
          <table:table-cell table:formula="oooc:=[$Test4.$A$14]" office:value-type="float" office:value="16000">
            <text:p>16000</text:p>
          </table:table-cell>
          <table:table-cell table:formula="oooc:=[$Test4.$B$14]" office:value-type="float" office:value="54399">
            <text:p>54399</text:p>
          </table:table-cell>
          <table:table-cell table:formula="oooc:=[$Test4.$C$14]" office:value-type="float" office:value="999888">
            <text:p>999888</text:p>
          </table:table-cell>
          <table:table-cell table:formula="oooc:=[$Test4.$D$14]" office:value-type="float" office:value="12.1">
            <text:p>12.1</text:p>
          </table:table-cell>
          <table:table-cell table:formula="oooc:=[$Test4.$E$14]" office:value-type="float" office:value="87.9">
            <text:p>87.9</text:p>
          </table:table-cell>
          <table:table-cell table:formula="oooc:=[$Test4.$F$14]" office:value-type="float" office:value="0.0112">
            <text:p>0.0112</text:p>
          </table:table-cell>
          <table:table-cell table:formula="oooc:=[$Test4.$G$14]" office:value-type="float" office:value="112">
            <text:p>112</text:p>
          </table:table-cell>
          <table:table-cell table:formula="oooc:=[$Test4.$H$14]" office:value-type="float" office:value="54392.907312">
            <text:p>54393</text:p>
          </table:table-cell>
        </table:table-row>
        <table:table-row table:style-name="ro1">
          <table:table-cell table:formula="oooc:=[$Test4.$A$15]" office:value-type="float" office:value="15000">
            <text:p>15000</text:p>
          </table:table-cell>
          <table:table-cell table:formula="oooc:=[$Test4.$B$15]" office:value-type="float" office:value="57513">
            <text:p>57513</text:p>
          </table:table-cell>
          <table:table-cell table:formula="oooc:=[$Test4.$C$15]" office:value-type="float" office:value="999704">
            <text:p>999704</text:p>
          </table:table-cell>
          <table:table-cell table:formula="oooc:=[$Test4.$D$15]" office:value-type="float" office:value="9.8">
            <text:p>9.8</text:p>
          </table:table-cell>
          <table:table-cell table:formula="oooc:=[$Test4.$E$15]" office:value-type="float" office:value="90.2">
            <text:p>90.2</text:p>
          </table:table-cell>
          <table:table-cell table:formula="oooc:=[$Test4.$F$15]" office:value-type="float" office:value="0.0296">
            <text:p>0.0296</text:p>
          </table:table-cell>
          <table:table-cell table:formula="oooc:=[$Test4.$G$15]" office:value-type="float" office:value="296">
            <text:p>296</text:p>
          </table:table-cell>
          <table:table-cell table:formula="oooc:=[$Test4.$H$15]" office:value-type="float" office:value="57495.976152">
            <text:p>57496</text:p>
          </table:table-cell>
        </table:table-row>
        <table:table-row table:style-name="ro1">
          <table:table-cell table:formula="oooc:=[$Test4.$A$16]" office:value-type="float" office:value="14000">
            <text:p>14000</text:p>
          </table:table-cell>
          <table:table-cell table:formula="oooc:=[$Test4.$B$16]" office:value-type="float" office:value="60836">
            <text:p>60836</text:p>
          </table:table-cell>
          <table:table-cell table:formula="oooc:=[$Test4.$C$16]" office:value-type="float" office:value="999575">
            <text:p>999575</text:p>
          </table:table-cell>
          <table:table-cell table:formula="oooc:=[$Test4.$D$16]" office:value-type="float" office:value="7">
            <text:p>7.0</text:p>
          </table:table-cell>
          <table:table-cell table:formula="oooc:=[$Test4.$E$16]" office:value-type="float" office:value="93">
            <text:p>93.0</text:p>
          </table:table-cell>
          <table:table-cell table:formula="oooc:=[$Test4.$F$16]" office:value-type="float" office:value="0.0425">
            <text:p>0.0425</text:p>
          </table:table-cell>
          <table:table-cell table:formula="oooc:=[$Test4.$G$16]" office:value-type="float" office:value="425">
            <text:p>425</text:p>
          </table:table-cell>
          <table:table-cell table:formula="oooc:=[$Test4.$H$16]" office:value-type="float" office:value="60810.1447">
            <text:p>60810</text:p>
          </table:table-cell>
        </table:table-row>
        <table:table-row table:style-name="ro1">
          <table:table-cell table:formula="oooc:=[$Test4.$A$17]" office:value-type="float" office:value="13000">
            <text:p>13000</text:p>
          </table:table-cell>
          <table:table-cell table:formula="oooc:=[$Test4.$B$17]" office:value-type="float" office:value="64761">
            <text:p>64761</text:p>
          </table:table-cell>
          <table:table-cell table:formula="oooc:=[$Test4.$C$17]" office:value-type="float" office:value="999284">
            <text:p>999284</text:p>
          </table:table-cell>
          <table:table-cell table:formula="oooc:=[$Test4.$D$17]" office:value-type="float" office:value="3.5">
            <text:p>3.5</text:p>
          </table:table-cell>
          <table:table-cell table:formula="oooc:=[$Test4.$E$17]" office:value-type="float" office:value="96.5">
            <text:p>96.5</text:p>
          </table:table-cell>
          <table:table-cell table:formula="oooc:=[$Test4.$F$17]" office:value-type="float" office:value="0.0716">
            <text:p>0.0716</text:p>
          </table:table-cell>
          <table:table-cell table:formula="oooc:=[$Test4.$G$17]" office:value-type="float" office:value="716">
            <text:p>716</text:p>
          </table:table-cell>
          <table:table-cell table:formula="oooc:=[$Test4.$H$17]" office:value-type="float" office:value="64714.631124">
            <text:p>64715</text:p>
          </table:table-cell>
        </table:table-row>
        <table:table-row table:style-name="ro1">
          <table:table-cell table:formula="oooc:=[$Test4.$A$18]" office:value-type="float" office:value="12000">
            <text:p>12000</text:p>
          </table:table-cell>
          <table:table-cell table:formula="oooc:=[$Test4.$B$18]" office:value-type="float" office:value="69157">
            <text:p>69157</text:p>
          </table:table-cell>
          <table:table-cell table:formula="oooc:=[$Test4.$C$18]" office:value-type="float" office:value="991979">
            <text:p>991979</text:p>
          </table:table-cell>
          <table:table-cell table:formula="oooc:=[$Test4.$D$18]" office:value-type="float" office:value="0.9">
            <text:p>0.9</text:p>
          </table:table-cell>
          <table:table-cell table:formula="oooc:=[$Test4.$E$18]" office:value-type="float" office:value="99.1">
            <text:p>99.1</text:p>
          </table:table-cell>
          <table:table-cell table:formula="oooc:=[$Test4.$F$18]" office:value-type="float" office:value="0.8021">
            <text:p>0.8021</text:p>
          </table:table-cell>
          <table:table-cell table:formula="oooc:=[$Test4.$G$18]" office:value-type="float" office:value="8021">
            <text:p>8021</text:p>
          </table:table-cell>
          <table:table-cell table:formula="oooc:=[$Test4.$H$18]" office:value-type="float" office:value="68602.291703">
            <text:p>68602</text:p>
          </table:table-cell>
        </table:table-row>
        <table:table-row table:style-name="ro1">
          <table:table-cell table:formula="oooc:=[$Test4.$A$19]" office:value-type="float" office:value="11000">
            <text:p>11000</text:p>
          </table:table-cell>
          <table:table-cell table:formula="oooc:=[$Test4.$B$19]" office:value-type="float" office:value="74185">
            <text:p>74185</text:p>
          </table:table-cell>
          <table:table-cell table:formula="oooc:=[$Test4.$C$19]" office:value-type="float" office:value="951415">
            <text:p>951415</text:p>
          </table:table-cell>
          <table:table-cell table:formula="oooc:=[$Test4.$D$19]" office:value-type="float" office:value="0.7">
            <text:p>0.7</text:p>
          </table:table-cell>
          <table:table-cell table:formula="oooc:=[$Test4.$E$19]" office:value-type="float" office:value="99.3">
            <text:p>99.3</text:p>
          </table:table-cell>
          <table:table-cell table:formula="oooc:=[$Test4.$F$19]" office:value-type="float" office:value="4.8585">
            <text:p>4.8585</text:p>
          </table:table-cell>
          <table:table-cell table:formula="oooc:=[$Test4.$G$19]" office:value-type="float" office:value="48585">
            <text:p>48585</text:p>
          </table:table-cell>
          <table:table-cell table:formula="oooc:=[$Test4.$H$19]" office:value-type="float" office:value="70580.721775">
            <text:p>70581</text:p>
          </table:table-cell>
        </table:table-row>
        <table:table-row table:style-name="ro1">
          <table:table-cell table:formula="oooc:=[$Test4.$A$20]" office:value-type="float" office:value="10000">
            <text:p>10000</text:p>
          </table:table-cell>
          <table:table-cell table:formula="oooc:=[$Test4.$B$20]" office:value-type="float" office:value="79972">
            <text:p>79972</text:p>
          </table:table-cell>
          <table:table-cell table:formula="oooc:=[$Test4.$C$20]" office:value-type="float" office:value="861396">
            <text:p>861396</text:p>
          </table:table-cell>
          <table:table-cell table:formula="oooc:=[$Test4.$D$20]" office:value-type="float" office:value="3.4">
            <text:p>3.4</text:p>
          </table:table-cell>
          <table:table-cell table:formula="oooc:=[$Test4.$E$20]" office:value-type="float" office:value="96.2">
            <text:p>96.2</text:p>
          </table:table-cell>
          <table:table-cell table:formula="oooc:=[$Test4.$F$20]" office:value-type="float" office:value="13.8604">
            <text:p>13.8604</text:p>
          </table:table-cell>
          <table:table-cell table:formula="oooc:=[$Test4.$G$20]" office:value-type="float" office:value="138604">
            <text:p>138604</text:p>
          </table:table-cell>
          <table:table-cell table:formula="oooc:=[$Test4.$H$20]" office:value-type="float" office:value="68887.560912">
            <text:p>68888</text:p>
          </table:table-cell>
        </table:table-row>
        <table:table-row table:style-name="ro1">
          <table:table-cell table:formula="oooc:=[$Test4.$A$21]" office:value-type="float" office:value="9000">
            <text:p>9000</text:p>
          </table:table-cell>
          <table:table-cell table:formula="oooc:=[$Test4.$B$21]" office:value-type="float" office:value="86674">
            <text:p>86674</text:p>
          </table:table-cell>
          <table:table-cell table:formula="oooc:=[$Test4.$C$21]" office:value-type="float" office:value="796226">
            <text:p>796226</text:p>
          </table:table-cell>
          <table:table-cell table:formula="oooc:=[$Test4.$D$21]" office:value-type="float" office:value="3.6">
            <text:p>3.6</text:p>
          </table:table-cell>
          <table:table-cell table:formula="oooc:=[$Test4.$E$21]" office:value-type="float" office:value="95.7">
            <text:p>95.7</text:p>
          </table:table-cell>
          <table:table-cell table:formula="oooc:=[$Test4.$F$21]" office:value-type="float" office:value="20.3774">
            <text:p>20.3774</text:p>
          </table:table-cell>
          <table:table-cell table:formula="oooc:=[$Test4.$G$21]" office:value-type="float" office:value="203774">
            <text:p>203774</text:p>
          </table:table-cell>
          <table:table-cell table:formula="oooc:=[$Test4.$H$21]" office:value-type="float" office:value="69012.092324">
            <text:p>69012</text:p>
          </table:table-cell>
        </table:table-row>
        <table:table-row table:style-name="ro1">
          <table:table-cell table:formula="oooc:=[$Test4.$A$22]" office:value-type="float" office:value="8000">
            <text:p>8000</text:p>
          </table:table-cell>
          <table:table-cell table:formula="oooc:=[$Test4.$B$22]" office:value-type="float" office:value="95634">
            <text:p>95634</text:p>
          </table:table-cell>
          <table:table-cell table:formula="oooc:=[$Test4.$C$22]" office:value-type="float" office:value="715991">
            <text:p>715991</text:p>
          </table:table-cell>
          <table:table-cell table:formula="oooc:=[$Test4.$D$22]" office:value-type="float" office:value="3.2">
            <text:p>3.2</text:p>
          </table:table-cell>
          <table:table-cell table:formula="oooc:=[$Test4.$E$22]" office:value-type="float" office:value="96.3">
            <text:p>96.3</text:p>
          </table:table-cell>
          <table:table-cell table:formula="oooc:=[$Test4.$F$22]" office:value-type="float" office:value="28.4009">
            <text:p>28.4009</text:p>
          </table:table-cell>
          <table:table-cell table:formula="oooc:=[$Test4.$G$22]" office:value-type="float" office:value="284009">
            <text:p>284009</text:p>
          </table:table-cell>
          <table:table-cell table:formula="oooc:=[$Test4.$H$22]" office:value-type="float" office:value="68473.083294">
            <text:p>68473</text:p>
          </table:table-cell>
        </table:table-row>
        <table:table-row table:style-name="ro1">
          <table:table-cell table:formula="oooc:=[$Test4.$A$23]" office:value-type="float" office:value="7000">
            <text:p>7000</text:p>
          </table:table-cell>
          <table:table-cell table:formula="oooc:=[$Test4.$B$23]" office:value-type="float" office:value="106194">
            <text:p>106194</text:p>
          </table:table-cell>
          <table:table-cell table:formula="oooc:=[$Test4.$C$23]" office:value-type="float" office:value="647198">
            <text:p>647198</text:p>
          </table:table-cell>
          <table:table-cell table:number-columns-repeated="2"/>
          <table:table-cell table:formula="oooc:=[$Test4.$F$23]" office:value-type="float" office:value="35.2802">
            <text:p>35.2802</text:p>
          </table:table-cell>
          <table:table-cell table:formula="oooc:=[$Test4.$G$23]" office:value-type="float" office:value="352802">
            <text:p>352802</text:p>
          </table:table-cell>
          <table:table-cell table:formula="oooc:=[$Test4.$H$23]" office:value-type="float" office:value="68728.544412">
            <text:p>68729</text:p>
          </table:table-cell>
        </table:table-row>
        <table:table-row table:style-name="ro1">
          <table:table-cell table:formula="oooc:=[$Test4.$A$24]" office:value-type="float" office:value="6000">
            <text:p>6000</text:p>
          </table:table-cell>
          <table:table-cell table:formula="oooc:=[$Test4.$B$24]" office:value-type="float" office:value="118802">
            <text:p>118802</text:p>
          </table:table-cell>
          <table:table-cell table:formula="oooc:=[$Test4.$C$24]" office:value-type="float" office:value="570189">
            <text:p>570189</text:p>
          </table:table-cell>
          <table:table-cell table:number-columns-repeated="2"/>
          <table:table-cell table:formula="oooc:=[$Test4.$F$24]" office:value-type="float" office:value="42.9811">
            <text:p>42.9811</text:p>
          </table:table-cell>
          <table:table-cell table:formula="oooc:=[$Test4.$G$24]" office:value-type="float" office:value="429811">
            <text:p>429811</text:p>
          </table:table-cell>
          <table:table-cell table:formula="oooc:=[$Test4.$H$24]" office:value-type="float" office:value="67739.593578">
            <text:p>677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" svg:font-family="'Lucida Sans'" style:font-pitch="variable"/>
    <style:font-face style:name="Luxi Sans1" svg:font-family="'Luxi Sans'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5">01/15/2006</text:date>, <text:time>20:0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Linux OpenOffice.org_project/680m125$Build-8947</meta:generator>
    <meta:creation-date>2005-06-18T19:13:33</meta:creation-date>
    <dc:date>2006-01-15T20:07:55</dc:date>
    <meta:print-date>2006-01-15T19:30:35</meta:print-date>
    <dc:language>en-US</dc:language>
    <meta:editing-cycles>26</meta:editing-cycles>
    <meta:editing-duration>PT9H37M34S</meta:editing-duration>
    <meta:user-defined meta:name="Info 1"/>
    <meta:user-defined meta:name="Info 2"/>
    <meta:user-defined meta:name="Info 3"/>
    <meta:user-defined meta:name="Info 4"/>
    <meta:document-statistic meta:table-count="8" meta:cell-count="11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7.3999996185303pt" style:font-family-asian="'Andale Sans UI', 'MS Gothic', 'HG Gothic J', 'HG Gothic B', 'HG Gothic', Gothic, 'MS PGothic', 'Andale Sans UI', 'Arial Unicode MS', 'Lucida Sans Unicode', Tahoma" style:font-pitch-asian="variable" style:font-size-asian="17.3999996185303pt" style:font-family-complex="Tahoma, Lucidasans, 'Lucida Sans', 'Arial Unicode MS'" style:font-pitch-complex="variable" style:font-size-complex="17.3999996185303pt"/>
    </style:style>
    <style:style style:name="ch3" style:family="chart">
      <style:graphic-properties draw:fill="none"/>
      <style:text-properties fo:font-family="'Nimbus Sans L'" style:font-family-generic="swiss" style:font-pitch="variable" fo:font-size="8pt" style:font-family-asian="'Andale Sans UI', 'MS Gothic', 'HG Gothic J', 'HG Gothic B', 'HG Gothic', Gothic, 'MS PGothic', 'Andale Sans UI', 'Arial Unicode MS', 'Lucida Sans Unicode', Tahoma" style:font-pitch-asian="variable" style:font-size-asian="8pt" style:font-family-complex="Tahoma, Lucidasans, 'Lucida Sans', 'Arial Unicode MS'" style:font-pitch-complex="variable" style:font-size-complex="8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rotation-angle="90" style:direction="ltr"/>
      <style:graphic-properties draw:stroke="solid" svg:stroke-width="0cm" svg:stroke-color="#000000"/>
      <style:text-properties fo:font-family="'Nimbus Sans L'" style:font-family-generic="swiss" style:font-pitch="variable" fo:font-size="9.30000019073486pt" style:font-family-asian="'Andale Sans UI', 'MS Gothic', 'HG Gothic J', 'HG Gothic B', 'HG Gothic', Gothic, 'MS PGothic', 'Andale Sans UI', 'Arial Unicode MS', 'Lucida Sans Unicode', Tahoma" style:font-pitch-asian="variable" style:font-size-asian="9.30000019073486pt" style:font-family-complex="Tahoma, Lucidasans, 'Lucida Sans', 'Arial Unicode MS'" style:font-pitch-complex="variable" style:font-size-complex="9.3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2.1000003814697pt" style:font-family-asian="'Andale Sans UI', 'MS Gothic', 'HG Gothic J', 'HG Gothic B', 'HG Gothic', Gothic, 'MS PGothic', 'Andale Sans UI', 'Arial Unicode MS', 'Lucida Sans Unicode', Tahoma" style:font-pitch-asian="variable" style:font-size-asian="12.1000003814697pt" style:font-family-complex="Tahoma, Lucidasans, 'Lucida Sans', 'Arial Unicode MS'" style:font-pitch-complex="variable" style:font-size-complex="12.1000003814697pt"/>
    </style:style>
    <style:style style:name="ch7" style:family="chart" style:data-style-name="N108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9.30000019073486pt" style:font-family-asian="'Andale Sans UI', 'MS Gothic', 'HG Gothic J', 'HG Gothic B', 'HG Gothic', Gothic, 'MS PGothic', 'Andale Sans UI', 'Arial Unicode MS', 'Lucida Sans Unicode', Tahoma" style:font-pitch-asian="variable" style:font-size-asian="9.30000019073486pt" style:font-family-complex="Tahoma, Lucidasans, 'Lucida Sans', 'Arial Unicode MS'" style:font-pitch-complex="variable" style:font-size-complex="9.3000001907348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Nimbus Sans L'" style:font-family-generic="swiss" style:font-pitch="variable" fo:font-size="8pt" style:font-family-asian="'Andale Sans UI', 'MS Gothic', 'HG Gothic J', 'HG Gothic B', 'HG Gothic', Gothic, 'MS PGothic', 'Andale Sans UI', 'Arial Unicode MS', 'Lucida Sans Unicode', Tahoma" style:font-pitch-asian="variable" style:font-size-asian="8pt" style:font-family-complex="Tahoma, Lucidasans, 'Lucida Sans', 'Arial Unicode MS'" style:font-pitch-complex="variable" style:font-size-complex="8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Nimbus Sans L'" style:font-family-generic="swiss" style:font-pitch="variable" fo:font-size="8pt" style:font-family-asian="'Andale Sans UI', 'MS Gothic', 'HG Gothic J', 'HG Gothic B', 'HG Gothic', Gothic, 'MS PGothic', 'Andale Sans UI', 'Arial Unicode MS', 'Lucida Sans Unicode', Tahoma" style:font-pitch-asian="variable" style:font-size-asian="8pt" style:font-family-complex="Tahoma, Lucidasans, 'Lucida Sans', 'Arial Unicode MS'" style:font-pitch-complex="variable" style:font-size-complex="8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1.322cm" svg:height="9.42cm" chart:class="chart:area" chart:style-name="ch1">
        <chart:title svg:x="1.138cm" svg:y="0.188cm" chart:style-name="ch2">
          <text:p>CPU Usage Distribution (Unicast)</text:p>
        </chart:title>
        <chart:legend chart:legend-position="end" svg:x="8.603cm" svg:y="4.152cm" chart:style-name="ch3"/>
        <chart:plot-area chart:style-name="ch4" table:cell-range-address="grafice_intr.$A$1:.$C$20" chart:data-source-has-labels="both" chart:table-number-list="5" svg:x="0.225cm" svg:y="1.474cm" svg:width="7.927cm" svg:height="7.757cm">
          <chart:axis chart:dimension="x" chart:name="primary-x" chart:style-name="ch5">
            <chart:title svg:x="4.182cm" svg:y="8.592cm" chart:style-name="ch6">
              <text:p>Input PPS</text:p>
            </chart:title>
            <chart:categories table:cell-range-address="local-table.A2:.A20"/>
          </chart:axis>
          <chart:axis chart:dimension="y" chart:name="primary-y" chart:style-name="ch7">
            <chart:title svg:x="0.225cm" svg:y="5.525cm" chart:style-name="ch6">
              <text:p>CPU Time %</text:p>
            </chart:title>
            <chart:grid chart:class="major"/>
          </chart:axis>
          <chart:series chart:style-name="ch8">
            <chart:data-point chart:repeated="19"/>
          </chart:series>
          <chart:series chart:style-name="ch9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rd IRQs</text:p>
              </table:table-cell>
              <table:table-cell office:value-type="string">
                <text:p>Soft IRQs</text:p>
              </table:table-cell>
            </table:table-row>
          </table:table-header-rows>
          <table:table-rows>
            <table:table-row>
              <table:table-cell office:value-type="string">
                <text:p>41225</text:p>
              </table:table-cell>
              <table:table-cell office:value-type="float" office:value="37.2">
                <text:p>37.2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3009</text:p>
              </table:table-cell>
              <table:table-cell office:value-type="float" office:value="36.8">
                <text:p>36.8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45001</text:p>
              </table:table-cell>
              <table:table-cell office:value-type="float" office:value="34.6">
                <text:p>34.6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47055</text:p>
              </table:table-cell>
              <table:table-cell office:value-type="float" office:value="33">
                <text:p>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076</text:p>
              </table:table-cell>
              <table:table-cell office:value-type="float" office:value="30.4">
                <text:p>30.4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51771</text:p>
              </table:table-cell>
              <table:table-cell office:value-type="float" office:value="29.3">
                <text:p>29.3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54388</text:p>
              </table:table-cell>
              <table:table-cell office:value-type="float" office:value="27.9">
                <text:p>27.9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7522</text:p>
              </table:table-cell>
              <table:table-cell office:value-type="float" office:value="25.2">
                <text:p>25.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0845</text:p>
              </table:table-cell>
              <table:table-cell office:value-type="float" office:value="23.4">
                <text:p>23.4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64770</text:p>
              </table:table-cell>
              <table:table-cell office:value-type="float" office:value="19.8">
                <text:p>19.8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69147</text:p>
              </table:table-cell>
              <table:table-cell office:value-type="float" office:value="16.7">
                <text:p>16.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4188</text:p>
              </table:table-cell>
              <table:table-cell office:value-type="float" office:value="12.2">
                <text:p>12.2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79958</text:p>
              </table:table-cell>
              <table:table-cell office:value-type="float" office:value="9.1">
                <text:p>9.1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86673</text:p>
              </table:table-cell>
              <table:table-cell office:value-type="float" office:value="5.4">
                <text:p>5.4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95651</text:p>
              </table:table-cell>
              <table:table-cell office:value-type="float" office:value="0.3">
                <text:p>0.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6165</text:p>
              </table:table-cell>
              <table:table-cell office:value-type="float" office:value="1.6">
                <text:p>1.6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118759</text:p>
              </table:table-cell>
              <table:table-cell office:value-type="float" office:value="1.6">
                <text:p>1.6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134116</text:p>
              </table:table-cell>
              <table:table-cell office:value-type="float" office:value="1.3">
                <text:p>1.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142067</text:p>
              </table:table-cell>
              <table:table-cell office:value-type="float" office:value="1.1">
                <text:p>1.1</text:p>
              </table:table-cell>
              <table:table-cell office:value-type="float" office:value="98.4">
                <text:p>98.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8.8999996185303pt" style:font-family-asian="'Andale Sans UI', 'MS Gothic', 'HG Gothic J', 'HG Gothic B', 'HG Gothic', Gothic, 'MS PGothic', 'Andale Sans UI', 'Arial Unicode MS', 'Lucida Sans Unicode', Tahoma" style:font-pitch-asian="variable" style:font-size-asian="18.8999996185303pt" style:font-family-complex="Tahoma, Lucidasans, 'Lucida Sans', 'Arial Unicode MS'" style:font-pitch-complex="variable" style:font-size-complex="18.899999618530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8.69999980926514pt" style:font-family-asian="'Andale Sans UI', 'MS Gothic', 'HG Gothic J', 'HG Gothic B', 'HG Gothic', Gothic, 'MS PGothic', 'Andale Sans UI', 'Arial Unicode MS', 'Lucida Sans Unicode', Tahoma" style:font-pitch-asian="variable" style:font-size-asian="8.69999980926514pt" style:font-family-complex="Tahoma, Lucidasans, 'Lucida Sans', 'Arial Unicode MS'" style:font-pitch-complex="variable" style:font-size-complex="8.6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b-spline" chart:symbol-type="automatic" chart:vertical="false" chart:lines-used="0" chart:connect-bars="false" chart:spline-order="1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rotation-angle="90" style:direction="ltr"/>
      <style:graphic-properties draw:stroke="solid" svg:stroke-width="0cm" svg:stroke-color="#000000"/>
      <style:text-properties fo:font-family="'Nimbus Sans L'" style:font-family-generic="swiss" style:font-pitch="variable" fo:font-size="10.1000003814697pt" style:font-family-asian="'Andale Sans UI', 'MS Gothic', 'HG Gothic J', 'HG Gothic B', 'HG Gothic', Gothic, 'MS PGothic', 'Andale Sans UI', 'Arial Unicode MS', 'Lucida Sans Unicode', Tahoma" style:font-pitch-asian="variable" style:font-size-asian="10.1000003814697pt" style:font-family-complex="Tahoma, Lucidasans, 'Lucida Sans', 'Arial Unicode MS'" style:font-pitch-complex="variable" style:font-size-complex="10.1000003814697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3.1999998092651pt" style:font-family-asian="'Andale Sans UI', 'MS Gothic', 'HG Gothic J', 'HG Gothic B', 'HG Gothic', Gothic, 'MS PGothic', 'Andale Sans UI', 'Arial Unicode MS', 'Lucida Sans Unicode', Tahoma" style:font-pitch-asian="variable" style:font-size-asian="13.1999998092651pt" style:font-family-complex="Tahoma, Lucidasans, 'Lucida Sans', 'Arial Unicode MS'" style:font-pitch-complex="variable" style:font-size-complex="13.1999998092651pt"/>
    </style:style>
    <style:style style:name="ch7" style:family="chart" style:data-style-name="N1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0.1000003814697pt" style:font-family-asian="'Andale Sans UI', 'MS Gothic', 'HG Gothic J', 'HG Gothic B', 'HG Gothic', Gothic, 'MS PGothic', 'Andale Sans UI', 'Arial Unicode MS', 'Lucida Sans Unicode', Tahoma" style:font-pitch-asian="variable" style:font-size-asian="10.1000003814697pt" style:font-family-complex="Tahoma, Lucidasans, 'Lucida Sans', 'Arial Unicode MS'" style:font-pitch-complex="variable" style:font-size-complex="10.100000381469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Nimbus Sans L'" style:font-family-generic="swiss" style:font-pitch="variable" fo:font-size="8.69999980926514pt" style:font-family-asian="'Andale Sans UI', 'MS Gothic', 'HG Gothic J', 'HG Gothic B', 'HG Gothic', Gothic, 'MS PGothic', 'Andale Sans UI', 'Arial Unicode MS', 'Lucida Sans Unicode', Tahoma" style:font-pitch-asian="variable" style:font-size-asian="8.69999980926514pt" style:font-family-complex="Tahoma, Lucidasans, 'Lucida Sans', 'Arial Unicode MS'" style:font-pitch-complex="variable" style:font-size-complex="8.69999980926514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'Nimbus Sans L'" style:font-family-generic="swiss" style:font-pitch="variable" fo:font-size="8.69999980926514pt" style:font-family-asian="'Andale Sans UI', 'MS Gothic', 'HG Gothic J', 'HG Gothic B', 'HG Gothic', Gothic, 'MS PGothic', 'Andale Sans UI', 'Arial Unicode MS', 'Lucida Sans Unicode', Tahoma" style:font-pitch-asian="variable" style:font-size-asian="8.69999980926514pt" style:font-family-complex="Tahoma, Lucidasans, 'Lucida Sans', 'Arial Unicode MS'" style:font-pitch-complex="variable" style:font-size-complex="8.69999980926514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1.209cm" svg:height="10.255cm" chart:class="chart:line" chart:style-name="ch1">
        <chart:title svg:x="2.332cm" svg:y="0.204cm" chart:style-name="ch2">
          <text:p>Switched Packet Rate</text:p>
        </chart:title>
        <chart:legend chart:legend-position="end" svg:x="9.076cm" svg:y="4.525cm" chart:style-name="ch3"/>
        <chart:plot-area chart:style-name="ch4" table:cell-range-address="grafice_pps.$A$1:.$C$20" chart:data-source-has-labels="both" chart:table-number-list="4" svg:x="0.224cm" svg:y="1.603cm" svg:width="8.405cm" svg:height="8.448cm">
          <chart:axis chart:dimension="x" chart:name="primary-x" chart:style-name="ch5">
            <chart:title svg:x="3.126cm" svg:y="9.354cm" chart:style-name="ch6">
              <text:p>Input Packet Rate (PPS)</text:p>
            </chart:title>
            <chart:categories table:cell-range-address="local-table.A2:.A20"/>
          </chart:axis>
          <chart:axis chart:dimension="y" chart:name="primary-y" chart:style-name="ch7">
            <chart:title svg:x="0.224cm" svg:y="7.379cm" chart:style-name="ch6">
              <text:p>Output Packet Rate (PPS)</text:p>
            </chart:title>
            <chart:grid chart:class="major"/>
          </chart:axis>
          <chart:series chart:style-name="ch8">
            <chart:data-point chart:repeated="19"/>
          </chart:series>
          <chart:series chart:style-name="ch9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cast</text:p>
              </table:table-cell>
              <table:table-cell office:value-type="string">
                <text:p>Broadcast</text:p>
              </table:table-cell>
            </table:table-row>
          </table:table-header-rows>
          <table:table-rows>
            <table:table-row>
              <table:table-cell office:value-type="string">
                <text:p>41225</text:p>
              </table:table-cell>
              <table:table-cell office:value-type="float" office:value="41225">
                <text:p>41225</text:p>
              </table:table-cell>
              <table:table-cell office:value-type="float" office:value="41225">
                <text:p>41225</text:p>
              </table:table-cell>
            </table:table-row>
            <table:table-row>
              <table:table-cell office:value-type="string">
                <text:p>43009</text:p>
              </table:table-cell>
              <table:table-cell office:value-type="float" office:value="43009">
                <text:p>43009</text:p>
              </table:table-cell>
              <table:table-cell office:value-type="float" office:value="43009">
                <text:p>43009</text:p>
              </table:table-cell>
            </table:table-row>
            <table:table-row>
              <table:table-cell office:value-type="string">
                <text:p>45001</text:p>
              </table:table-cell>
              <table:table-cell office:value-type="float" office:value="45001">
                <text:p>45001</text:p>
              </table:table-cell>
              <table:table-cell office:value-type="float" office:value="45001">
                <text:p>45001</text:p>
              </table:table-cell>
            </table:table-row>
            <table:table-row>
              <table:table-cell office:value-type="string">
                <text:p>47055</text:p>
              </table:table-cell>
              <table:table-cell office:value-type="float" office:value="47055">
                <text:p>47055</text:p>
              </table:table-cell>
              <table:table-cell office:value-type="float" office:value="47055">
                <text:p>47055</text:p>
              </table:table-cell>
            </table:table-row>
            <table:table-row>
              <table:table-cell office:value-type="string">
                <text:p>49076</text:p>
              </table:table-cell>
              <table:table-cell office:value-type="float" office:value="49076">
                <text:p>49076</text:p>
              </table:table-cell>
              <table:table-cell office:value-type="float" office:value="49074.724024">
                <text:p>49074.724024</text:p>
              </table:table-cell>
            </table:table-row>
            <table:table-row>
              <table:table-cell office:value-type="string">
                <text:p>51771</text:p>
              </table:table-cell>
              <table:table-cell office:value-type="float" office:value="51771">
                <text:p>51771</text:p>
              </table:table-cell>
              <table:table-cell office:value-type="float" office:value="51769.861038">
                <text:p>51769.861038</text:p>
              </table:table-cell>
            </table:table-row>
            <table:table-row>
              <table:table-cell office:value-type="string">
                <text:p>54388</text:p>
              </table:table-cell>
              <table:table-cell office:value-type="float" office:value="54388">
                <text:p>54388</text:p>
              </table:table-cell>
              <table:table-cell office:value-type="float" office:value="54381.908544">
                <text:p>54381.908544</text:p>
              </table:table-cell>
            </table:table-row>
            <table:table-row>
              <table:table-cell office:value-type="string">
                <text:p>57522</text:p>
              </table:table-cell>
              <table:table-cell office:value-type="float" office:value="57522">
                <text:p>57522</text:p>
              </table:table-cell>
              <table:table-cell office:value-type="float" office:value="57504.973488">
                <text:p>57504.973488</text:p>
              </table:table-cell>
            </table:table-row>
            <table:table-row>
              <table:table-cell office:value-type="string">
                <text:p>60845</text:p>
              </table:table-cell>
              <table:table-cell office:value-type="float" office:value="60842.383665">
                <text:p>60842.383665</text:p>
              </table:table-cell>
              <table:table-cell office:value-type="float" office:value="60819.140875">
                <text:p>60819.140875</text:p>
              </table:table-cell>
            </table:table-row>
            <table:table-row>
              <table:table-cell office:value-type="string">
                <text:p>64770</text:p>
              </table:table-cell>
              <table:table-cell office:value-type="float" office:value="64757.11077">
                <text:p>64757.11077</text:p>
              </table:table-cell>
              <table:table-cell office:value-type="float" office:value="64723.62468">
                <text:p>64723.62468</text:p>
              </table:table-cell>
            </table:table-row>
            <table:table-row>
              <table:table-cell office:value-type="string">
                <text:p>69147</text:p>
              </table:table-cell>
              <table:table-cell office:value-type="float" office:value="69118.788024">
                <text:p>69118.788024</text:p>
              </table:table-cell>
              <table:table-cell office:value-type="float" office:value="68592.371913">
                <text:p>68592.371913</text:p>
              </table:table-cell>
            </table:table-row>
            <table:table-row>
              <table:table-cell office:value-type="string">
                <text:p>74188</text:p>
              </table:table-cell>
              <table:table-cell office:value-type="float" office:value="74140.742244">
                <text:p>74140.742244</text:p>
              </table:table-cell>
              <table:table-cell office:value-type="float" office:value="70583.57602">
                <text:p>70583.57602</text:p>
              </table:table-cell>
            </table:table-row>
            <table:table-row>
              <table:table-cell office:value-type="string">
                <text:p>79958</text:p>
              </table:table-cell>
              <table:table-cell office:value-type="float" office:value="79899.63066">
                <text:p>79899.63066</text:p>
              </table:table-cell>
              <table:table-cell office:value-type="float" office:value="68875.501368">
                <text:p>68875.501368</text:p>
              </table:table-cell>
            </table:table-row>
            <table:table-row>
              <table:table-cell office:value-type="string">
                <text:p>86673</text:p>
              </table:table-cell>
              <table:table-cell office:value-type="float" office:value="86609.988729">
                <text:p>86609.988729</text:p>
              </table:table-cell>
              <table:table-cell office:value-type="float" office:value="69011.296098">
                <text:p>69011.296098</text:p>
              </table:table-cell>
            </table:table-row>
            <table:table-row>
              <table:table-cell office:value-type="string">
                <text:p>95651</text:p>
              </table:table-cell>
              <table:table-cell office:value-type="float" office:value="94996.74716">
                <text:p>94996.74716</text:p>
              </table:table-cell>
              <table:table-cell office:value-type="float" office:value="68485.255141">
                <text:p>68485.255141</text:p>
              </table:table-cell>
            </table:table-row>
            <table:table-row>
              <table:table-cell office:value-type="string">
                <text:p>106165</text:p>
              </table:table-cell>
              <table:table-cell office:value-type="float" office:value="95138.384605">
                <text:p>95138.384605</text:p>
              </table:table-cell>
              <table:table-cell office:value-type="float" office:value="68709.77567">
                <text:p>68709.77567</text:p>
              </table:table-cell>
            </table:table-row>
            <table:table-row>
              <table:table-cell office:value-type="string">
                <text:p>118759</text:p>
              </table:table-cell>
              <table:table-cell office:value-type="float" office:value="95143.297814">
                <text:p>95143.297814</text:p>
              </table:table-cell>
              <table:table-cell office:value-type="float" office:value="67715.075451">
                <text:p>67715.075451</text:p>
              </table:table-cell>
            </table:table-row>
            <table:table-row>
              <table:table-cell office:value-type="string">
                <text:p>134116</text:p>
              </table:table-cell>
              <table:table-cell office:value-type="float" office:value="94133.606312">
                <text:p>94133.6063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2067</text:p>
              </table:table-cell>
              <table:table-cell office:value-type="float" office:value="93526.683976">
                <text:p>93526.68397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7.3999996185303pt" style:font-family-asian="'Andale Sans UI', 'MS Gothic', 'HG Gothic J', 'HG Gothic B', 'HG Gothic', Gothic, 'MS PGothic', 'Andale Sans UI', 'Arial Unicode MS', 'Lucida Sans Unicode', Tahoma" style:font-pitch-asian="variable" style:font-size-asian="17.3999996185303pt" style:font-family-complex="Tahoma, Lucidasans, 'Lucida Sans', 'Arial Unicode MS'" style:font-pitch-complex="variable" style:font-size-complex="17.3999996185303pt"/>
    </style:style>
    <style:style style:name="ch3" style:family="chart">
      <style:graphic-properties draw:fill="none"/>
      <style:text-properties fo:font-family="'Nimbus Sans L'" style:font-family-generic="swiss" style:font-pitch="variable" fo:font-size="8pt" style:font-family-asian="'Andale Sans UI', 'MS Gothic', 'HG Gothic J', 'HG Gothic B', 'HG Gothic', Gothic, 'MS PGothic', 'Andale Sans UI', 'Arial Unicode MS', 'Lucida Sans Unicode', Tahoma" style:font-pitch-asian="variable" style:font-size-asian="8pt" style:font-family-complex="Tahoma, Lucidasans, 'Lucida Sans', 'Arial Unicode MS'" style:font-pitch-complex="variable" style:font-size-complex="8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rotation-angle="90" style:direction="ltr"/>
      <style:graphic-properties draw:stroke="solid" svg:stroke-width="0cm" svg:stroke-color="#000000"/>
      <style:text-properties fo:font-family="'Nimbus Sans L'" style:font-family-generic="swiss" style:font-pitch="variable" fo:font-size="9.39999961853027pt" style:font-family-asian="'Andale Sans UI', 'MS Gothic', 'HG Gothic J', 'HG Gothic B', 'HG Gothic', Gothic, 'MS PGothic', 'Andale Sans UI', 'Arial Unicode MS', 'Lucida Sans Unicode', Tahoma" style:font-pitch-asian="variable" style:font-size-asian="9.39999961853027pt" style:font-family-complex="Tahoma, Lucidasans, 'Lucida Sans', 'Arial Unicode MS'" style:font-pitch-complex="variable" style:font-size-complex="9.39999961853027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2pt" style:font-family-asian="'Andale Sans UI', 'MS Gothic', 'HG Gothic J', 'HG Gothic B', 'HG Gothic', Gothic, 'MS PGothic', 'Andale Sans UI', 'Arial Unicode MS', 'Lucida Sans Unicode', Tahoma" style:font-pitch-asian="variable" style:font-size-asian="12pt" style:font-family-complex="Tahoma, Lucidasans, 'Lucida Sans', 'Arial Unicode MS'" style:font-pitch-complex="variable" style:font-size-complex="12pt"/>
    </style:style>
    <style:style style:name="ch7" style:family="chart" style:data-style-name="N108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9.39999961853027pt" style:font-family-asian="'Andale Sans UI', 'MS Gothic', 'HG Gothic J', 'HG Gothic B', 'HG Gothic', Gothic, 'MS PGothic', 'Andale Sans UI', 'Arial Unicode MS', 'Lucida Sans Unicode', Tahoma" style:font-pitch-asian="variable" style:font-size-asian="9.39999961853027pt" style:font-family-complex="Tahoma, Lucidasans, 'Lucida Sans', 'Arial Unicode MS'" style:font-pitch-complex="variable" style:font-size-complex="9.3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Nimbus Sans L'" style:font-family-generic="swiss" style:font-pitch="variable" fo:font-size="8pt" style:font-family-asian="'Andale Sans UI', 'MS Gothic', 'HG Gothic J', 'HG Gothic B', 'HG Gothic', Gothic, 'MS PGothic', 'Andale Sans UI', 'Arial Unicode MS', 'Lucida Sans Unicode', Tahoma" style:font-pitch-asian="variable" style:font-size-asian="8pt" style:font-family-complex="Tahoma, Lucidasans, 'Lucida Sans', 'Arial Unicode MS'" style:font-pitch-complex="variable" style:font-size-complex="8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Nimbus Sans L'" style:font-family-generic="swiss" style:font-pitch="variable" fo:font-size="8pt" style:font-family-asian="'Andale Sans UI', 'MS Gothic', 'HG Gothic J', 'HG Gothic B', 'HG Gothic', Gothic, 'MS PGothic', 'Andale Sans UI', 'Arial Unicode MS', 'Lucida Sans Unicode', Tahoma" style:font-pitch-asian="variable" style:font-size-asian="8pt" style:font-family-complex="Tahoma, Lucidasans, 'Lucida Sans', 'Arial Unicode MS'" style:font-pitch-complex="variable" style:font-size-complex="8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1.194cm" svg:height="9.406cm" chart:class="chart:area" chart:style-name="ch1">
        <chart:title svg:x="0.718cm" svg:y="0.188cm" chart:style-name="ch2">
          <text:p>CPU Usage Distribution (Broadcast)</text:p>
        </chart:title>
        <chart:legend chart:legend-position="end" svg:x="8.628cm" svg:y="4.147cm" chart:style-name="ch3"/>
        <chart:plot-area chart:style-name="ch4" table:cell-range-address="grafice_intr.$E$1:.$G$16" chart:data-source-has-labels="both" chart:table-number-list="5" svg:x="0.222cm" svg:y="1.468cm" svg:width="7.961cm" svg:height="7.749cm">
          <chart:axis chart:dimension="x" chart:name="primary-x" chart:style-name="ch5">
            <chart:title svg:x="4.138cm" svg:y="8.576cm" chart:style-name="ch6">
              <text:p>Input PPS</text:p>
            </chart:title>
            <chart:categories table:cell-range-address="local-table.A2:.A16"/>
          </chart:axis>
          <chart:axis chart:dimension="y" chart:name="primary-y" chart:style-name="ch7">
            <chart:title svg:x="0.223cm" svg:y="5.616cm" chart:style-name="ch6">
              <text:p>CPU Time %</text:p>
            </chart:title>
            <chart:grid chart:class="major"/>
          </chart:axis>
          <chart:series chart:style-name="ch8">
            <chart:data-point chart:repeated="15"/>
          </chart:series>
          <chart:series chart:style-name="ch9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rd IRQs</text:p>
              </table:table-cell>
              <table:table-cell office:value-type="string">
                <text:p>Soft IRQs</text:p>
              </table:table-cell>
            </table:table-row>
          </table:table-header-rows>
          <table:table-rows>
            <table:table-row>
              <table:table-cell office:value-type="string">
                <text:p>41224</text:p>
              </table:table-cell>
              <table:table-cell office:value-type="float" office:value="25.1">
                <text:p>25.1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43018</text:p>
              </table:table-cell>
              <table:table-cell office:value-type="float" office:value="24">
                <text:p>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999</text:p>
              </table:table-cell>
              <table:table-cell office:value-type="float" office:value="22">
                <text:p>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7061</text:p>
              </table:table-cell>
              <table:table-cell office:value-type="float" office:value="19.5">
                <text:p>19.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49074</text:p>
              </table:table-cell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1763</text:p>
              </table:table-cell>
              <table:table-cell office:value-type="float" office:value="15.1">
                <text:p>15.1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54399</text:p>
              </table:table-cell>
              <table:table-cell office:value-type="float" office:value="12.1">
                <text:p>12.1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57513</text:p>
              </table:table-cell>
              <table:table-cell office:value-type="float" office:value="9.8">
                <text:p>9.8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60836</text:p>
              </table:table-cell>
              <table:table-cell office:value-type="float" office:value="7">
                <text:p>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4761</text:p>
              </table:table-cell>
              <table:table-cell office:value-type="float" office:value="3.5">
                <text:p>3.5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69157</text:p>
              </table:table-cell>
              <table:table-cell office:value-type="float" office:value="0.9">
                <text:p>0.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4185</text:p>
              </table:table-cell>
              <table:table-cell office:value-type="float" office:value="0.7">
                <text:p>0.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972</text:p>
              </table:table-cell>
              <table:table-cell office:value-type="float" office:value="3.4">
                <text:p>3.4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86674</text:p>
              </table:table-cell>
              <table:table-cell office:value-type="float" office:value="3.6">
                <text:p>3.6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95634</text:p>
              </table:table-cell>
              <table:table-cell office:value-type="float" office:value="3.2">
                <text:p>3.2</text:p>
              </table:table-cell>
              <table:table-cell office:value-type="float" office:value="96.3">
                <text:p>96.3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